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30000003269EAA5B34.jpg" manifest:media-type="image/jpeg"/>
  <manifest:file-entry manifest:full-path="Pictures/10000000000000300000029C23E7FD3E.jpg" manifest:media-type="image/jpeg"/>
  <manifest:file-entry manifest:full-path="Pictures/10000000000000C00000003173CE2A5C.jpg" manifest:media-type="image/jpeg"/>
  <manifest:file-entry manifest:full-path="Pictures/1000000000000C4000000028B0848992.jpg" manifest:media-type="image/jpeg"/>
  <manifest:file-entry manifest:full-path="Pictures/10000000000000E000000010437AD602.jpg" manifest:media-type="image/jpeg"/>
  <manifest:file-entry manifest:full-path="Pictures/100000000000000D00000005D8570050.jpg" manifest:media-type="image/jpeg"/>
  <manifest:file-entry manifest:full-path="Pictures/10000000000001A8000000349DE1521B.jpg" manifest:media-type="image/jpeg"/>
  <manifest:file-entry manifest:full-path="Pictures/10000000000000F00000009C34460EE2.jpg" manifest:media-type="image/jpeg"/>
  <manifest:file-entry manifest:full-path="Pictures/10000000000000A80000004E7253C856.jpg" manifest:media-type="image/jpeg"/>
  <manifest:file-entry manifest:full-path="Pictures/10000000000000320000002A74AAB9C4.jpg" manifest:media-type="image/jpeg"/>
  <manifest:file-entry manifest:full-path="Pictures/100000000000000D000000060EA5201C.jpg" manifest:media-type="image/jpeg"/>
  <manifest:file-entry manifest:full-path="Pictures/100000000000000D00000005B996F037.jpg" manifest:media-type="image/jpeg"/>
  <manifest:file-entry manifest:full-path="Pictures/100000000000000D000000053335CC41.jpg" manifest:media-type="image/jpeg"/>
  <manifest:file-entry manifest:full-path="Pictures/100000000000013200000035CC3BB40B.jpg" manifest:media-type="image/jpeg"/>
  <manifest:file-entry manifest:full-path="Pictures/100000000000008A000000288CBFC517.jpg" manifest:media-type="image/jpeg"/>
  <manifest:file-entry manifest:full-path="Pictures/10000000000000300000000EE8FC4591.jpg" manifest:media-type="image/jpeg"/>
  <manifest:file-entry manifest:full-path="Pictures/10000000000002000000016CD57B27E7.jpg" manifest:media-type="image/jpeg"/>
  <manifest:file-entry manifest:full-path="Pictures/100000000000000D00000006995CC5A3.jpg" manifest:media-type="image/jpeg"/>
  <manifest:file-entry manifest:full-path="Pictures/100000000000001600000037E58565A7.jpg" manifest:media-type="image/jpeg"/>
  <manifest:file-entry manifest:full-path="Pictures/1000000000000018000000296AD8465B.jpg" manifest:media-type="image/jpeg"/>
  <manifest:file-entry manifest:full-path="Pictures/10000000000000E800000024EA6826FE.jpg" manifest:media-type="image/jpeg"/>
  <manifest:file-entry manifest:full-path="Pictures/100000000000008400000029BCD620DD.jpg" manifest:media-type="image/jpeg"/>
  <manifest:file-entry manifest:full-path="Pictures/10000000000000190000002A08E4B0C4.jpg" manifest:media-type="image/jpeg"/>
  <manifest:file-entry manifest:full-path="Pictures/100000000000000D00000006180F96C1.jpg" manifest:media-type="image/jpeg"/>
  <manifest:file-entry manifest:full-path="Pictures/10000000000000DF000000477E15026C.jpg" manifest:media-type="image/jpeg"/>
  <manifest:file-entry manifest:full-path="Pictures/10000000000000E800000068BB3BF624.jpg" manifest:media-type="image/jpeg"/>
  <manifest:file-entry manifest:full-path="Pictures/10000000000000D0000002F2B55B0BD1.jpg" manifest:media-type="image/jpeg"/>
  <manifest:file-entry manifest:full-path="Pictures/100000000000000D00000006C744618E.jpg" manifest:media-type="image/jpeg"/>
  <manifest:file-entry manifest:full-path="Pictures/1000000000000094000000244A815160.jpg" manifest:media-type="image/jpeg"/>
  <manifest:file-entry manifest:full-path="Pictures/100000000000000D000000058D9A9211.jpg" manifest:media-type="image/jpeg"/>
  <manifest:file-entry manifest:full-path="Pictures/10000000000000120000002EE757A5A6.jpg" manifest:media-type="image/jpeg"/>
  <manifest:file-entry manifest:full-path="Pictures/10000000000000120000002EE80DEB55.jpg" manifest:media-type="image/jpeg"/>
  <manifest:file-entry manifest:full-path="Pictures/100000000000006E000000286C9E0CD0.jpg" manifest:media-type="image/jpeg"/>
  <manifest:file-entry manifest:full-path="Pictures/100000000000000D00000005ACAA6B96.jpg" manifest:media-type="image/jpeg"/>
  <manifest:file-entry manifest:full-path="Pictures/10000000000000B800000034B6A50649.jpg" manifest:media-type="image/jpeg"/>
  <manifest:file-entry manifest:full-path="Pictures/100000000000010500000034D0A16B0D.jpg" manifest:media-type="image/jpeg"/>
  <manifest:file-entry manifest:full-path="Pictures/100000000000000E000000053CBFBB4F.jpg" manifest:media-type="image/jpeg"/>
  <manifest:file-entry manifest:full-path="Pictures/100000000000015E00000035C86581AC.jpg" manifest:media-type="image/jpeg"/>
  <manifest:file-entry manifest:full-path="Pictures/100000000000000400000048747EDEA4.jpg" manifest:media-type="image/jpeg"/>
  <manifest:file-entry manifest:full-path="Pictures/1000000000000068000000298F6D00BF.jpg" manifest:media-type="image/jpeg"/>
  <manifest:file-entry manifest:full-path="Pictures/10000000000000AD00000037463827CC.jpg" manifest:media-type="image/jpeg"/>
  <manifest:file-entry manifest:full-path="Pictures/100000000000003E00000038159536CF.jpg" manifest:media-type="image/jpeg"/>
  <manifest:file-entry manifest:full-path="Pictures/10000000000000300000052EAF829835.jpg" manifest:media-type="image/jpeg"/>
  <manifest:file-entry manifest:full-path="Pictures/100000000000002800000F9C6A9B0FC5.jpg" manifest:media-type="image/jpeg"/>
  <manifest:file-entry manifest:full-path="Pictures/100000000000026300000132590D45F8.jpg" manifest:media-type="image/jpeg"/>
  <manifest:file-entry manifest:full-path="Pictures/10000000000000F000000082060B2D21.jpg" manifest:media-type="image/jpeg"/>
  <manifest:file-entry manifest:full-path="Pictures/10000000000000300000016C4CE6BEA6.jpg" manifest:media-type="image/jpeg"/>
  <manifest:file-entry manifest:full-path="Pictures/10000000000000240000002AE8A88C34.jpg" manifest:media-type="image/jpeg"/>
  <manifest:file-entry manifest:full-path="Pictures/10000000000000A300000032F524B32B.jpg" manifest:media-type="image/jpeg"/>
  <manifest:file-entry manifest:full-path="Pictures/10000000000000D000000034BDB7F8BA.jpg" manifest:media-type="image/jpeg"/>
  <manifest:file-entry manifest:full-path="Pictures/10000000000000BF000000226E09899C.jpg" manifest:media-type="image/jpeg"/>
  <manifest:file-entry manifest:full-path="Pictures/10000000000000190000002920CD9A77.jpg" manifest:media-type="image/jpeg"/>
  <manifest:file-entry manifest:full-path="Pictures/100000000000001B0000002CDBB6F572.jpg" manifest:media-type="image/jpeg"/>
  <manifest:file-entry manifest:full-path="Pictures/10000000000001340000003A889F9948.jpg" manifest:media-type="image/jpeg"/>
  <manifest:file-entry manifest:full-path="Pictures/10000000000000080000005016F2ED03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Helvetica1" svg:font-family="Helvetica" style:font-family-generic="roman"/>
    <style:font-face style:name="Times New Roman1" svg:font-family="'Times New Roman'" style:font-family-generic="roman"/>
    <style:font-face style:name="Times New Roman3" svg:font-family="'Times New Roman'" style:font-family-generic="system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mm" fo:margin-right="0mm" fo:line-height="6.58mm" fo:text-align="start" style:justify-single-word="false" fo:orphans="0" fo:widows="0" fo:text-indent="0mm" style:auto-text-indent="false" style:vertical-align="auto"/>
    </style:style>
    <style:style style:name="P2" style:family="paragraph" style:parent-style-name="Standard">
      <style:paragraph-properties fo:margin-left="0mm" fo:margin-right="0mm" fo:line-height="3.76mm" fo:text-align="start" style:justify-single-word="false" fo:orphans="0" fo:widows="0" fo:text-indent="0mm" style:auto-text-indent="false" style:vertical-align="auto"/>
    </style:style>
    <style:style style:name="P3" style:family="paragraph" style:parent-style-name="Standard">
      <style:paragraph-properties fo:margin-left="0mm" fo:margin-right="0mm" fo:line-height="9.4mm" fo:text-align="start" style:justify-single-word="false" fo:orphans="0" fo:widows="0" fo:text-indent="0mm" style:auto-text-indent="false" style:vertical-align="auto"/>
    </style:style>
    <style:style style:name="P4" style:family="paragraph" style:parent-style-name="Standard">
      <style:paragraph-properties fo:margin-left="0mm" fo:margin-right="0mm" fo:line-height="13.41mm" fo:text-align="start" style:justify-single-word="false" fo:orphans="0" fo:widows="0" fo:text-indent="0mm" style:auto-text-indent="false" style:vertical-align="auto"/>
    </style:style>
    <style:style style:name="P5" style:family="paragraph" style:parent-style-name="Standard">
      <style:paragraph-properties fo:margin-left="0mm" fo:margin-right="0mm" fo:line-height="4.23mm" fo:text-align="start" style:justify-single-word="false" fo:orphans="0" fo:widows="0" fo:text-indent="0mm" style:auto-text-indent="false" style:vertical-align="auto"/>
    </style:style>
    <style:style style:name="P6" style:family="paragraph" style:parent-style-name="Standard">
      <style:paragraph-properties fo:margin-left="0mm" fo:margin-right="0mm" fo:line-height="6.1mm" fo:text-align="start" style:justify-single-word="false" fo:orphans="0" fo:widows="0" fo:text-indent="0mm" style:auto-text-indent="false" style:vertical-align="auto"/>
    </style:style>
    <style:style style:name="P7" style:family="paragraph" style:parent-style-name="Standard">
      <style:paragraph-properties fo:margin-left="0mm" fo:margin-right="0mm" fo:line-height="3.53mm" fo:text-align="start" style:justify-single-word="false" fo:orphans="0" fo:widows="0" fo:text-indent="0mm" style:auto-text-indent="false" style:vertical-align="auto"/>
    </style:style>
    <style:style style:name="P8" style:family="paragraph" style:parent-style-name="Standard">
      <style:paragraph-properties fo:margin-left="0mm" fo:margin-right="0mm" fo:line-height="5.87mm" fo:text-align="start" style:justify-single-word="false" fo:orphans="0" fo:widows="0" fo:text-indent="0mm" style:auto-text-indent="false" style:vertical-align="auto"/>
    </style:style>
    <style:style style:name="P9" style:family="paragraph" style:parent-style-name="Standard">
      <style:paragraph-properties fo:margin-left="0mm" fo:margin-right="0mm" fo:line-height="4.46mm" fo:text-align="start" style:justify-single-word="false" fo:orphans="0" fo:widows="0" fo:text-indent="0mm" style:auto-text-indent="false" style:vertical-align="auto"/>
    </style:style>
    <style:style style:name="P10" style:family="paragraph" style:parent-style-name="Standard">
      <style:paragraph-properties fo:margin-left="0mm" fo:margin-right="0mm" fo:line-height="3.05mm" fo:text-align="start" style:justify-single-word="false" fo:orphans="0" fo:widows="0" fo:text-indent="0mm" style:auto-text-indent="false" style:vertical-align="auto"/>
    </style:style>
    <style:style style:name="P11" style:family="paragraph" style:parent-style-name="Standard">
      <style:paragraph-properties fo:margin-left="0mm" fo:margin-right="0mm" fo:line-height="4.69mm" fo:text-align="start" style:justify-single-word="false" fo:orphans="0" fo:widows="0" fo:text-indent="0mm" style:auto-text-indent="false" style:vertical-align="auto"/>
    </style:style>
    <style:style style:name="P12" style:family="paragraph" style:parent-style-name="Standard">
      <style:paragraph-properties fo:margin-left="0mm" fo:margin-right="0mm" fo:line-height="4.94mm" fo:text-align="start" style:justify-single-word="false" fo:orphans="0" fo:widows="0" fo:text-indent="0mm" style:auto-text-indent="false" fo:break-before="column" style:vertical-align="auto"/>
    </style:style>
    <style:style style:name="P13" style:family="paragraph" style:parent-style-name="Standard">
      <style:paragraph-properties fo:margin-left="0mm" fo:margin-right="0mm" fo:line-height="5.4mm" fo:text-align="start" style:justify-single-word="false" fo:orphans="0" fo:widows="0" fo:text-indent="0mm" style:auto-text-indent="false" fo:break-before="column" style:vertical-align="auto"/>
    </style:style>
    <style:style style:name="P14" style:family="paragraph" style:parent-style-name="Standard">
      <style:paragraph-properties fo:margin-left="0mm" fo:margin-right="0mm" fo:line-height="3.76mm" fo:text-align="start" style:justify-single-word="false" fo:orphans="0" fo:widows="0" fo:text-indent="0mm" style:auto-text-indent="false" fo:break-before="column" style:vertical-align="auto"/>
    </style:style>
    <style:style style:name="P15" style:family="paragraph" style:parent-style-name="Standard">
      <style:paragraph-properties fo:margin-left="0mm" fo:margin-right="0mm" fo:line-height="5.87mm" fo:text-align="start" style:justify-single-word="false" fo:orphans="0" fo:widows="0" fo:text-indent="0mm" style:auto-text-indent="false" fo:break-before="column" style:vertical-align="auto"/>
    </style:style>
    <style:style style:name="P16" style:family="paragraph" style:parent-style-name="Standard">
      <style:paragraph-properties fo:margin-left="0mm" fo:margin-right="0mm" fo:line-height="5.17mm" fo:text-align="start" style:justify-single-word="false" fo:orphans="0" fo:widows="0" fo:text-indent="0mm" style:auto-text-indent="false" fo:break-before="column" style:vertical-align="auto"/>
    </style:style>
    <style:style style:name="P17" style:family="paragraph" style:parent-style-name="Standard">
      <style:paragraph-properties fo:margin-left="0mm" fo:margin-right="0mm" fo:line-height="7.06mm" fo:text-align="start" style:justify-single-word="false" fo:orphans="0" fo:widows="0" fo:text-indent="0mm" style:auto-text-indent="false" fo:break-before="column" style:vertical-align="auto"/>
    </style:style>
    <style:style style:name="P18" style:family="paragraph" style:parent-style-name="Standard">
      <style:paragraph-properties fo:margin-left="0mm" fo:margin-right="0mm" fo:line-height="6.35mm" fo:text-align="start" style:justify-single-word="false" fo:orphans="0" fo:widows="0" fo:text-indent="0mm" style:auto-text-indent="false" fo:break-before="column" style:vertical-align="auto"/>
    </style:style>
    <style:style style:name="P19" style:family="paragraph" style:parent-style-name="Standard">
      <style:paragraph-properties fo:margin-left="0mm" fo:margin-right="0mm" fo:line-height="3.05mm" fo:text-align="start" style:justify-single-word="false" fo:orphans="0" fo:widows="0" fo:text-indent="0mm" style:auto-text-indent="false" fo:break-before="column" style:vertical-align="auto"/>
    </style:style>
    <style:style style:name="P20" style:family="paragraph" style:parent-style-name="Standard">
      <style:paragraph-properties fo:margin-left="0mm" fo:margin-right="0mm" fo:line-height="3.99mm" fo:text-align="start" style:justify-single-word="false" fo:orphans="0" fo:widows="0" fo:text-indent="0mm" style:auto-text-indent="false" fo:break-before="column" style:vertical-align="auto"/>
    </style:style>
    <style:style style:name="P21" style:family="paragraph" style:parent-style-name="Standard" style:master-page-name="">
      <style:paragraph-properties fo:margin-left="0mm" fo:margin-right="0mm" fo:text-align="start" style:justify-single-word="false" fo:orphans="0" fo:widows="0" fo:text-indent="0mm" style:auto-text-indent="false" style:page-number="auto" style:vertical-align="auto"/>
      <style:text-properties fo:language="en" fo:country="US"/>
    </style:style>
    <style:style style:name="P22" style:family="paragraph" style:parent-style-name="Standard">
      <style:paragraph-properties fo:margin-left="1.16mm" fo:margin-right="0mm" fo:line-height="3.76mm" fo:text-align="start" style:justify-single-word="false" fo:orphans="0" fo:widows="0" fo:text-indent="0mm" style:auto-text-indent="false" style:vertical-align="auto"/>
      <style:text-properties fo:language="en" fo:country="US"/>
    </style:style>
    <style:style style:name="P23" style:family="paragraph" style:parent-style-name="Standard">
      <style:paragraph-properties fo:margin-left="1.16mm" fo:margin-right="0mm" fo:line-height="2.58mm" fo:text-align="start" style:justify-single-word="false" fo:orphans="0" fo:widows="0" fo:text-indent="0mm" style:auto-text-indent="false" style:vertical-align="auto"/>
    </style:style>
    <style:style style:name="P24" style:family="paragraph" style:parent-style-name="Standard">
      <style:paragraph-properties fo:margin-left="1.16mm" fo:margin-right="0mm" fo:line-height="3.28mm" fo:text-align="start" style:justify-single-word="false" fo:orphans="0" fo:widows="0" fo:text-indent="0mm" style:auto-text-indent="false" style:vertical-align="auto"/>
    </style:style>
    <style:style style:name="P25" style:family="paragraph" style:parent-style-name="Standard" style:master-page-name="Standard">
      <style:paragraph-properties fo:margin-left="1.16mm" fo:margin-right="0mm" fo:line-height="3.76mm" fo:text-align="start" style:justify-single-word="false" fo:orphans="0" fo:widows="0" fo:text-indent="0mm" style:auto-text-indent="false" style:page-number="auto" style:vertical-align="auto"/>
      <style:text-properties fo:language="en" fo:country="US"/>
    </style:style>
    <style:style style:name="P26" style:family="paragraph" style:parent-style-name="Standard">
      <style:paragraph-properties fo:margin-left="9.17mm" fo:margin-right="0mm" fo:line-height="5.17mm" fo:text-align="start" style:justify-single-word="false" fo:orphans="0" fo:widows="0" fo:text-indent="0mm" style:auto-text-indent="false" style:vertical-align="auto"/>
    </style:style>
    <style:style style:name="P27" style:family="paragraph" style:parent-style-name="Standard">
      <style:paragraph-properties fo:margin-left="3.76mm" fo:margin-right="0mm" fo:line-height="5.4mm" fo:text-align="start" style:justify-single-word="false" fo:orphans="0" fo:widows="0" fo:text-indent="0mm" style:auto-text-indent="false" style:vertical-align="auto"/>
    </style:style>
    <style:style style:name="P28" style:family="paragraph" style:parent-style-name="Standard" style:master-page-name="">
      <style:paragraph-properties fo:margin-left="0.46mm" fo:margin-right="0mm" fo:line-height="3.05mm" fo:text-align="start" style:justify-single-word="false" fo:orphans="0" fo:widows="0" fo:text-indent="0mm" style:auto-text-indent="false" style:page-number="auto" style:vertical-align="auto"/>
    </style:style>
    <style:style style:name="P29" style:family="paragraph" style:parent-style-name="Standard">
      <style:paragraph-properties fo:margin-left="0.46mm" fo:margin-right="0mm" fo:line-height="3.05mm" fo:text-align="start" style:justify-single-word="false" fo:orphans="0" fo:widows="0" fo:text-indent="0mm" style:auto-text-indent="false" fo:break-before="column" style:vertical-align="auto"/>
    </style:style>
    <style:style style:name="P30" style:family="paragraph" style:parent-style-name="Standard">
      <style:paragraph-properties fo:margin-left="26.81mm" fo:margin-right="0mm" fo:line-height="3.76mm" fo:text-align="start" style:justify-single-word="false" fo:orphans="0" fo:widows="0" fo:text-indent="0mm" style:auto-text-indent="false" style:vertical-align="auto"/>
    </style:style>
    <style:style style:name="P31" style:family="paragraph" style:parent-style-name="Standard">
      <style:paragraph-properties fo:margin-left="26.81mm" fo:margin-right="0mm" fo:line-height="7.76mm" fo:text-align="start" style:justify-single-word="false" fo:orphans="0" fo:widows="0" fo:text-indent="0mm" style:auto-text-indent="false" style:vertical-align="auto"/>
    </style:style>
    <style:style style:name="P32" style:family="paragraph" style:parent-style-name="Standard">
      <style:paragraph-properties fo:margin-left="26.81mm" fo:margin-right="0mm" fo:line-height="3.76mm" fo:text-align="start" style:justify-single-word="false" fo:orphans="0" fo:widows="0" fo:text-indent="0mm" style:auto-text-indent="false" fo:break-before="column" style:vertical-align="auto"/>
    </style:style>
    <style:style style:name="P33" style:family="paragraph" style:parent-style-name="Standard" style:master-page-name="">
      <style:paragraph-properties fo:margin-left="35.03mm" fo:margin-right="0mm" fo:line-height="4.23mm" fo:text-align="start" style:justify-single-word="false" fo:orphans="0" fo:widows="0" fo:text-indent="0mm" style:auto-text-indent="false" style:page-number="auto" style:vertical-align="auto"/>
    </style:style>
    <style:style style:name="P34" style:family="paragraph" style:parent-style-name="Standard">
      <style:paragraph-properties fo:margin-left="65.85mm" fo:margin-right="0mm" fo:line-height="6.35mm" fo:text-align="start" style:justify-single-word="false" fo:orphans="0" fo:widows="0" fo:text-indent="0mm" style:auto-text-indent="false" style:vertical-align="auto"/>
    </style:style>
    <style:style style:name="P35" style:family="paragraph" style:parent-style-name="Standard">
      <style:paragraph-properties fo:margin-left="5.64mm" fo:margin-right="0mm" fo:line-height="3.76mm" fo:text-align="start" style:justify-single-word="false" fo:orphans="0" fo:widows="0" fo:text-indent="0mm" style:auto-text-indent="false" style:vertical-align="auto"/>
      <style:text-properties fo:language="en" fo:country="US"/>
    </style:style>
    <style:style style:name="P36" style:family="paragraph" style:parent-style-name="Standard">
      <style:paragraph-properties fo:margin-left="5.64mm" fo:margin-right="0mm" fo:line-height="4.23mm" fo:text-align="start" style:justify-single-word="false" fo:orphans="0" fo:widows="0" fo:text-indent="0mm" style:auto-text-indent="false" style:vertical-align="auto"/>
    </style:style>
    <style:style style:name="P37" style:family="paragraph" style:parent-style-name="Standard" style:master-page-name="">
      <style:paragraph-properties fo:margin-left="5.64mm" fo:margin-right="0mm" fo:line-height="3.76mm" fo:text-align="start" style:justify-single-word="false" fo:orphans="0" fo:widows="0" fo:text-indent="0mm" style:auto-text-indent="false" style:page-number="auto" style:vertical-align="auto"/>
      <style:text-properties fo:language="en" fo:country="US"/>
    </style:style>
    <style:style style:name="P38" style:family="paragraph" style:parent-style-name="Standard">
      <style:paragraph-properties fo:margin-left="10.58mm" fo:margin-right="0mm" fo:line-height="2.82mm" fo:text-align="start" style:justify-single-word="false" fo:orphans="0" fo:widows="0" fo:text-indent="0mm" style:auto-text-indent="false" style:vertical-align="auto"/>
    </style:style>
    <style:style style:name="P39" style:family="paragraph" style:parent-style-name="Standard">
      <style:paragraph-properties fo:margin-left="10.58mm" fo:margin-right="0mm" fo:line-height="3.76mm" fo:text-align="start" style:justify-single-word="false" fo:orphans="0" fo:widows="0" fo:text-indent="0mm" style:auto-text-indent="false" style:vertical-align="auto"/>
    </style:style>
    <style:style style:name="P40" style:family="paragraph" style:parent-style-name="Standard">
      <style:paragraph-properties fo:margin-left="10.58mm" fo:margin-right="0mm" fo:line-height="4.69mm" fo:text-align="start" style:justify-single-word="false" fo:orphans="0" fo:widows="0" fo:text-indent="0mm" style:auto-text-indent="false" style:vertical-align="auto"/>
    </style:style>
    <style:style style:name="P41" style:family="paragraph" style:parent-style-name="Standard">
      <style:paragraph-properties fo:margin-left="23.28mm" fo:margin-right="0mm" fo:line-height="3.76mm" fo:text-align="start" style:justify-single-word="false" fo:orphans="0" fo:widows="0" fo:text-indent="0mm" style:auto-text-indent="false" style:vertical-align="auto"/>
    </style:style>
    <style:style style:name="P42" style:family="paragraph" style:parent-style-name="Standard">
      <style:paragraph-properties fo:margin-left="23.28mm" fo:margin-right="0mm" fo:line-height="6.1mm" fo:text-align="start" style:justify-single-word="false" fo:orphans="0" fo:widows="0" fo:text-indent="0mm" style:auto-text-indent="false" style:vertical-align="auto"/>
    </style:style>
    <style:style style:name="P43" style:family="paragraph" style:parent-style-name="Standard">
      <style:paragraph-properties fo:margin-left="10.34mm" fo:margin-right="0mm" fo:line-height="3.76mm" fo:text-align="start" style:justify-single-word="false" fo:orphans="0" fo:widows="0" fo:text-indent="0mm" style:auto-text-indent="false" style:vertical-align="auto"/>
    </style:style>
    <style:style style:name="P44" style:family="paragraph" style:parent-style-name="Standard">
      <style:paragraph-properties fo:margin-left="10.34mm" fo:margin-right="0mm" fo:line-height="5.4mm" fo:text-align="start" style:justify-single-word="false" fo:orphans="0" fo:widows="0" fo:text-indent="0mm" style:auto-text-indent="false" style:vertical-align="auto"/>
    </style:style>
    <style:style style:name="P45" style:family="paragraph" style:parent-style-name="Standard">
      <style:paragraph-properties fo:margin-left="10.34mm" fo:margin-right="0mm" fo:line-height="5.87mm" fo:text-align="start" style:justify-single-word="false" fo:orphans="0" fo:widows="0" fo:text-indent="0mm" style:auto-text-indent="false" style:vertical-align="auto"/>
    </style:style>
    <style:style style:name="P46" style:family="paragraph" style:parent-style-name="Standard">
      <style:paragraph-properties fo:margin-left="10.34mm" fo:margin-right="0mm" fo:line-height="4.94mm" fo:text-align="start" style:justify-single-word="false" fo:orphans="0" fo:widows="0" fo:text-indent="0mm" style:auto-text-indent="false" style:vertical-align="auto"/>
    </style:style>
    <style:style style:name="P47" style:family="paragraph" style:parent-style-name="Standard">
      <style:paragraph-properties fo:margin-left="10.34mm" fo:margin-right="0mm" fo:line-height="6.1mm" fo:text-align="start" style:justify-single-word="false" fo:orphans="0" fo:widows="0" fo:text-indent="0mm" style:auto-text-indent="false" style:vertical-align="auto"/>
    </style:style>
    <style:style style:name="P48" style:family="paragraph" style:parent-style-name="Standard" style:master-page-name="">
      <style:paragraph-properties fo:margin-left="10.34mm" fo:margin-right="0mm" fo:line-height="5.87mm" fo:text-align="start" style:justify-single-word="false" fo:orphans="0" fo:widows="0" fo:text-indent="0mm" style:auto-text-indent="false" style:page-number="auto" style:vertical-align="auto"/>
    </style:style>
    <style:style style:name="P49" style:family="paragraph" style:parent-style-name="Standard">
      <style:paragraph-properties fo:margin-left="5.4mm" fo:margin-right="0mm" fo:line-height="4.46mm" fo:text-align="start" style:justify-single-word="false" fo:orphans="0" fo:widows="0" fo:text-indent="0mm" style:auto-text-indent="false" style:vertical-align="auto"/>
    </style:style>
    <style:style style:name="P50" style:family="paragraph" style:parent-style-name="Standard">
      <style:paragraph-properties fo:margin-left="5.4mm" fo:margin-right="0mm" fo:line-height="3.99mm" fo:text-align="start" style:justify-single-word="false" fo:orphans="0" fo:widows="0" fo:text-indent="0mm" style:auto-text-indent="false" style:vertical-align="auto"/>
    </style:style>
    <style:style style:name="P51" style:family="paragraph" style:parent-style-name="Standard" style:master-page-name="">
      <style:paragraph-properties fo:margin-left="5.4mm" fo:margin-right="0mm" fo:line-height="3.76mm" fo:text-align="start" style:justify-single-word="false" fo:orphans="0" fo:widows="0" fo:text-indent="0mm" style:auto-text-indent="false" style:page-number="auto" style:vertical-align="auto"/>
      <style:text-properties fo:language="en" fo:country="US"/>
    </style:style>
    <style:style style:name="P52" style:family="paragraph" style:parent-style-name="Standard">
      <style:paragraph-properties fo:margin-left="5.17mm" fo:margin-right="0mm" fo:line-height="3.05mm" fo:text-align="start" style:justify-single-word="false" fo:orphans="0" fo:widows="0" fo:text-indent="0mm" style:auto-text-indent="false" style:vertical-align="auto"/>
    </style:style>
    <style:style style:name="P53" style:family="paragraph" style:parent-style-name="Standard">
      <style:paragraph-properties fo:margin-left="5.17mm" fo:margin-right="0mm" fo:line-height="3.76mm" fo:text-align="start" style:justify-single-word="false" fo:orphans="0" fo:widows="0" fo:text-indent="0mm" style:auto-text-indent="false" style:vertical-align="auto"/>
    </style:style>
    <style:style style:name="P54" style:family="paragraph" style:parent-style-name="Standard">
      <style:paragraph-properties fo:margin-left="5.17mm" fo:margin-right="0mm" fo:line-height="3.99mm" fo:text-align="start" style:justify-single-word="false" fo:orphans="0" fo:widows="0" fo:text-indent="0mm" style:auto-text-indent="false" style:vertical-align="auto"/>
    </style:style>
    <style:style style:name="P55" style:family="paragraph" style:parent-style-name="Standard">
      <style:paragraph-properties fo:margin-left="6.58mm" fo:margin-right="0mm" fo:line-height="3.76mm" fo:text-align="start" style:justify-single-word="false" fo:orphans="0" fo:widows="0" fo:text-indent="0mm" style:auto-text-indent="false" style:vertical-align="auto"/>
    </style:style>
    <style:style style:name="P56" style:family="paragraph" style:parent-style-name="Standard">
      <style:paragraph-properties fo:margin-left="6.58mm" fo:margin-right="0mm" fo:line-height="5.4mm" fo:text-align="start" style:justify-single-word="false" fo:orphans="0" fo:widows="0" fo:text-indent="0mm" style:auto-text-indent="false" style:vertical-align="auto"/>
    </style:style>
    <style:style style:name="P57" style:family="paragraph" style:parent-style-name="Standard">
      <style:paragraph-properties fo:margin-left="6.58mm" fo:margin-right="0mm" fo:line-height="6.58mm" fo:text-align="start" style:justify-single-word="false" fo:orphans="0" fo:widows="0" fo:text-indent="0mm" style:auto-text-indent="false" style:vertical-align="auto"/>
    </style:style>
    <style:style style:name="P58" style:family="paragraph" style:parent-style-name="Standard" style:master-page-name="">
      <style:paragraph-properties fo:margin-left="35.51mm" fo:margin-right="0mm" fo:line-height="6.35mm" fo:text-align="start" style:justify-single-word="false" fo:orphans="0" fo:widows="0" fo:text-indent="0mm" style:auto-text-indent="false" style:page-number="auto" style:vertical-align="auto"/>
    </style:style>
    <style:style style:name="P59" style:family="paragraph" style:parent-style-name="Standard">
      <style:paragraph-properties fo:margin-left="7.99mm" fo:margin-right="0mm" fo:line-height="3.76mm" fo:text-align="start" style:justify-single-word="false" fo:orphans="0" fo:widows="0" fo:text-indent="0mm" style:auto-text-indent="false" style:vertical-align="auto"/>
      <style:text-properties fo:language="en" fo:country="US"/>
    </style:style>
    <style:style style:name="P60" style:family="paragraph" style:parent-style-name="Standard">
      <style:paragraph-properties fo:margin-left="7.99mm" fo:margin-right="0mm" fo:line-height="6.81mm" fo:text-align="start" style:justify-single-word="false" fo:orphans="0" fo:widows="0" fo:text-indent="0mm" style:auto-text-indent="false" style:vertical-align="auto"/>
    </style:style>
    <style:style style:name="P61" style:family="paragraph" style:parent-style-name="Standard" style:master-page-name="">
      <style:paragraph-properties fo:margin-left="7.99mm" fo:margin-right="0mm" fo:line-height="6.58mm" fo:text-align="start" style:justify-single-word="false" fo:orphans="0" fo:widows="0" fo:text-indent="0mm" style:auto-text-indent="false" style:page-number="auto" style:vertical-align="auto"/>
      <style:text-properties fo:language="en" fo:country="US"/>
    </style:style>
    <style:style style:name="P62" style:family="paragraph" style:parent-style-name="Standard" style:master-page-name="">
      <style:paragraph-properties fo:margin-left="7.99mm" fo:margin-right="0mm" fo:line-height="3.76mm" fo:text-align="start" style:justify-single-word="false" fo:orphans="0" fo:widows="0" fo:text-indent="0mm" style:auto-text-indent="false" style:page-number="auto" style:vertical-align="auto"/>
      <style:text-properties fo:language="en" fo:country="US"/>
    </style:style>
    <style:style style:name="P63" style:family="paragraph" style:parent-style-name="Standard">
      <style:paragraph-properties fo:margin-left="0.93mm" fo:margin-right="0mm" fo:line-height="3.99mm" fo:text-align="start" style:justify-single-word="false" fo:orphans="0" fo:widows="0" fo:text-indent="0mm" style:auto-text-indent="false" style:vertical-align="auto"/>
    </style:style>
    <style:style style:name="P64" style:family="paragraph" style:parent-style-name="Standard">
      <style:paragraph-properties fo:margin-left="9.63mm" fo:margin-right="0mm" fo:line-height="7.06mm" fo:text-align="start" style:justify-single-word="false" fo:orphans="0" fo:widows="0" fo:text-indent="0mm" style:auto-text-indent="false" style:vertical-align="auto"/>
    </style:style>
    <style:style style:name="P65" style:family="paragraph" style:parent-style-name="Standard">
      <style:paragraph-properties fo:margin-left="28.45mm" fo:margin-right="0mm" fo:line-height="3.76mm" fo:text-align="start" style:justify-single-word="false" fo:orphans="0" fo:widows="0" fo:text-indent="0mm" style:auto-text-indent="false" style:vertical-align="auto"/>
      <style:text-properties fo:language="en" fo:country="US"/>
    </style:style>
    <style:style style:name="P66" style:family="paragraph" style:parent-style-name="Standard">
      <style:paragraph-properties fo:margin-left="28.45mm" fo:margin-right="0mm" fo:line-height="3.99mm" fo:text-align="start" style:justify-single-word="false" fo:orphans="0" fo:widows="0" fo:text-indent="0mm" style:auto-text-indent="false" style:vertical-align="auto"/>
    </style:style>
    <style:style style:name="P67" style:family="paragraph" style:parent-style-name="Standard" style:master-page-name="">
      <style:paragraph-properties fo:margin-left="28.45mm" fo:margin-right="0mm" fo:line-height="3.76mm" fo:text-align="start" style:justify-single-word="false" fo:orphans="0" fo:widows="0" fo:text-indent="0mm" style:auto-text-indent="false" style:page-number="auto" style:vertical-align="auto"/>
      <style:text-properties fo:language="en" fo:country="US"/>
    </style:style>
    <style:style style:name="P68" style:family="paragraph" style:parent-style-name="Standard">
      <style:paragraph-properties fo:margin-left="10.11mm" fo:margin-right="0mm" fo:line-height="4.46mm" fo:text-align="start" style:justify-single-word="false" fo:orphans="0" fo:widows="0" fo:text-indent="0mm" style:auto-text-indent="false" style:vertical-align="auto">
        <style:tab-stops>
          <style:tab-stop style:position="41.86mm"/>
        </style:tab-stops>
      </style:paragraph-properties>
    </style:style>
    <style:style style:name="P69" style:family="paragraph" style:parent-style-name="Standard" style:master-page-name="">
      <style:paragraph-properties fo:margin-left="10.11mm" fo:margin-right="0mm" fo:line-height="3.76mm" fo:text-align="start" style:justify-single-word="false" fo:orphans="0" fo:widows="0" fo:text-indent="0mm" style:auto-text-indent="false" style:page-number="auto" style:vertical-align="auto"/>
      <style:text-properties fo:language="en" fo:country="US"/>
    </style:style>
    <style:style style:name="P70" style:family="paragraph" style:parent-style-name="Standard" style:master-page-name="Converted1">
      <style:paragraph-properties fo:margin-left="5.87mm" fo:margin-right="0mm" fo:line-height="4.23mm" fo:text-align="start" style:justify-single-word="false" fo:orphans="0" fo:widows="0" fo:text-indent="0mm" style:auto-text-indent="false" style:page-number="auto" style:vertical-align="auto">
        <style:tab-stops>
          <style:tab-stop style:position="11.75mm"/>
        </style:tab-stops>
      </style:paragraph-properties>
    </style:style>
    <style:style style:name="P71" style:family="paragraph" style:parent-style-name="Standard">
      <style:paragraph-properties fo:margin-left="11.52mm" fo:margin-right="0mm" fo:line-height="2.82mm" fo:text-align="start" style:justify-single-word="false" fo:orphans="0" fo:widows="0" fo:text-indent="0mm" style:auto-text-indent="false" style:vertical-align="auto"/>
    </style:style>
    <style:style style:name="P72" style:family="paragraph" style:parent-style-name="Standard">
      <style:paragraph-properties fo:margin-left="11.52mm" fo:margin-right="0mm" fo:line-height="3.76mm" fo:text-align="start" style:justify-single-word="false" fo:orphans="0" fo:widows="0" fo:text-indent="0mm" style:auto-text-indent="false" style:vertical-align="auto"/>
    </style:style>
    <style:style style:name="P73" style:family="paragraph" style:parent-style-name="Standard">
      <style:paragraph-properties fo:margin-left="11.52mm" fo:margin-right="0mm" fo:line-height="5.87mm" fo:text-align="start" style:justify-single-word="false" fo:orphans="0" fo:widows="0" fo:text-indent="0mm" style:auto-text-indent="false" style:vertical-align="auto"/>
    </style:style>
    <style:style style:name="P74" style:family="paragraph" style:parent-style-name="Standard">
      <style:paragraph-properties fo:margin-left="11.52mm" fo:margin-right="0mm" fo:line-height="3.53mm" fo:text-align="start" style:justify-single-word="false" fo:orphans="0" fo:widows="0" fo:text-indent="0mm" style:auto-text-indent="false" style:vertical-align="auto"/>
    </style:style>
    <style:style style:name="P75" style:family="paragraph" style:parent-style-name="Standard">
      <style:paragraph-properties fo:margin-left="11.52mm" fo:margin-right="0mm" fo:line-height="3.28mm" fo:text-align="start" style:justify-single-word="false" fo:orphans="0" fo:widows="0" fo:text-indent="0mm" style:auto-text-indent="false" style:vertical-align="auto"/>
    </style:style>
    <style:style style:name="P76" style:family="paragraph" style:parent-style-name="Standard">
      <style:paragraph-properties fo:margin-left="11.52mm" fo:margin-right="0mm" fo:line-height="7.06mm" fo:text-align="start" style:justify-single-word="false" fo:orphans="0" fo:widows="0" fo:text-indent="0mm" style:auto-text-indent="false" style:vertical-align="auto"/>
    </style:style>
    <style:style style:name="P77" style:family="paragraph" style:parent-style-name="Standard">
      <style:paragraph-properties fo:margin-left="11.52mm" fo:margin-right="0mm" fo:line-height="3.05mm" fo:text-align="start" style:justify-single-word="false" fo:orphans="0" fo:widows="0" fo:text-indent="0mm" style:auto-text-indent="false" style:vertical-align="auto"/>
    </style:style>
    <style:style style:name="P78" style:family="paragraph" style:parent-style-name="Standard">
      <style:paragraph-properties fo:margin-left="11.52mm" fo:margin-right="0mm" fo:line-height="6.81mm" fo:text-align="start" style:justify-single-word="false" fo:orphans="0" fo:widows="0" fo:text-indent="0mm" style:auto-text-indent="false" style:vertical-align="auto"/>
    </style:style>
    <style:style style:name="P79" style:family="paragraph" style:parent-style-name="Standard">
      <style:paragraph-properties fo:margin-left="11.52mm" fo:margin-right="0mm" fo:line-height="5.17mm" fo:text-align="start" style:justify-single-word="false" fo:orphans="0" fo:widows="0" fo:text-indent="0mm" style:auto-text-indent="false" style:vertical-align="auto"/>
    </style:style>
    <style:style style:name="P80" style:family="paragraph" style:parent-style-name="Standard">
      <style:paragraph-properties fo:margin-left="11.52mm" fo:margin-right="0mm" fo:line-height="6.58mm" fo:text-align="start" style:justify-single-word="false" fo:orphans="0" fo:widows="0" fo:text-indent="0mm" style:auto-text-indent="false" style:vertical-align="auto">
        <style:tab-stops>
          <style:tab-stop style:position="21.63mm"/>
        </style:tab-stops>
      </style:paragraph-properties>
    </style:style>
    <style:style style:name="P81" style:family="paragraph" style:parent-style-name="Standard" style:master-page-name="">
      <style:paragraph-properties fo:margin-left="11.52mm" fo:margin-right="0mm" fo:line-height="3.76mm" fo:text-align="start" style:justify-single-word="false" fo:orphans="0" fo:widows="0" fo:text-indent="0mm" style:auto-text-indent="false" style:page-number="auto" style:vertical-align="auto"/>
      <style:text-properties fo:language="en" fo:country="US"/>
    </style:style>
    <style:style style:name="P82" style:family="paragraph" style:parent-style-name="Standard">
      <style:paragraph-properties fo:margin-left="43.5mm" fo:margin-right="0mm" fo:line-height="3.76mm" fo:text-align="start" style:justify-single-word="false" fo:orphans="0" fo:widows="0" fo:text-indent="0mm" style:auto-text-indent="false" style:vertical-align="auto"/>
    </style:style>
    <style:style style:name="P83" style:family="paragraph" style:parent-style-name="Standard">
      <style:paragraph-properties fo:margin-left="43.5mm" fo:margin-right="0mm" fo:line-height="3.53mm" fo:text-align="start" style:justify-single-word="false" fo:orphans="0" fo:widows="0" fo:text-indent="0mm" style:auto-text-indent="false" style:vertical-align="auto"/>
    </style:style>
    <style:style style:name="P84" style:family="paragraph" style:parent-style-name="Standard">
      <style:paragraph-properties fo:margin-left="6.35mm" fo:margin-right="0mm" fo:line-height="3.76mm" fo:text-align="start" style:justify-single-word="false" fo:orphans="0" fo:widows="0" fo:text-indent="0mm" style:auto-text-indent="false" style:vertical-align="auto"/>
      <style:text-properties fo:language="en" fo:country="US"/>
    </style:style>
    <style:style style:name="P85" style:family="paragraph" style:parent-style-name="Standard">
      <style:paragraph-properties fo:margin-left="6.35mm" fo:margin-right="0mm" fo:line-height="7.06mm" fo:text-align="start" style:justify-single-word="false" fo:orphans="0" fo:widows="0" fo:text-indent="0mm" style:auto-text-indent="false" style:vertical-align="auto"/>
    </style:style>
    <style:style style:name="P86" style:family="paragraph" style:parent-style-name="Standard">
      <style:paragraph-properties fo:margin-left="6.35mm" fo:margin-right="0mm" fo:line-height="5.87mm" fo:text-align="start" style:justify-single-word="false" fo:orphans="0" fo:widows="0" fo:text-indent="0mm" style:auto-text-indent="false" style:vertical-align="auto"/>
    </style:style>
    <style:style style:name="P87" style:family="paragraph" style:parent-style-name="Standard">
      <style:paragraph-properties fo:margin-left="6.35mm" fo:margin-right="0mm" fo:line-height="4.46mm" fo:text-align="start" style:justify-single-word="false" fo:orphans="0" fo:widows="0" fo:text-indent="0mm" style:auto-text-indent="false" style:vertical-align="auto">
        <style:tab-stops>
          <style:tab-stop style:position="11.52mm"/>
        </style:tab-stops>
      </style:paragraph-properties>
    </style:style>
    <style:style style:name="P88" style:family="paragraph" style:parent-style-name="Standard">
      <style:paragraph-properties fo:margin-left="6.35mm" fo:margin-right="0mm" fo:line-height="3.99mm" fo:text-align="start" style:justify-single-word="false" fo:orphans="0" fo:widows="0" fo:text-indent="0mm" style:auto-text-indent="false" style:vertical-align="auto"/>
    </style:style>
    <style:style style:name="P89" style:family="paragraph" style:parent-style-name="Standard" style:master-page-name="">
      <style:paragraph-properties fo:margin-left="6.35mm" fo:margin-right="0mm" fo:line-height="3.76mm" fo:text-align="start" style:justify-single-word="false" fo:orphans="0" fo:widows="0" fo:text-indent="0mm" style:auto-text-indent="false" style:page-number="auto" style:vertical-align="auto"/>
      <style:text-properties fo:language="en" fo:country="US"/>
    </style:style>
    <style:style style:name="P90" style:family="paragraph" style:parent-style-name="Standard" style:master-page-name="">
      <style:paragraph-properties fo:margin-left="6.35mm" fo:margin-right="0mm" fo:line-height="4.46mm" fo:text-align="start" style:justify-single-word="false" fo:orphans="0" fo:widows="0" fo:text-indent="0mm" style:auto-text-indent="false" style:page-number="auto" style:vertical-align="auto"/>
    </style:style>
    <style:style style:name="P91" style:family="paragraph" style:parent-style-name="Standard">
      <style:paragraph-properties fo:margin-left="21.4mm" fo:margin-right="0mm" fo:line-height="4.23mm" fo:text-align="start" style:justify-single-word="false" fo:orphans="0" fo:widows="0" fo:text-indent="0mm" style:auto-text-indent="false" style:vertical-align="auto"/>
    </style:style>
    <style:style style:name="P92" style:family="paragraph" style:parent-style-name="Standard">
      <style:paragraph-properties fo:margin-left="14.11mm" fo:margin-right="0mm" fo:line-height="3.76mm" fo:text-align="start" style:justify-single-word="false" fo:orphans="0" fo:widows="0" fo:text-indent="0mm" style:auto-text-indent="false" style:vertical-align="auto"/>
      <style:text-properties fo:language="en" fo:country="US"/>
    </style:style>
    <style:style style:name="P93" style:family="paragraph" style:parent-style-name="Standard">
      <style:paragraph-properties fo:margin-left="14.11mm" fo:margin-right="0mm" fo:line-height="4.23mm" fo:text-align="start" style:justify-single-word="false" fo:orphans="0" fo:widows="0" fo:text-indent="0mm" style:auto-text-indent="false" style:vertical-align="auto"/>
    </style:style>
    <style:style style:name="P94" style:family="paragraph" style:parent-style-name="Standard" style:master-page-name="">
      <style:paragraph-properties fo:margin-left="14.11mm" fo:margin-right="0mm" fo:line-height="3.76mm" fo:text-align="start" style:justify-single-word="false" fo:orphans="0" fo:widows="0" fo:text-indent="0mm" style:auto-text-indent="false" style:page-number="auto" style:vertical-align="auto"/>
      <style:text-properties fo:language="en" fo:country="US"/>
    </style:style>
    <style:style style:name="P95" style:family="paragraph" style:parent-style-name="Standard">
      <style:paragraph-properties fo:margin-left="20.92mm" fo:margin-right="0mm" fo:line-height="3.76mm" fo:text-align="start" style:justify-single-word="false" fo:orphans="0" fo:widows="0" fo:text-indent="0mm" style:auto-text-indent="false" style:vertical-align="auto"/>
    </style:style>
    <style:style style:name="P96" style:family="paragraph" style:parent-style-name="Standard">
      <style:paragraph-properties fo:margin-left="20.92mm" fo:margin-right="0mm" fo:line-height="4.23mm" fo:text-align="start" style:justify-single-word="false" fo:orphans="0" fo:widows="0" fo:text-indent="0mm" style:auto-text-indent="false" style:vertical-align="auto"/>
    </style:style>
    <style:style style:name="P97" style:family="paragraph" style:parent-style-name="Standard">
      <style:paragraph-properties fo:margin-left="20.92mm" fo:margin-right="0mm" fo:line-height="3.76mm" fo:text-align="start" style:justify-single-word="false" fo:orphans="0" fo:widows="0" fo:text-indent="0mm" style:auto-text-indent="false" fo:break-before="column" style:vertical-align="auto"/>
    </style:style>
    <style:style style:name="P98" style:family="paragraph" style:parent-style-name="Standard" style:master-page-name="">
      <style:paragraph-properties fo:margin-left="14.82mm" fo:margin-right="0mm" fo:line-height="6.35mm" fo:text-align="start" style:justify-single-word="false" fo:orphans="0" fo:widows="0" fo:text-indent="0mm" style:auto-text-indent="false" style:page-number="auto" style:vertical-align="auto"/>
    </style:style>
    <style:style style:name="P99" style:family="paragraph" style:parent-style-name="Standard">
      <style:paragraph-properties fo:margin-left="13.63mm" fo:margin-right="0mm" fo:line-height="5.64mm" fo:text-align="start" style:justify-single-word="false" fo:orphans="0" fo:widows="0" fo:text-indent="0mm" style:auto-text-indent="false" style:vertical-align="auto"/>
    </style:style>
    <style:style style:name="P100" style:family="paragraph" style:parent-style-name="Standard" style:master-page-name="">
      <style:paragraph-properties fo:margin-left="12.45mm" fo:margin-right="0mm" fo:line-height="3.05mm" fo:text-align="start" style:justify-single-word="false" fo:orphans="0" fo:widows="0" fo:text-indent="0mm" style:auto-text-indent="false" style:page-number="auto" style:vertical-align="auto"/>
    </style:style>
    <style:style style:name="P101" style:family="paragraph" style:parent-style-name="Standard">
      <style:paragraph-properties fo:margin-left="12.22mm" fo:margin-right="0mm" fo:line-height="3.05mm" fo:text-align="start" style:justify-single-word="false" fo:orphans="0" fo:widows="0" fo:text-indent="0mm" style:auto-text-indent="false" style:vertical-align="auto"/>
    </style:style>
    <style:style style:name="P102" style:family="paragraph" style:parent-style-name="Standard">
      <style:paragraph-properties fo:margin-left="13.16mm" fo:margin-right="0mm" fo:line-height="3.28mm" fo:text-align="start" style:justify-single-word="false" fo:orphans="0" fo:widows="0" fo:text-indent="0mm" style:auto-text-indent="false" style:vertical-align="auto"/>
    </style:style>
    <style:style style:name="P103" style:family="paragraph" style:parent-style-name="Standard">
      <style:paragraph-properties fo:margin-left="2.12mm" fo:margin-right="0mm" fo:line-height="3.05mm" fo:text-align="start" style:justify-single-word="false" fo:orphans="0" fo:widows="0" fo:text-indent="0mm" style:auto-text-indent="false" style:vertical-align="auto"/>
    </style:style>
    <style:style style:name="P104" style:family="paragraph" style:parent-style-name="Standard">
      <style:paragraph-properties fo:margin-left="11.29mm" fo:margin-right="0mm" fo:line-height="3.76mm" fo:text-align="start" style:justify-single-word="false" fo:orphans="0" fo:widows="0" fo:text-indent="0mm" style:auto-text-indent="false" style:vertical-align="auto"/>
    </style:style>
    <style:style style:name="P105" style:family="paragraph" style:parent-style-name="Standard">
      <style:paragraph-properties fo:margin-left="70.31mm" fo:margin-right="0mm" fo:line-height="3.76mm" fo:text-align="start" style:justify-single-word="false" fo:orphans="0" fo:widows="0" fo:text-indent="0mm" style:auto-text-indent="false" style:vertical-align="auto"/>
    </style:style>
    <style:style style:name="P106" style:family="paragraph" style:parent-style-name="Standard">
      <style:paragraph-properties fo:margin-left="70.31mm" fo:margin-right="0mm" fo:line-height="6.58mm" fo:text-align="start" style:justify-single-word="false" fo:orphans="0" fo:widows="0" fo:text-indent="0mm" style:auto-text-indent="false" style:vertical-align="auto"/>
    </style:style>
    <style:style style:name="P107" style:family="paragraph" style:parent-style-name="Standard">
      <style:paragraph-properties fo:margin-left="31.75mm" fo:margin-right="0mm" fo:line-height="3.28mm" fo:text-align="start" style:justify-single-word="false" fo:orphans="0" fo:widows="0" fo:text-indent="0mm" style:auto-text-indent="false" style:vertical-align="auto"/>
    </style:style>
    <style:style style:name="P108" style:family="paragraph" style:parent-style-name="Standard">
      <style:paragraph-properties fo:margin-left="16.93mm" fo:margin-right="0mm" fo:line-height="2.58mm" fo:text-align="start" style:justify-single-word="false" fo:orphans="0" fo:widows="0" fo:text-indent="0mm" style:auto-text-indent="false" style:vertical-align="auto"/>
    </style:style>
    <style:style style:name="P109" style:family="paragraph" style:parent-style-name="Standard">
      <style:paragraph-properties fo:margin-left="16.93mm" fo:margin-right="0mm" fo:line-height="6.1mm" fo:text-align="start" style:justify-single-word="false" fo:orphans="0" fo:widows="0" fo:text-indent="0mm" style:auto-text-indent="false" style:vertical-align="auto"/>
    </style:style>
    <style:style style:name="P110" style:family="paragraph" style:parent-style-name="Standard">
      <style:paragraph-properties fo:margin-left="17.16mm" fo:margin-right="0mm" fo:line-height="5.4mm" fo:text-align="start" style:justify-single-word="false" fo:orphans="0" fo:widows="0" fo:text-indent="0mm" style:auto-text-indent="false" style:vertical-align="auto"/>
    </style:style>
    <style:style style:name="P111" style:family="paragraph" style:parent-style-name="Standard">
      <style:paragraph-properties fo:margin-left="11.04mm" fo:margin-right="0mm" fo:line-height="3.76mm" fo:text-align="start" style:justify-single-word="false" fo:orphans="0" fo:widows="0" fo:text-indent="0mm" style:auto-text-indent="false" style:vertical-align="auto"/>
    </style:style>
    <style:style style:name="P112" style:family="paragraph" style:parent-style-name="Standard">
      <style:paragraph-properties fo:margin-left="11.04mm" fo:margin-right="0mm" fo:line-height="3.28mm" fo:text-align="start" style:justify-single-word="false" fo:orphans="0" fo:widows="0" fo:text-indent="0mm" style:auto-text-indent="false" style:vertical-align="auto"/>
    </style:style>
    <style:style style:name="P113" style:family="paragraph" style:parent-style-name="Standard">
      <style:paragraph-properties fo:margin-left="11.04mm" fo:margin-right="0mm" fo:line-height="3.28mm" fo:text-align="start" style:justify-single-word="false" fo:orphans="0" fo:widows="0" fo:text-indent="0mm" style:auto-text-indent="false" style:vertical-align="auto">
        <style:tab-stops>
          <style:tab-stop style:position="58.79mm"/>
        </style:tab-stops>
      </style:paragraph-properties>
    </style:style>
    <style:style style:name="P114" style:family="paragraph" style:parent-style-name="Standard" style:master-page-name="">
      <style:paragraph-properties fo:margin-left="11.04mm" fo:margin-right="0mm" fo:line-height="3.76mm" fo:text-align="start" style:justify-single-word="false" fo:orphans="0" fo:widows="0" fo:text-indent="0mm" style:auto-text-indent="false" style:page-number="auto" style:vertical-align="auto"/>
      <style:text-properties fo:language="en" fo:country="US"/>
    </style:style>
    <style:style style:name="P115" style:family="paragraph" style:parent-style-name="Standard" style:master-page-name="Converted3">
      <style:paragraph-properties fo:margin-left="117.12mm" fo:margin-right="0mm" fo:line-height="3.28mm" fo:text-align="start" style:justify-single-word="false" fo:orphans="0" fo:widows="0" fo:text-indent="0mm" style:auto-text-indent="false" style:page-number="auto" style:vertical-align="auto"/>
    </style:style>
    <style:style style:name="P116" style:family="paragraph">
      <style:paragraph-properties fo:text-align="center"/>
    </style:style>
    <style:style style:name="T1" style:family="text">
      <style:text-properties fo:color="#000000" style:font-name="Helvetica1" fo:font-size="8pt" fo:language="en" fo:country="US" style:font-name-asian="Times New Roman3" style:font-size-asian="8pt" style:language-asian="en" style:country-asian="US" style:font-size-complex="8pt" style:language-complex="ar" style:country-complex="SA"/>
    </style:style>
    <style:style style:name="T2" style:family="text">
      <style:text-properties fo:color="#000000" style:font-name="Helvetica1" fo:font-size="9pt" fo:language="en" fo:country="US" style:font-name-asian="Times New Roman3" style:font-size-asian="9pt" style:language-asian="en" style:country-asian="US" style:font-size-complex="9pt" style:language-complex="ar" style:country-complex="SA"/>
    </style:style>
    <style:style style:name="T3" style:family="text">
      <style:text-properties fo:color="#000000" style:font-name="Times New Roman1" fo:font-size="12pt" fo:language="en" fo:country="US" style:font-name-asian="Times New Roman3" style:font-size-asian="12pt" style:language-asian="en" style:country-asian="US" style:font-size-complex="12pt" style:language-complex="ar" style:country-complex="SA"/>
    </style:style>
    <style:style style:name="T4" style:family="text">
      <style:text-properties fo:color="#000000" style:font-name="Times New Roman1" fo:font-size="12pt" fo:language="en" fo:country="US" fo:font-weight="bold" style:font-name-asian="Times New Roman3" style:font-size-asian="12pt" style:language-asian="en" style:country-asian="US" style:font-weight-asian="bold" style:font-size-complex="12pt" style:language-complex="ar" style:country-complex="SA" style:font-weight-complex="bold"/>
    </style:style>
    <style:style style:name="T5" style:family="text">
      <style:text-properties fo:color="#000000" style:font-name="Times New Roman1" fo:font-size="12pt" fo:language="en" fo:country="US" style:font-size-asian="12pt" style:language-asian="en" style:country-asian="US" style:font-name-complex="Times New Roman3" style:font-size-complex="12pt" style:language-complex="ar" style:country-complex="SA"/>
    </style:style>
    <style:style style:name="T6" style:family="text">
      <style:text-properties fo:color="#000000" style:font-name="Times New Roman1" fo:font-size="15pt" fo:language="en" fo:country="US" style:font-name-asian="Times New Roman3" style:font-size-asian="15pt" style:language-asian="en" style:country-asian="US" style:font-size-complex="15pt" style:language-complex="ar" style:country-complex="SA"/>
    </style:style>
    <style:style style:name="T7" style:family="text">
      <style:text-properties fo:color="#000000" style:font-name="Times New Roman1" fo:font-size="13pt" fo:language="en" fo:country="US" fo:font-weight="bold" style:font-name-asian="Times New Roman3" style:font-size-asian="13pt" style:language-asian="en" style:country-asian="US" style:font-weight-asian="bold" style:font-size-complex="13pt" style:language-complex="ar" style:country-complex="SA" style:font-weight-complex="bold"/>
    </style:style>
    <style:style style:name="T8" style:family="text">
      <style:text-properties fo:color="#000000" style:font-name="Times New Roman1" fo:font-size="8pt" fo:language="en" fo:country="US" style:font-name-asian="Times New Roman3" style:font-size-asian="8pt" style:language-asian="en" style:country-asian="US" style:font-size-complex="8pt" style:language-complex="ar" style:country-complex="SA"/>
    </style:style>
    <style:style style:name="T9" style:family="text">
      <style:text-properties fo:color="#000000" style:font-name="Times New Roman1" fo:font-size="8pt" fo:language="en" fo:country="US" fo:font-style="italic" style:font-name-asian="Times New Roman3" style:font-size-asian="8pt" style:language-asian="en" style:country-asian="US" style:font-style-asian="italic" style:font-size-complex="8pt" style:language-complex="ar" style:country-complex="SA" style:font-style-complex="italic"/>
    </style:style>
    <style:style style:name="T10" style:family="text">
      <style:text-properties fo:color="#000000" style:font-name="Times New Roman1" fo:font-size="10pt" fo:language="en" fo:country="US" style:font-name-asian="Times New Roman3" style:font-size-asian="10pt" style:language-asian="en" style:country-asian="US" style:font-size-complex="10pt" style:language-complex="ar" style:country-complex="SA"/>
    </style:style>
    <style:style style:name="T11" style:family="text">
      <style:text-properties fo:color="#000000" style:font-name="Times New Roman1" fo:font-size="10pt" fo:language="en" fo:country="US" fo:font-weight="bold" style:font-name-asian="Times New Roman3" style:font-size-asian="10pt" style:language-asian="en" style:country-asian="US" style:font-weight-asian="bold" style:font-size-complex="10pt" style:language-complex="ar" style:country-complex="SA" style:font-weight-complex="bold"/>
    </style:style>
    <style:style style:name="T12" style:family="text">
      <style:text-properties fo:color="#000000" style:font-name="Times New Roman1" fo:font-size="10pt" fo:language="en" fo:country="US" style:font-size-asian="10pt" style:language-asian="en" style:country-asian="US" style:font-name-complex="Times New Roman3" style:font-size-complex="10pt" style:language-complex="ar" style:country-complex="SA"/>
    </style:style>
    <style:style style:name="T13" style:family="text">
      <style:text-properties fo:color="#000000" style:font-name="Times New Roman1" fo:font-size="10pt" fo:language="en" fo:country="US" fo:font-style="italic" fo:font-weight="bold" style:font-name-asian="Times New Roman3" style:font-size-asian="10pt" style:language-asian="en" style:country-asian="US" style:font-style-asian="italic" style:font-weight-asian="bold" style:font-size-complex="10pt" style:language-complex="ar" style:country-complex="SA" style:font-style-complex="italic" style:font-weight-complex="bold"/>
    </style:style>
    <style:style style:name="T14" style:family="text">
      <style:text-properties fo:color="#000000" style:font-name="Times New Roman1" fo:font-size="14pt" fo:language="en" fo:country="US" fo:font-weight="bold" style:font-name-asian="Times New Roman3" style:font-size-asian="14pt" style:language-asian="en" style:country-asian="US" style:font-weight-asian="bold" style:font-size-complex="14pt" style:language-complex="ar" style:country-complex="SA" style:font-weight-complex="bold"/>
    </style:style>
    <style:style style:name="T15" style:family="text">
      <style:text-properties fo:color="#000000" style:font-name="Times New Roman1" fo:font-size="11pt" fo:language="en" fo:country="US" fo:font-weight="bold" style:font-name-asian="Times New Roman3" style:font-size-asian="11pt" style:language-asian="en" style:country-asian="US" style:font-weight-asian="bold" style:font-size-complex="11pt" style:language-complex="ar" style:country-complex="SA" style:font-weight-complex="bold"/>
    </style:style>
    <style:style style:name="T16" style:family="text">
      <style:text-properties fo:color="#000000" style:font-name="Times New Roman1" fo:font-size="11pt" fo:language="en" fo:country="US" style:font-size-asian="11pt" style:language-asian="en" style:country-asian="US" style:font-name-complex="Times New Roman3" style:font-size-complex="11pt" style:language-complex="ar" style:country-complex="SA"/>
    </style:style>
    <style:style style:name="T17" style:family="text">
      <style:text-properties fo:color="#000000" style:font-name="Times New Roman1" fo:font-size="16pt" fo:language="en" fo:country="US" fo:font-weight="bold" style:font-name-asian="Times New Roman3" style:font-size-asian="16pt" style:language-asian="en" style:country-asian="US" style:font-weight-asian="bold" style:font-size-complex="16pt" style:language-complex="ar" style:country-complex="SA" style:font-weight-complex="bold"/>
    </style:style>
    <style:style style:name="T18" style:family="text">
      <style:text-properties fo:color="#000000" style:font-name="Times New Roman1" fo:font-size="9pt" fo:language="en" fo:country="US" fo:font-style="italic" style:font-name-asian="Times New Roman3" style:font-size-asian="9pt" style:language-asian="en" style:country-asian="US" style:font-style-asian="italic" style:font-size-complex="9pt" style:language-complex="ar" style:country-complex="SA" style:font-style-complex="italic"/>
    </style:style>
    <style:style style:name="T19" style:family="text">
      <style:text-properties fo:color="#000000" style:font-name="Times New Roman1" fo:font-size="9pt" fo:language="en" fo:country="US" style:font-size-asian="9pt" style:language-asian="en" style:country-asian="US" style:font-name-complex="Times New Roman3" style:font-size-complex="9pt" style:language-complex="ar" style:country-complex="SA"/>
    </style:style>
    <style:style style:name="T20" style:family="text">
      <style:text-properties fo:language="en" fo:country="US"/>
    </style:style>
    <style:style style:name="fr1" style:family="graphic" style:parent-style-name="Graphics">
      <style:graphic-properties fo:margin-left="3.19mm" fo:margin-right="3.19mm" fo:margin-top="0mm" fo:margin-bottom="0mm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mm" fo:border="none" style:mirror="none" fo:clip="rect(0mm, 0mm, 0mm, 0m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3">
          <style:column style:rel-width="11542*" fo:start-indent="0mm" fo:end-indent="0mm"/>
          <style:column style:rel-width="32335*" fo:start-indent="0mm" fo:end-indent="0mm"/>
          <style:column style:rel-width="21658*" fo:start-indent="0mm" fo:end-indent="0mm"/>
        </style:columns>
      </style:section-properties>
    </style:style>
    <style:style style:name="Sect2" style:family="section">
      <style:section-properties style:editable="false">
        <style:columns fo:column-count="1" fo:column-gap="0mm"/>
      </style:section-properties>
    </style:style>
    <style:style style:name="Sect3" style:family="section">
      <style:section-properties style:editable="false">
        <style:columns fo:column-count="3">
          <style:column style:rel-width="30673*" fo:start-indent="0mm" fo:end-indent="0mm"/>
          <style:column style:rel-width="714*" fo:start-indent="0mm" fo:end-indent="0mm"/>
          <style:column style:rel-width="34148*" fo:start-indent="0mm" fo:end-indent="0mm"/>
        </style:columns>
      </style:section-properties>
    </style:style>
    <style:style style:name="Sect4" style:family="section">
      <style:section-properties style:editable="false">
        <style:columns fo:column-count="2">
          <style:column style:rel-width="27195*" fo:start-indent="0mm" fo:end-indent="0mm"/>
          <style:column style:rel-width="38340*" fo:start-indent="0mm" fo:end-indent="0mm"/>
        </style:columns>
      </style:section-properties>
    </style:style>
    <style:style style:name="Sect5" style:family="section">
      <style:section-properties style:editable="false">
        <style:columns fo:column-count="6">
          <style:column style:rel-width="5771*" fo:start-indent="0mm" fo:end-indent="0mm"/>
          <style:column style:rel-width="8380*" fo:start-indent="0mm" fo:end-indent="0mm"/>
          <style:column style:rel-width="4187*" fo:start-indent="0mm" fo:end-indent="0mm"/>
          <style:column style:rel-width="24987*" fo:start-indent="0mm" fo:end-indent="0mm"/>
          <style:column style:rel-width="9567*" fo:start-indent="0mm" fo:end-indent="0mm"/>
          <style:column style:rel-width="12643*" fo:start-indent="0mm" fo:end-indent="0mm"/>
        </style:columns>
      </style:section-properties>
    </style:style>
    <style:style style:name="Sect6" style:family="section">
      <style:section-properties style:editable="false">
        <style:columns fo:column-count="3">
          <style:column style:rel-width="16918*" fo:start-indent="0mm" fo:end-indent="0mm"/>
          <style:column style:rel-width="7508*" fo:start-indent="0mm" fo:end-indent="0mm"/>
          <style:column style:rel-width="41109*" fo:start-indent="0mm" fo:end-indent="0mm"/>
        </style:columns>
      </style:section-properties>
    </style:style>
    <style:style style:name="Sect7" style:family="section">
      <style:section-properties style:editable="false">
        <style:columns fo:column-count="2">
          <style:column style:rel-width="27524*" fo:start-indent="0mm" fo:end-indent="0mm"/>
          <style:column style:rel-width="38011*" fo:start-indent="0mm" fo:end-indent="0mm"/>
        </style:columns>
      </style:section-properties>
    </style:style>
    <style:style style:name="Sect8" style:family="section">
      <style:section-properties style:editable="false">
        <style:columns fo:column-count="4">
          <style:column style:rel-width="27212*" fo:start-indent="0mm" fo:end-indent="0mm"/>
          <style:column style:rel-width="19717*" fo:start-indent="0mm" fo:end-indent="0mm"/>
          <style:column style:rel-width="8435*" fo:start-indent="0mm" fo:end-indent="0mm"/>
          <style:column style:rel-width="10171*" fo:start-indent="0mm" fo:end-indent="0mm"/>
        </style:columns>
      </style:section-properties>
    </style:style>
    <style:style style:name="Sect9" style:family="section">
      <style:section-properties style:editable="false">
        <style:columns fo:column-count="2">
          <style:column style:rel-width="53471*" fo:start-indent="0mm" fo:end-indent="0mm"/>
          <style:column style:rel-width="12064*" fo:start-indent="0mm" fo:end-indent="0mm"/>
        </style:columns>
      </style:section-properties>
    </style:style>
    <style:style style:name="Sect10" style:family="section">
      <style:section-properties style:editable="false">
        <style:columns fo:column-count="4">
          <style:column style:rel-width="16641*" fo:start-indent="0mm" fo:end-indent="0mm"/>
          <style:column style:rel-width="11672*" fo:start-indent="0mm" fo:end-indent="0mm"/>
          <style:column style:rel-width="11910*" fo:start-indent="0mm" fo:end-indent="0mm"/>
          <style:column style:rel-width="25312*" fo:start-indent="0mm" fo:end-indent="0mm"/>
        </style:columns>
      </style:section-properties>
    </style:style>
    <style:style style:name="Sect11" style:family="section">
      <style:section-properties style:editable="false">
        <style:columns fo:column-count="3">
          <style:column style:rel-width="15381*" fo:start-indent="0mm" fo:end-indent="0mm"/>
          <style:column style:rel-width="13643*" fo:start-indent="0mm" fo:end-indent="0mm"/>
          <style:column style:rel-width="36511*" fo:start-indent="0mm" fo:end-indent="0mm"/>
        </style:columns>
      </style:section-properties>
    </style:style>
    <style:style style:name="Sect12" style:family="section">
      <style:section-properties style:editable="false">
        <style:columns fo:column-count="3">
          <style:column style:rel-width="39043*" fo:start-indent="0mm" fo:end-indent="0mm"/>
          <style:column style:rel-width="11199*" fo:start-indent="0mm" fo:end-indent="0mm"/>
          <style:column style:rel-width="15293*" fo:start-indent="0mm" fo:end-indent="0mm"/>
        </style:columns>
      </style:section-properties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-color="#000000" fo:min-height="278.45mm" fo:min-width="0.93mm" style:run-through="foreground" style:vertical-pos="from-top" style:vertical-rel="page" style:horizontal-pos="from-left" style:horizontal-rel="page" draw:wrap-influence-on-position="once-concurrent" style:flow-with-text="false"/>
    </style:style>
    <style:style style:name="gr3" style:family="graphic">
      <style:graphic-properties draw:stroke="none" svg:stroke-color="#000000" draw:fill-color="#000000" fo:min-height="278.92mm" fo:min-width="0.71mm" style:run-through="foreground" style:vertical-pos="from-top" style:vertical-rel="page" style:horizontal-pos="from-left" style:horizontal-rel="page" draw:wrap-influence-on-position="once-concurrent" style:flow-with-text="false"/>
    </style:style>
    <style:style style:name="gr4" style:family="graphic">
      <style:graphic-properties svg:stroke-color="#000000" draw:fill-color="#000000" fo:min-height="0.25mm" fo:min-width="41.38mm" style:run-through="foreground" style:vertical-pos="from-top" style:vertical-rel="page" style:horizontal-pos="from-left" style:horizontal-rel="page" draw:wrap-influence-on-position="once-concurrent" style:flow-with-text="false"/>
    </style:style>
    <style:style style:name="gr5" style:family="graphic">
      <style:graphic-properties svg:stroke-color="#000000" draw:fill-color="#000000" fo:min-height="0.25mm" fo:min-width="40.45mm" style:run-through="foreground" style:vertical-pos="from-top" style:vertical-rel="page" style:horizontal-pos="from-left" style:horizontal-rel="page" draw:wrap-influence-on-position="once-concurrent" style:flow-with-text="false"/>
    </style:style>
    <style:style style:name="gr6" style:family="graphic">
      <style:graphic-properties svg:stroke-color="#000000" draw:fill-color="#000000" fo:min-height="0.21mm" fo:min-width="179.21mm" style:run-through="foreground" style:vertical-pos="from-top" style:vertical-rel="page" style:horizontal-pos="from-left" style:horizontal-rel="page" draw:wrap-influence-on-position="once-concurrent" style:flow-with-text="false"/>
    </style:style>
    <style:style style:name="gr7" style:family="graphic">
      <style:graphic-properties svg:stroke-color="#000000" draw:fill-color="#000000" fo:min-height="7.78mm" fo:min-width="0.25mm" style:run-through="foreground" style:vertical-pos="from-top" style:vertical-rel="page" style:horizontal-pos="from-left" style:horizontal-rel="page" draw:wrap-influence-on-position="once-concurrent" style:flow-with-text="false"/>
    </style:style>
    <style:style style:name="gr8" style:family="graphic">
      <style:graphic-properties svg:stroke-color="#000000" draw:fill-color="#000000" fo:min-height="7.53mm" fo:min-width="0.23mm" style:run-through="foreground" style:vertical-pos="from-top" style:vertical-rel="page" style:horizontal-pos="from-left" style:horizontal-rel="page" draw:wrap-influence-on-position="once-concurrent" style:flow-with-text="false"/>
    </style:style>
    <style:style style:name="gr9" style:family="graphic">
      <style:graphic-properties svg:stroke-color="#000000" draw:fill-color="#000000" fo:min-height="7.78mm" fo:min-width="0mm" style:run-through="foreground" style:vertical-pos="from-top" style:vertical-rel="page" style:horizontal-pos="from-left" style:horizontal-rel="page" draw:wrap-influence-on-position="once-concurrent" style:flow-with-text="false"/>
    </style:style>
    <style:style style:name="gr10" style:family="graphic">
      <style:graphic-properties svg:stroke-color="#000000" draw:fill-color="#000000" fo:min-height="7.78mm" fo:min-width="0.23mm" style:run-through="foreground" style:vertical-pos="from-top" style:vertical-rel="page" style:horizontal-pos="from-left" style:horizontal-rel="page" draw:wrap-influence-on-position="once-concurrent" style:flow-with-text="false"/>
    </style:style>
    <style:style style:name="gr11" style:family="graphic">
      <style:graphic-properties svg:stroke-color="#000000" draw:fill-color="#000000" fo:min-height="0mm" fo:min-width="178.73mm" style:run-through="foreground" style:vertical-pos="from-top" style:vertical-rel="page" style:horizontal-pos="from-left" style:horizontal-rel="page" draw:wrap-influence-on-position="once-concurrent" style:flow-with-text="false"/>
    </style:style>
    <style:style style:name="gr12" style:family="graphic">
      <style:graphic-properties svg:stroke-color="#000000" draw:fill-color="#000000" fo:min-height="0.25mm" fo:min-width="178.98mm" style:run-through="foreground" style:vertical-pos="from-top" style:vertical-rel="page" style:horizontal-pos="from-left" style:horizontal-rel="page" draw:wrap-influence-on-position="once-concurrent" style:flow-with-text="false"/>
    </style:style>
    <style:style style:name="gr13" style:family="graphic">
      <style:graphic-properties svg:stroke-color="#000000" draw:fill-color="#000000" fo:min-height="49.16mm" fo:min-width="0.25mm" style:run-through="foreground" style:vertical-pos="from-top" style:vertical-rel="page" style:horizontal-pos="from-left" style:horizontal-rel="page" draw:wrap-influence-on-position="once-concurrent" style:flow-with-text="false"/>
    </style:style>
    <style:style style:name="gr14" style:family="graphic">
      <style:graphic-properties svg:stroke-color="#000000" draw:fill-color="#000000" fo:min-height="0.25mm" fo:min-width="179.21mm" style:run-through="foreground" style:vertical-pos="from-top" style:vertical-rel="page" style:horizontal-pos="from-left" style:horizontal-rel="page" draw:wrap-influence-on-position="once-concurrent" style:flow-with-text="false"/>
    </style:style>
    <style:style style:name="gr15" style:family="graphic">
      <style:graphic-properties svg:stroke-color="#000000" draw:fill-color="#000000" fo:min-height="48.93mm" fo:min-width="0.23mm" style:run-through="foreground" style:vertical-pos="from-top" style:vertical-rel="page" style:horizontal-pos="from-left" style:horizontal-rel="page" draw:wrap-influence-on-position="once-concurrent" style:flow-with-text="false"/>
    </style:style>
    <style:style style:name="gr16" style:family="graphic">
      <style:graphic-properties svg:stroke-color="#000000" draw:fill-color="#000000" fo:min-height="0.23mm" fo:min-width="138.04mm" style:run-through="foreground" style:vertical-pos="from-top" style:vertical-rel="page" style:horizontal-pos="from-left" style:horizontal-rel="page" draw:wrap-influence-on-position="once-concurrent" style:flow-with-text="false"/>
    </style:style>
    <style:style style:name="gr17" style:family="graphic">
      <style:graphic-properties svg:stroke-color="#000000" draw:fill-color="#000000" fo:min-height="0.23mm" fo:min-width="79.02mm" style:run-through="foreground" style:vertical-pos="from-top" style:vertical-rel="page" style:horizontal-pos="from-left" style:horizontal-rel="page" draw:wrap-influence-on-position="once-concurrent" style:flow-with-text="false"/>
    </style:style>
    <style:style style:name="gr18" style:family="graphic">
      <style:graphic-properties svg:stroke-color="#000000" draw:fill-color="#000000" fo:min-height="0.48mm" fo:min-width="116.65mm" style:run-through="foreground" style:vertical-pos="from-top" style:vertical-rel="page" style:horizontal-pos="from-left" style:horizontal-rel="page" draw:wrap-influence-on-position="once-concurrent" style:flow-with-text="false"/>
    </style:style>
    <style:style style:name="gr19" style:family="graphic">
      <style:graphic-properties svg:stroke-color="#000000" draw:fill-color="#000000" fo:min-height="0.48mm" fo:min-width="173.8mm" style:run-through="foreground" style:vertical-pos="from-top" style:vertical-rel="page" style:horizontal-pos="from-left" style:horizontal-rel="page" draw:wrap-influence-on-position="once-concurrent" style:flow-with-text="false"/>
    </style:style>
    <style:style style:name="gr20" style:family="graphic">
      <style:graphic-properties svg:stroke-color="#000000" draw:fill-color="#000000" fo:min-height="0.23mm" fo:min-width="118.29mm" style:run-through="foreground" style:vertical-pos="from-top" style:vertical-rel="page" style:horizontal-pos="from-left" style:horizontal-rel="page" draw:wrap-influence-on-position="once-concurrent" style:flow-with-text="false"/>
    </style:style>
    <style:style style:name="gr21" style:family="graphic">
      <style:graphic-properties svg:stroke-color="#000000" draw:fill-color="#000000" fo:min-height="0.23mm" fo:min-width="71.03mm" style:run-through="foreground" style:vertical-pos="from-top" style:vertical-rel="page" style:horizontal-pos="from-left" style:horizontal-rel="page" draw:wrap-influence-on-position="once-concurrent" style:flow-with-text="false"/>
    </style:style>
    <style:style style:name="gr22" style:family="graphic">
      <style:graphic-properties svg:stroke-color="#000000" draw:fill-color="#000000" fo:min-height="0.23mm" fo:min-width="41.63mm" style:run-through="foreground" style:vertical-pos="from-top" style:vertical-rel="page" style:horizontal-pos="from-left" style:horizontal-rel="page" draw:wrap-influence-on-position="once-concurrent" style:flow-with-text="false"/>
    </style:style>
    <style:style style:name="gr23" style:family="graphic">
      <style:graphic-properties svg:stroke-color="#000000" draw:fill-color="#000000" fo:min-height="0.48mm" fo:min-width="102.55mm" style:run-through="foreground" style:vertical-pos="from-top" style:vertical-rel="page" style:horizontal-pos="from-left" style:horizontal-rel="page" draw:wrap-influence-on-position="once-concurrent" style:flow-with-text="false"/>
    </style:style>
    <style:style style:name="gr24" style:family="graphic">
      <style:graphic-properties svg:stroke-color="#000000" draw:fill-color="#000000" fo:min-height="0.23mm" fo:min-width="178.26mm" style:run-through="foreground" style:vertical-pos="from-top" style:vertical-rel="page" style:horizontal-pos="from-left" style:horizontal-rel="page" draw:wrap-influence-on-position="once-concurrent" style:flow-with-text="false"/>
    </style:style>
    <style:style style:name="gr25" style:family="graphic">
      <style:graphic-properties svg:stroke-color="#000000" draw:fill-color="#000000" fo:min-height="72.9mm" fo:min-width="0.21mm" style:run-through="foreground" style:vertical-pos="from-top" style:vertical-rel="page" style:horizontal-pos="from-left" style:horizontal-rel="page" draw:wrap-influence-on-position="once-concurrent" style:flow-with-text="false"/>
    </style:style>
    <style:style style:name="gr26" style:family="graphic">
      <style:graphic-properties svg:stroke-color="#000000" draw:fill-color="#000000" fo:min-height="51.73mm" fo:min-width="0.23mm" style:run-through="foreground" style:vertical-pos="from-top" style:vertical-rel="page" style:horizontal-pos="from-left" style:horizontal-rel="page" draw:wrap-influence-on-position="once-concurrent" style:flow-with-text="false"/>
    </style:style>
    <style:style style:name="gr27" style:family="graphic">
      <style:graphic-properties svg:stroke-color="#000000" draw:fill-color="#000000" fo:min-height="51.51mm" fo:min-width="0mm" style:run-through="foreground" style:vertical-pos="from-top" style:vertical-rel="page" style:horizontal-pos="from-left" style:horizontal-rel="page" draw:wrap-influence-on-position="once-concurrent" style:flow-with-text="false"/>
    </style:style>
    <style:style style:name="gr28" style:family="graphic">
      <style:graphic-properties svg:stroke-color="#000000" draw:fill-color="#000000" fo:min-height="46.8mm" fo:min-width="0.25mm" style:run-through="foreground" style:vertical-pos="from-top" style:vertical-rel="page" style:horizontal-pos="from-left" style:horizontal-rel="page" draw:wrap-influence-on-position="once-concurrent" style:flow-with-text="false"/>
    </style:style>
    <style:style style:name="gr29" style:family="graphic">
      <style:graphic-properties svg:stroke-color="#000000" draw:fill-color="#000000" fo:min-height="46.8mm" fo:min-width="0.23mm" style:run-through="foreground" style:vertical-pos="from-top" style:vertical-rel="page" style:horizontal-pos="from-left" style:horizontal-rel="page" draw:wrap-influence-on-position="once-concurrent" style:flow-with-text="false"/>
    </style:style>
    <style:style style:name="gr30" style:family="graphic">
      <style:graphic-properties svg:stroke-color="#000000" draw:fill-color="#000000" fo:min-height="0.25mm" fo:min-width="60.91mm" style:run-through="foreground" style:vertical-pos="from-top" style:vertical-rel="page" style:horizontal-pos="from-left" style:horizontal-rel="page" draw:wrap-influence-on-position="once-concurrent" style:flow-with-text="false"/>
    </style:style>
    <style:style style:name="gr31" style:family="graphic">
      <style:graphic-properties svg:stroke-color="#000000" draw:fill-color="#000000" fo:min-height="0.25mm" fo:min-width="117.83mm" style:run-through="foreground" style:vertical-pos="from-top" style:vertical-rel="page" style:horizontal-pos="from-left" style:horizontal-rel="page" draw:wrap-influence-on-position="once-concurrent" style:flow-with-text="false"/>
    </style:style>
    <style:style style:name="gr32" style:family="graphic">
      <style:graphic-properties svg:stroke-color="#000000" draw:fill-color="#000000" fo:min-height="43.02mm" fo:min-width="0.25mm" style:run-through="foreground" style:vertical-pos="from-top" style:vertical-rel="page" style:horizontal-pos="from-left" style:horizontal-rel="page" draw:wrap-influence-on-position="once-concurrent" style:flow-with-text="false"/>
    </style:style>
    <style:style style:name="gr33" style:family="graphic">
      <style:graphic-properties svg:stroke-color="#000000" draw:fill-color="#000000" fo:min-height="42.56mm" fo:min-width="0.23mm" style:run-through="foreground" style:vertical-pos="from-top" style:vertical-rel="page" style:horizontal-pos="from-left" style:horizontal-rel="page" draw:wrap-influence-on-position="once-concurrent" style:flow-with-text="false"/>
    </style:style>
    <style:style style:name="gr34" style:family="graphic">
      <style:graphic-properties svg:stroke-color="#000000" draw:fill-color="#000000" fo:min-height="0.25mm" fo:min-width="39.53mm" style:run-through="foreground" style:vertical-pos="from-top" style:vertical-rel="page" style:horizontal-pos="from-left" style:horizontal-rel="page" draw:wrap-influence-on-position="once-concurrent" style:flow-with-text="false"/>
    </style:style>
    <style:style style:name="gr35" style:family="graphic">
      <style:graphic-properties svg:stroke-color="#000000" draw:fill-color="#000000" fo:min-height="0.23mm" fo:min-width="86.31mm" style:run-through="foreground" style:vertical-pos="from-top" style:vertical-rel="page" style:horizontal-pos="from-left" style:horizontal-rel="page" draw:wrap-influence-on-position="once-concurrent" style:flow-with-text="false"/>
    </style:style>
    <style:style style:name="gr36" style:family="graphic">
      <style:graphic-properties svg:stroke-color="#000000" draw:fill-color="#000000" fo:min-height="0.48mm" fo:min-width="20.94mm" style:run-through="foreground" style:vertical-pos="from-top" style:vertical-rel="page" style:horizontal-pos="from-left" style:horizontal-rel="page" draw:wrap-influence-on-position="once-concurrent" style:flow-with-text="false"/>
    </style:style>
    <style:style style:name="gr37" style:family="graphic">
      <style:graphic-properties svg:stroke-color="#000000" draw:fill-color="#000000" fo:min-height="0.23mm" fo:min-width="34.1mm" style:run-through="foreground" style:vertical-pos="from-top" style:vertical-rel="page" style:horizontal-pos="from-left" style:horizontal-rel="page" draw:wrap-influence-on-position="once-concurrent" style:flow-with-text="false"/>
    </style:style>
    <style:style style:name="gr38" style:family="graphic">
      <style:graphic-properties svg:stroke-color="#000000" draw:fill-color="#000000" fo:min-height="0.25mm" fo:min-width="39.28mm" style:run-through="foreground" style:vertical-pos="from-top" style:vertical-rel="page" style:horizontal-pos="from-left" style:horizontal-rel="page" draw:wrap-influence-on-position="once-concurrent" style:flow-with-text="false"/>
    </style:style>
    <style:style style:name="gr39" style:family="graphic">
      <style:graphic-properties svg:stroke-color="#000000" draw:fill-color="#000000" fo:min-height="0.23mm" fo:min-width="177.8mm" style:run-through="foreground" style:vertical-pos="from-top" style:vertical-rel="page" style:horizontal-pos="from-left" style:horizontal-rel="page" draw:wrap-influence-on-position="once-concurrent" style:flow-with-text="false"/>
    </style:style>
    <style:style style:name="gr40" style:family="graphic">
      <style:graphic-properties svg:stroke-color="#000000" draw:fill-color="#000000" fo:min-height="10.58mm" fo:min-width="0.25mm" style:run-through="foreground" style:vertical-pos="from-top" style:vertical-rel="page" style:horizontal-pos="from-left" style:horizontal-rel="page" draw:wrap-influence-on-position="once-concurrent" style:flow-with-text="false"/>
    </style:style>
    <style:style style:name="gr41" style:family="graphic">
      <style:graphic-properties svg:stroke-color="#000000" draw:fill-color="#000000" fo:min-height="0.23mm" fo:min-width="99.94mm" style:run-through="foreground" style:vertical-pos="from-top" style:vertical-rel="page" style:horizontal-pos="from-left" style:horizontal-rel="page" draw:wrap-influence-on-position="once-concurrent" style:flow-with-text="false"/>
    </style:style>
    <style:style style:name="gr42" style:family="graphic">
      <style:graphic-properties svg:stroke-color="#000000" draw:fill-color="#000000" fo:min-height="4.69mm" fo:min-width="0.25mm" style:run-through="foreground" style:vertical-pos="from-top" style:vertical-rel="page" style:horizontal-pos="from-left" style:horizontal-rel="page" draw:wrap-influence-on-position="once-concurrent" style:flow-with-text="false"/>
    </style:style>
    <style:style style:name="gr43" style:family="graphic">
      <style:graphic-properties svg:stroke-color="#000000" draw:fill-color="#000000" fo:min-height="0mm" fo:min-width="172.88mm" style:run-through="foreground" style:vertical-pos="from-top" style:vertical-rel="page" style:horizontal-pos="from-left" style:horizontal-rel="page" draw:wrap-influence-on-position="once-concurrent" style:flow-with-text="false"/>
    </style:style>
    <style:style style:name="gr44" style:family="graphic">
      <style:graphic-properties svg:stroke-color="#000000" draw:fill-color="#000000" fo:min-height="0.23mm" fo:min-width="178.28mm" style:run-through="foreground" style:vertical-pos="from-top" style:vertical-rel="page" style:horizontal-pos="from-left" style:horizontal-rel="page" draw:wrap-influence-on-position="once-concurrent" style:flow-with-text="false"/>
    </style:style>
    <style:style style:name="gr45" style:family="graphic">
      <style:graphic-properties svg:stroke-color="#000000" draw:fill-color="#000000" fo:min-height="0.23mm" fo:min-width="179.21mm" style:run-through="foreground" style:vertical-pos="from-top" style:vertical-rel="page" style:horizontal-pos="from-left" style:horizontal-rel="page" draw:wrap-influence-on-position="once-concurrent" style:flow-with-text="false"/>
    </style:style>
    <style:style style:name="gr46" style:family="graphic">
      <style:graphic-properties svg:stroke-color="#000000" draw:fill-color="#000000" fo:min-height="31.04mm" fo:min-width="0.25mm" style:run-through="foreground" style:vertical-pos="from-top" style:vertical-rel="page" style:horizontal-pos="from-left" style:horizontal-rel="page" draw:wrap-influence-on-position="once-concurrent" style:flow-with-text="false"/>
    </style:style>
    <style:style style:name="gr47" style:family="graphic">
      <style:graphic-properties svg:stroke-color="#000000" draw:fill-color="#000000" fo:min-height="31.04mm" fo:min-width="0.21mm" style:run-through="foreground" style:vertical-pos="from-top" style:vertical-rel="page" style:horizontal-pos="from-left" style:horizontal-rel="page" draw:wrap-influence-on-position="once-concurrent" style:flow-with-text="false"/>
    </style:style>
    <style:style style:name="gr48" style:family="graphic">
      <style:graphic-properties svg:stroke-color="#000000" draw:fill-color="#000000" fo:min-height="0.23mm" fo:min-width="102.55mm" style:run-through="foreground" style:vertical-pos="from-top" style:vertical-rel="page" style:horizontal-pos="from-left" style:horizontal-rel="page" draw:wrap-influence-on-position="once-concurrent" style:flow-with-text="false"/>
    </style:style>
    <style:style style:name="gr49" style:family="graphic">
      <style:graphic-properties svg:stroke-color="#000000" draw:fill-color="#000000" fo:min-height="0.23mm" fo:min-width="172.16mm" style:run-through="foreground" style:vertical-pos="from-top" style:vertical-rel="page" style:horizontal-pos="from-left" style:horizontal-rel="page" draw:wrap-influence-on-position="once-concurrent" style:flow-with-text="false"/>
    </style:style>
    <style:style style:name="gr50" style:family="graphic">
      <style:graphic-properties svg:stroke-color="#000000" draw:fill-color="#000000" fo:min-height="0.23mm" fo:min-width="172.63mm" style:run-through="foreground" style:vertical-pos="from-top" style:vertical-rel="page" style:horizontal-pos="from-left" style:horizontal-rel="page" draw:wrap-influence-on-position="once-concurrent" style:flow-with-text="false"/>
    </style:style>
    <style:style style:name="gr51" style:family="graphic">
      <style:graphic-properties svg:stroke-color="#000000" draw:fill-color="#000000" fo:min-height="0.23mm" fo:min-width="171.93mm" style:run-through="foreground" style:vertical-pos="from-top" style:vertical-rel="page" style:horizontal-pos="from-left" style:horizontal-rel="page" draw:wrap-influence-on-position="once-concurrent" style:flow-with-text="false"/>
    </style:style>
    <style:style style:name="gr52" style:family="graphic">
      <style:graphic-properties draw:stroke="none" svg:stroke-color="#000000" draw:fill-color="#000000" fo:min-height="0.71mm" fo:min-width="197.33mm" style:run-through="foreground" style:vertical-pos="from-top" style:vertical-rel="page" style:horizontal-pos="from-left" style:horizontal-rel="page" draw:wrap-influence-on-position="once-concurrent" style:flow-with-text="false"/>
    </style:style>
    <style:style style:name="gr53" style:family="graphic">
      <style:graphic-properties draw:stroke="none" svg:stroke-color="#000000" draw:fill-color="#ffffff" fo:min-height="6.35mm" fo:min-width="123.24mm" style:run-through="foreground" style:vertical-pos="from-top" style:vertical-rel="page" style:horizontal-pos="from-left" style:horizontal-rel="page" draw:wrap-influence-on-position="once-concurrent" style:flow-with-text="false"/>
    </style:style>
    <style:style style:name="gr54" style:family="graphic">
      <style:graphic-properties draw:stroke="none" svg:stroke-color="#000000" draw:fill-color="#ffffff" fo:min-height="3.76mm" fo:min-width="18.59mm" style:run-through="foreground" style:vertical-pos="from-top" style:vertical-rel="page" style:horizontal-pos="from-left" style:horizontal-rel="page" draw:wrap-influence-on-position="once-concurrent" style:flow-with-text="false"/>
    </style:style>
    <style:style style:name="gr55" style:family="graphic">
      <style:graphic-properties draw:stroke="none" svg:stroke-color="#000000" draw:fill-color="#ffffff" fo:min-height="4mm" fo:min-width="32.91mm" style:run-through="foreground" style:vertical-pos="from-top" style:vertical-rel="page" style:horizontal-pos="from-left" style:horizontal-rel="page" draw:wrap-influence-on-position="once-concurrent" style:flow-with-text="false"/>
    </style:style>
    <style:style style:name="gr56" style:family="graphic">
      <style:graphic-properties draw:stroke="none" svg:stroke-color="#000000" draw:fill-color="#ffffff" fo:min-height="6.35mm" fo:min-width="74.77mm" style:run-through="foreground" style:vertical-pos="from-top" style:vertical-rel="page" style:horizontal-pos="from-left" style:horizontal-rel="page" draw:wrap-influence-on-position="once-concurrent" style:flow-with-text="false"/>
    </style:style>
    <style:style style:name="gr57" style:family="graphic">
      <style:graphic-properties draw:stroke="none" svg:stroke-color="#000000" draw:fill-color="#000000" fo:min-height="0.23mm" fo:min-width="7.06mm" style:run-through="foreground" style:vertical-pos="from-top" style:vertical-rel="page" style:horizontal-pos="from-left" style:horizontal-rel="page" draw:wrap-influence-on-position="once-concurrent" style:flow-with-text="false"/>
    </style:style>
    <style:style style:name="gr58" style:family="graphic">
      <style:graphic-properties draw:stroke="none" svg:stroke-color="#000000" draw:fill-color="#000000" fo:min-height="0.71mm" fo:min-width="196.85mm" style:run-through="foreground" style:vertical-pos="from-top" style:vertical-rel="page" style:horizontal-pos="from-left" style:horizontal-rel="page" draw:wrap-influence-on-position="once-concurrent" style:flow-with-text="false"/>
    </style:style>
    <style:style style:name="gr59" style:family="graphic">
      <style:graphic-properties draw:stroke="none" svg:stroke-color="#000000" draw:fill-color="#000000" fo:min-height="278.69mm" fo:min-width="0.71mm" style:run-through="foreground" style:vertical-pos="from-top" style:vertical-rel="page" style:horizontal-pos="from-left" style:horizontal-rel="page" draw:wrap-influence-on-position="once-concurrent" style:flow-with-text="false"/>
    </style:style>
    <style:style style:name="gr60" style:family="graphic">
      <style:graphic-properties draw:stroke="none" svg:stroke-color="#000000" draw:fill-color="#000000" fo:min-height="279.4mm" fo:min-width="0.71mm" style:run-through="foreground" style:vertical-pos="from-top" style:vertical-rel="page" style:horizontal-pos="from-left" style:horizontal-rel="page" draw:wrap-influence-on-position="once-concurrent" style:flow-with-text="false"/>
    </style:style>
    <style:style style:name="gr61" style:family="graphic">
      <style:graphic-properties svg:stroke-color="#000000" draw:fill-color="#000000" fo:min-height="53.62mm" fo:min-width="0.23mm" style:run-through="foreground" style:vertical-pos="from-top" style:vertical-rel="page" style:horizontal-pos="from-left" style:horizontal-rel="page" draw:wrap-influence-on-position="once-concurrent" style:flow-with-text="false"/>
    </style:style>
    <style:style style:name="gr62" style:family="graphic">
      <style:graphic-properties svg:stroke-color="#000000" draw:fill-color="#000000" fo:min-height="0.23mm" fo:min-width="179.44mm" style:run-through="foreground" style:vertical-pos="from-top" style:vertical-rel="page" style:horizontal-pos="from-left" style:horizontal-rel="page" draw:wrap-influence-on-position="once-concurrent" style:flow-with-text="false"/>
    </style:style>
    <style:style style:name="gr63" style:family="graphic">
      <style:graphic-properties svg:stroke-color="#000000" draw:fill-color="#000000" fo:min-height="0.23mm" fo:min-width="163.69mm" style:run-through="foreground" style:vertical-pos="from-top" style:vertical-rel="page" style:horizontal-pos="from-left" style:horizontal-rel="page" draw:wrap-influence-on-position="once-concurrent" style:flow-with-text="false"/>
    </style:style>
    <style:style style:name="gr64" style:family="graphic">
      <style:graphic-properties svg:stroke-color="#000000" draw:fill-color="#000000" fo:min-height="0.23mm" fo:min-width="133.35mm" style:run-through="foreground" style:vertical-pos="from-top" style:vertical-rel="page" style:horizontal-pos="from-left" style:horizontal-rel="page" draw:wrap-influence-on-position="once-concurrent" style:flow-with-text="false"/>
    </style:style>
    <style:style style:name="gr65" style:family="graphic">
      <style:graphic-properties svg:stroke-color="#000000" draw:fill-color="#000000" fo:min-height="0.25mm" fo:min-width="131.23mm" style:run-through="foreground" style:vertical-pos="from-top" style:vertical-rel="page" style:horizontal-pos="from-left" style:horizontal-rel="page" draw:wrap-influence-on-position="once-concurrent" style:flow-with-text="false"/>
    </style:style>
    <style:style style:name="gr66" style:family="graphic">
      <style:graphic-properties svg:stroke-color="#000000" draw:fill-color="#000000" fo:min-height="0.23mm" fo:min-width="131.23mm" style:run-through="foreground" style:vertical-pos="from-top" style:vertical-rel="page" style:horizontal-pos="from-left" style:horizontal-rel="page" draw:wrap-influence-on-position="once-concurrent" style:flow-with-text="false"/>
    </style:style>
    <style:style style:name="gr67" style:family="graphic">
      <style:graphic-properties svg:stroke-color="#000000" draw:fill-color="#000000" fo:min-height="0.23mm" fo:min-width="119.72mm" style:run-through="foreground" style:vertical-pos="from-top" style:vertical-rel="page" style:horizontal-pos="from-left" style:horizontal-rel="page" draw:wrap-influence-on-position="once-concurrent" style:flow-with-text="false"/>
    </style:style>
    <style:style style:name="gr68" style:family="graphic">
      <style:graphic-properties svg:stroke-color="#000000" draw:fill-color="#000000" fo:min-height="0.25mm" fo:min-width="70.31mm" style:run-through="foreground" style:vertical-pos="from-top" style:vertical-rel="page" style:horizontal-pos="from-left" style:horizontal-rel="page" draw:wrap-influence-on-position="once-concurrent" style:flow-with-text="false"/>
    </style:style>
    <style:style style:name="gr69" style:family="graphic">
      <style:graphic-properties svg:stroke-color="#000000" draw:fill-color="#000000" fo:min-height="0.25mm" fo:min-width="42.79mm" style:run-through="foreground" style:vertical-pos="from-top" style:vertical-rel="page" style:horizontal-pos="from-left" style:horizontal-rel="page" draw:wrap-influence-on-position="once-concurrent" style:flow-with-text="false"/>
    </style:style>
    <style:style style:name="gr70" style:family="graphic">
      <style:graphic-properties svg:stroke-color="#000000" draw:fill-color="#000000" fo:min-height="46.34mm" fo:min-width="0.23mm" style:run-through="foreground" style:vertical-pos="from-top" style:vertical-rel="page" style:horizontal-pos="from-left" style:horizontal-rel="page" draw:wrap-influence-on-position="once-concurrent" style:flow-with-text="false"/>
    </style:style>
    <style:style style:name="gr71" style:family="graphic">
      <style:graphic-properties svg:stroke-color="#000000" draw:fill-color="#000000" fo:min-height="46.34mm" fo:min-width="0.25mm" style:run-through="foreground" style:vertical-pos="from-top" style:vertical-rel="page" style:horizontal-pos="from-left" style:horizontal-rel="page" draw:wrap-influence-on-position="once-concurrent" style:flow-with-text="false"/>
    </style:style>
    <style:style style:name="gr72" style:family="graphic">
      <style:graphic-properties svg:stroke-color="#000000" draw:fill-color="#000000" fo:min-height="0.25mm" fo:min-width="13.18mm" style:run-through="foreground" style:vertical-pos="from-top" style:vertical-rel="page" style:horizontal-pos="from-left" style:horizontal-rel="page" draw:wrap-influence-on-position="once-concurrent" style:flow-with-text="false"/>
    </style:style>
    <style:style style:name="gr73" style:family="graphic">
      <style:graphic-properties svg:stroke-color="#000000" draw:fill-color="#000000" fo:min-height="0.23mm" fo:min-width="56.44mm" style:run-through="foreground" style:vertical-pos="from-top" style:vertical-rel="page" style:horizontal-pos="from-left" style:horizontal-rel="page" draw:wrap-influence-on-position="once-concurrent" style:flow-with-text="false"/>
    </style:style>
    <style:style style:name="gr74" style:family="graphic">
      <style:graphic-properties svg:stroke-color="#000000" draw:fill-color="#000000" fo:min-height="0.48mm" fo:min-width="13.16mm" style:run-through="foreground" style:vertical-pos="from-top" style:vertical-rel="page" style:horizontal-pos="from-left" style:horizontal-rel="page" draw:wrap-influence-on-position="once-concurrent" style:flow-with-text="false"/>
    </style:style>
    <style:style style:name="gr75" style:family="graphic">
      <style:graphic-properties svg:stroke-color="#000000" draw:fill-color="#000000" fo:min-height="0.23mm" fo:min-width="26.35mm" style:run-through="foreground" style:vertical-pos="from-top" style:vertical-rel="page" style:horizontal-pos="from-left" style:horizontal-rel="page" draw:wrap-influence-on-position="once-concurrent" style:flow-with-text="false"/>
    </style:style>
    <style:style style:name="gr76" style:family="graphic">
      <style:graphic-properties draw:stroke="none" svg:stroke-color="#000000" draw:fill-color="#000000" fo:min-height="0.71mm" fo:min-width="174.04mm" style:run-through="foreground" style:vertical-pos="from-top" style:vertical-rel="page" style:horizontal-pos="from-left" style:horizontal-rel="page" draw:wrap-influence-on-position="once-concurrent" style:flow-with-text="false"/>
    </style:style>
    <style:style style:name="gr77" style:family="graphic">
      <style:graphic-properties draw:stroke="none" svg:stroke-color="#000000" draw:fill-color="#000000" fo:min-height="24.92mm" fo:min-width="0.48mm" style:run-through="foreground" style:vertical-pos="from-top" style:vertical-rel="page" style:horizontal-pos="from-left" style:horizontal-rel="page" draw:wrap-influence-on-position="once-concurrent" style:flow-with-text="false"/>
    </style:style>
    <style:style style:name="gr78" style:family="graphic">
      <style:graphic-properties draw:stroke="none" svg:stroke-color="#000000" draw:fill-color="#000000" fo:min-height="24.94mm" fo:min-width="0.48mm" style:run-through="foreground" style:vertical-pos="from-top" style:vertical-rel="page" style:horizontal-pos="from-left" style:horizontal-rel="page" draw:wrap-influence-on-position="once-concurrent" style:flow-with-text="false"/>
    </style:style>
    <style:style style:name="gr79" style:family="graphic">
      <style:graphic-properties draw:stroke="none" svg:stroke-color="#000000" draw:fill-color="#000000" fo:min-height="24.47mm" fo:min-width="0.48mm" style:run-through="foreground" style:vertical-pos="from-top" style:vertical-rel="page" style:horizontal-pos="from-left" style:horizontal-rel="page" draw:wrap-influence-on-position="once-concurrent" style:flow-with-text="false"/>
    </style:style>
    <style:style style:name="gr80" style:family="graphic">
      <style:graphic-properties draw:stroke="none" svg:stroke-color="#000000" draw:fill-color="#000000" fo:min-height="24.45mm" fo:min-width="0.46mm" style:run-through="foreground" style:vertical-pos="from-top" style:vertical-rel="page" style:horizontal-pos="from-left" style:horizontal-rel="page" draw:wrap-influence-on-position="once-concurrent" style:flow-with-text="false"/>
    </style:style>
    <style:style style:name="gr81" style:family="graphic">
      <style:graphic-properties svg:stroke-color="#000000" draw:fill-color="#000000" fo:min-height="0.46mm" fo:min-width="174.27mm" style:run-through="foreground" style:vertical-pos="from-top" style:vertical-rel="page" style:horizontal-pos="from-left" style:horizontal-rel="page" draw:wrap-influence-on-position="once-concurrent" style:flow-with-text="false"/>
    </style:style>
    <style:style style:name="gr82" style:family="graphic">
      <style:graphic-properties draw:stroke="none" svg:stroke-color="#000000" draw:fill-color="#000000" fo:min-height="0.71mm" fo:min-width="36.23mm" style:run-through="foreground" style:vertical-pos="from-top" style:vertical-rel="page" style:horizontal-pos="from-left" style:horizontal-rel="page" draw:wrap-influence-on-position="once-concurrent" style:flow-with-text="false"/>
    </style:style>
    <style:style style:name="gr83" style:family="graphic">
      <style:graphic-properties draw:stroke="none" svg:stroke-color="#000000" draw:fill-color="#000000" fo:min-height="0.48mm" fo:min-width="173.11mm" style:run-through="foreground" style:vertical-pos="from-top" style:vertical-rel="page" style:horizontal-pos="from-left" style:horizontal-rel="page" draw:wrap-influence-on-position="once-concurrent" style:flow-with-text="false"/>
    </style:style>
    <style:style style:name="gr84" style:family="graphic">
      <style:graphic-properties draw:stroke="none" svg:stroke-color="#000000" draw:fill-color="#000000" fo:min-height="0.46mm" fo:min-width="174.27mm" style:run-through="foreground" style:vertical-pos="from-top" style:vertical-rel="page" style:horizontal-pos="from-left" style:horizontal-rel="page" draw:wrap-influence-on-position="once-concurrent" style:flow-with-text="false"/>
    </style:style>
    <style:style style:name="gr85" style:family="graphic">
      <style:graphic-properties svg:stroke-color="#000000" draw:fill-color="#000000" fo:min-height="0.48mm" fo:min-width="11.06mm" style:run-through="foreground" style:vertical-pos="from-top" style:vertical-rel="page" style:horizontal-pos="from-left" style:horizontal-rel="page" draw:wrap-influence-on-position="once-concurrent" style:flow-with-text="false"/>
    </style:style>
    <style:style style:name="gr86" style:family="graphic">
      <style:graphic-properties svg:stroke-color="#000000" draw:fill-color="#000000" fo:min-height="0.25mm" fo:min-width="12.93mm" style:run-through="foreground" style:vertical-pos="from-top" style:vertical-rel="page" style:horizontal-pos="from-left" style:horizontal-rel="page" draw:wrap-influence-on-position="once-concurrent" style:flow-with-text="false"/>
    </style:style>
    <style:style style:name="gr87" style:family="graphic">
      <style:graphic-properties draw:stroke="none" svg:stroke-color="#000000" draw:fill-color="#000000" fo:min-height="0.48mm" fo:min-width="196.85mm" style:run-through="foreground" style:vertical-pos="from-top" style:vertical-rel="page" style:horizontal-pos="from-left" style:horizontal-rel="page" draw:wrap-influence-on-position="once-concurrent" style:flow-with-text="false"/>
    </style:style>
    <style:style style:name="gr88" style:family="graphic">
      <style:graphic-properties svg:stroke-color="#000000" draw:fill-color="#000000" fo:min-height="0.48mm" fo:min-width="50.55mm" style:run-through="foreground" style:vertical-pos="from-top" style:vertical-rel="page" style:horizontal-pos="from-left" style:horizontal-rel="page" draw:wrap-influence-on-position="once-concurrent" style:flow-with-text="false"/>
    </style:style>
    <style:style style:name="gr89" style:family="graphic">
      <style:graphic-properties svg:stroke-color="#000000" draw:fill-color="#000000" fo:min-height="0.25mm" fo:min-width="13.41mm" style:run-through="foreground" style:vertical-pos="from-top" style:vertical-rel="page" style:horizontal-pos="from-left" style:horizontal-rel="page" draw:wrap-influence-on-position="once-concurrent" style:flow-with-text="false"/>
    </style:style>
    <style:style style:name="gr90" style:family="graphic">
      <style:graphic-properties svg:stroke-color="#000000" draw:fill-color="#000000" fo:min-height="0.25mm" fo:min-width="28.47mm" style:run-through="foreground" style:vertical-pos="from-top" style:vertical-rel="page" style:horizontal-pos="from-left" style:horizontal-rel="page" draw:wrap-influence-on-position="once-concurrent" style:flow-with-text="false"/>
    </style:style>
    <style:style style:name="gr91" style:family="graphic">
      <style:graphic-properties svg:stroke-color="#000000" draw:fill-color="#000000" fo:min-height="0.25mm" fo:min-width="17.16mm" style:run-through="foreground" style:vertical-pos="from-top" style:vertical-rel="page" style:horizontal-pos="from-left" style:horizontal-rel="page" draw:wrap-influence-on-position="once-concurrent" style:flow-with-text="false"/>
    </style:style>
    <style:style style:name="gr92" style:family="graphic">
      <style:graphic-properties svg:stroke-color="#000000" draw:fill-color="#000000" fo:min-height="0.48mm" fo:min-width="46.09mm" style:run-through="foreground" style:vertical-pos="from-top" style:vertical-rel="page" style:horizontal-pos="from-left" style:horizontal-rel="page" draw:wrap-influence-on-position="once-concurrent" style:flow-with-text="false"/>
    </style:style>
    <style:style style:name="gr93" style:family="graphic">
      <style:graphic-properties svg:stroke-color="#000000" draw:fill-color="#000000" fo:min-height="0.25mm" fo:min-width="46.34mm" style:run-through="foreground" style:vertical-pos="from-top" style:vertical-rel="page" style:horizontal-pos="from-left" style:horizontal-rel="page" draw:wrap-influence-on-position="once-concurrent" style:flow-with-text="false"/>
    </style:style>
    <style:style style:name="gr94" style:family="graphic">
      <style:graphic-properties svg:stroke-color="#000000" draw:fill-color="#000000" fo:min-height="0.48mm" fo:min-width="46.11mm" style:run-through="foreground" style:vertical-pos="from-top" style:vertical-rel="page" style:horizontal-pos="from-left" style:horizontal-rel="page" draw:wrap-influence-on-position="once-concurrent" style:flow-with-text="false"/>
    </style:style>
    <style:style style:name="gr95" style:family="graphic">
      <style:graphic-properties svg:stroke-color="#000000" draw:fill-color="#000000" fo:min-height="0.23mm" fo:min-width="46.11mm" style:run-through="foreground" style:vertical-pos="from-top" style:vertical-rel="page" style:horizontal-pos="from-left" style:horizontal-rel="page" draw:wrap-influence-on-position="once-concurrent" style:flow-with-text="false"/>
    </style:style>
    <style:style style:name="gr96" style:family="graphic">
      <style:graphic-properties svg:stroke-color="#000000" draw:fill-color="#000000" fo:min-height="0.23mm" fo:min-width="68.44mm" style:run-through="foreground" style:vertical-pos="from-top" style:vertical-rel="page" style:horizontal-pos="from-left" style:horizontal-rel="page" draw:wrap-influence-on-position="once-concurrent" style:flow-with-text="false"/>
    </style:style>
    <style:style style:name="gr97" style:family="graphic">
      <style:graphic-properties draw:stroke="none" svg:stroke-color="#000000" draw:fill-color="#000000" fo:min-height="0.95mm" fo:min-width="196.85mm" style:run-through="foreground" style:vertical-pos="from-top" style:vertical-rel="page" style:horizontal-pos="from-left" style:horizontal-rel="page" draw:wrap-influence-on-position="once-concurrent" style:flow-with-text="false"/>
    </style:style>
    <style:style style:name="gr98" style:family="graphic">
      <style:graphic-properties draw:stroke="none" svg:stroke-color="#000000" draw:fill-color="#ffffff" fo:min-height="4.23mm" fo:min-width="83.96mm" style:run-through="foreground" style:vertical-pos="from-top" style:vertical-rel="page" style:horizontal-pos="from-left" style:horizontal-rel="page" draw:wrap-influence-on-position="once-concurrent" style:flow-with-text="false"/>
    </style:style>
    <style:style style:name="gr99" style:family="graphic">
      <style:graphic-properties draw:stroke="none" svg:stroke-color="#000000" draw:fill-color="#ffffff" fo:min-height="3.76mm" fo:min-width="29.63mm" style:run-through="foreground" style:vertical-pos="from-top" style:vertical-rel="page" style:horizontal-pos="from-left" style:horizontal-rel="page" draw:wrap-influence-on-position="once-concurrent" style:flow-with-text="false"/>
    </style:style>
    <style:style style:name="gr100" style:family="graphic">
      <style:graphic-properties draw:stroke="none" svg:stroke-color="#000000" draw:fill-color="#ffffff" fo:min-height="4.94mm" fo:min-width="51.51mm" style:run-through="foreground" style:vertical-pos="from-top" style:vertical-rel="page" style:horizontal-pos="from-left" style:horizontal-rel="page" draw:wrap-influence-on-position="once-concurrent" style:flow-with-text="false"/>
    </style:style>
    <style:style style:name="gr101" style:family="graphic">
      <style:graphic-properties draw:stroke="none" svg:stroke-color="#000000" draw:fill-color="#ffffff" fo:min-height="4.23mm" fo:min-width="18.34mm" style:run-through="foreground" style:vertical-pos="from-top" style:vertical-rel="page" style:horizontal-pos="from-left" style:horizontal-rel="page" draw:wrap-influence-on-position="once-concurrent" style:flow-with-text="false"/>
    </style:style>
    <style:style style:name="gr102" style:family="graphic">
      <style:graphic-properties draw:stroke="none" svg:stroke-color="#000000" draw:fill-color="#ffffff" fo:min-height="4.23mm" fo:min-width="30.32mm" style:run-through="foreground" style:vertical-pos="from-top" style:vertical-rel="page" style:horizontal-pos="from-left" style:horizontal-rel="page" draw:wrap-influence-on-position="once-concurrent" style:flow-with-text="false"/>
    </style:style>
    <style:style style:name="gr103" style:family="graphic">
      <style:graphic-properties draw:stroke="none" svg:stroke-color="#000000" draw:fill-color="#ffffff" fo:min-height="7.06mm" fo:min-width="5.64mm" style:run-through="foreground" style:vertical-pos="from-top" style:vertical-rel="page" style:horizontal-pos="from-left" style:horizontal-rel="page" draw:wrap-influence-on-position="once-concurrent" style:flow-with-text="false"/>
    </style:style>
    <style:style style:name="gr104" style:family="graphic">
      <style:graphic-properties draw:stroke="none" svg:stroke-color="#000000" draw:fill-color="#ffffff" fo:min-height="4.71mm" fo:min-width="68.92mm" style:run-through="foreground" style:vertical-pos="from-top" style:vertical-rel="page" style:horizontal-pos="from-left" style:horizontal-rel="page" draw:wrap-influence-on-position="once-concurrent" style:flow-with-text="false"/>
    </style:style>
    <style:style style:name="gr105" style:family="graphic">
      <style:graphic-properties draw:stroke="none" svg:stroke-color="#000000" draw:fill-color="#ffffff" fo:min-height="5.87mm" fo:min-width="114.51mm" style:run-through="foreground" style:vertical-pos="from-top" style:vertical-rel="page" style:horizontal-pos="from-left" style:horizontal-rel="page" draw:wrap-influence-on-position="once-concurrent" style:flow-with-text="false"/>
    </style:style>
    <style:style style:name="gr106" style:family="graphic">
      <style:graphic-properties draw:stroke="none" svg:stroke-color="#000000" draw:fill-color="#ffffff" fo:min-height="20.71mm" fo:min-width="2.58mm" style:run-through="foreground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style-name="gr1" draw:text-style-name="P116" svg:width="1.01mm" svg:height="1.01mm" svg:x="0mm" svg:y="0mm">
        <draw:image xlink:href="Pictures/1000000000000C4000000028B0848992.jpg" xlink:type="simple" xlink:show="embed" xlink:actuate="onLoad">
          <text:p/>
        </draw:image>
      </draw:frame>
      <draw:frame text:anchor-type="page" text:anchor-page-number="0" draw:z-index="2" draw:style-name="gr1" draw:text-style-name="P116" svg:width="1.01mm" svg:height="1.01mm" svg:x="0mm" svg:y="0mm">
        <draw:image xlink:href="Pictures/10000000000000300000052EAF829835.jpg" xlink:type="simple" xlink:show="embed" xlink:actuate="onLoad">
          <text:p/>
        </draw:image>
      </draw:frame>
      <draw:frame text:anchor-type="page" text:anchor-page-number="0" draw:z-index="4" draw:style-name="gr1" draw:text-style-name="P116" svg:width="1.01mm" svg:height="1.01mm" svg:x="0mm" svg:y="0mm">
        <draw:image xlink:href="Pictures/10000000000002000000016CD57B27E7.jpg" xlink:type="simple" xlink:show="embed" xlink:actuate="onLoad">
          <text:p/>
        </draw:image>
      </draw:frame>
      <draw:frame text:anchor-type="page" text:anchor-page-number="0" draw:z-index="6" draw:style-name="gr1" draw:text-style-name="P116" svg:width="1.01mm" svg:height="1.01mm" svg:x="0mm" svg:y="0mm">
        <draw:image xlink:href="Pictures/100000000000002800000F9C6A9B0FC5.jpg" xlink:type="simple" xlink:show="embed" xlink:actuate="onLoad">
          <text:p/>
        </draw:image>
      </draw:frame>
      <draw:frame text:anchor-type="page" text:anchor-page-number="0" draw:z-index="8" draw:style-name="gr1" draw:text-style-name="P116" svg:width="1.01mm" svg:height="1.01mm" svg:x="0mm" svg:y="0mm">
        <draw:image xlink:href="Pictures/10000000000000F000000082060B2D21.jpg" xlink:type="simple" xlink:show="embed" xlink:actuate="onLoad">
          <text:p/>
        </draw:image>
      </draw:frame>
      <draw:frame text:anchor-type="page" text:anchor-page-number="0" draw:z-index="10" draw:style-name="gr1" draw:text-style-name="P116" svg:width="1.01mm" svg:height="1.01mm" svg:x="0mm" svg:y="0mm">
        <draw:image xlink:href="Pictures/10000000000000D0000002F2B55B0BD1.jpg" xlink:type="simple" xlink:show="embed" xlink:actuate="onLoad">
          <text:p/>
        </draw:image>
      </draw:frame>
      <draw:frame text:anchor-type="page" text:anchor-page-number="0" draw:z-index="12" draw:style-name="gr1" draw:text-style-name="P116" svg:width="1.01mm" svg:height="1.01mm" svg:x="0mm" svg:y="0mm">
        <draw:image xlink:href="Pictures/10000000000000F00000009C34460EE2.jpg" xlink:type="simple" xlink:show="embed" xlink:actuate="onLoad">
          <text:p/>
        </draw:image>
      </draw:frame>
      <draw:frame text:anchor-type="page" text:anchor-page-number="0" draw:z-index="14" draw:style-name="gr1" draw:text-style-name="P116" svg:width="1.01mm" svg:height="1.01mm" svg:x="0mm" svg:y="0mm">
        <draw:image xlink:href="Pictures/1000000000000030000003269EAA5B34.jpg" xlink:type="simple" xlink:show="embed" xlink:actuate="onLoad">
          <text:p/>
        </draw:image>
      </draw:frame>
      <draw:frame text:anchor-type="page" text:anchor-page-number="0" draw:z-index="16" draw:style-name="gr1" draw:text-style-name="P116" svg:width="1.01mm" svg:height="1.01mm" svg:x="0mm" svg:y="0mm">
        <draw:image xlink:href="Pictures/10000000000001A8000000349DE1521B.jpg" xlink:type="simple" xlink:show="embed" xlink:actuate="onLoad">
          <text:p/>
        </draw:image>
      </draw:frame>
      <draw:frame text:anchor-type="page" text:anchor-page-number="0" draw:z-index="18" draw:style-name="gr1" draw:text-style-name="P116" svg:width="1.01mm" svg:height="1.01mm" svg:x="0mm" svg:y="0mm">
        <draw:image xlink:href="Pictures/10000000000000E800000024EA6826FE.jpg" xlink:type="simple" xlink:show="embed" xlink:actuate="onLoad">
          <text:p/>
        </draw:image>
      </draw:frame>
      <draw:frame text:anchor-type="page" text:anchor-page-number="0" draw:z-index="20" draw:style-name="gr1" draw:text-style-name="P116" svg:width="1.01mm" svg:height="1.01mm" svg:x="0mm" svg:y="0mm">
        <draw:image xlink:href="Pictures/10000000000000B800000034B6A50649.jpg" xlink:type="simple" xlink:show="embed" xlink:actuate="onLoad">
          <text:p/>
        </draw:image>
      </draw:frame>
      <draw:frame text:anchor-type="page" text:anchor-page-number="0" draw:z-index="22" draw:style-name="gr1" draw:text-style-name="P116" svg:width="1.01mm" svg:height="1.01mm" svg:x="0mm" svg:y="0mm">
        <draw:image xlink:href="Pictures/10000000000000D000000034BDB7F8BA.jpg" xlink:type="simple" xlink:show="embed" xlink:actuate="onLoad">
          <text:p/>
        </draw:image>
      </draw:frame>
      <draw:frame text:anchor-type="page" text:anchor-page-number="0" draw:z-index="24" draw:style-name="gr1" draw:text-style-name="P116" svg:width="1.01mm" svg:height="1.01mm" svg:x="0mm" svg:y="0mm">
        <draw:image xlink:href="Pictures/10000000000000E000000010437AD602.jpg" xlink:type="simple" xlink:show="embed" xlink:actuate="onLoad">
          <text:p/>
        </draw:image>
      </draw:frame>
      <draw:frame text:anchor-type="page" text:anchor-page-number="0" draw:z-index="26" draw:style-name="gr1" draw:text-style-name="P116" svg:width="1.01mm" svg:height="1.01mm" svg:x="0mm" svg:y="0mm">
        <draw:image xlink:href="Pictures/10000000000000300000016C4CE6BEA6.jpg" xlink:type="simple" xlink:show="embed" xlink:actuate="onLoad">
          <text:p/>
        </draw:image>
      </draw:frame>
      <draw:frame text:anchor-type="page" text:anchor-page-number="0" draw:z-index="28" draw:style-name="gr1" draw:text-style-name="P116" svg:width="1.01mm" svg:height="1.01mm" svg:x="0mm" svg:y="0mm">
        <draw:image xlink:href="Pictures/10000000000000A80000004E7253C856.jpg" xlink:type="simple" xlink:show="embed" xlink:actuate="onLoad">
          <text:p/>
        </draw:image>
      </draw:frame>
      <draw:frame text:anchor-type="page" text:anchor-page-number="0" draw:z-index="30" draw:style-name="gr1" draw:text-style-name="P116" svg:width="1.01mm" svg:height="1.01mm" svg:x="0mm" svg:y="0mm">
        <draw:image xlink:href="Pictures/10000000000000E800000068BB3BF624.jpg" xlink:type="simple" xlink:show="embed" xlink:actuate="onLoad">
          <text:p/>
        </draw:image>
      </draw:frame>
      <draw:frame text:anchor-type="page" text:anchor-page-number="0" draw:z-index="32" draw:style-name="gr1" draw:text-style-name="P116" svg:width="1.01mm" svg:height="1.01mm" svg:x="0mm" svg:y="0mm">
        <draw:image xlink:href="Pictures/10000000000000300000029C23E7FD3E.jpg" xlink:type="simple" xlink:show="embed" xlink:actuate="onLoad">
          <text:p/>
        </draw:image>
      </draw:frame>
      <draw:frame text:anchor-type="page" text:anchor-page-number="0" draw:z-index="89" draw:style-name="gr1" draw:text-style-name="P116" svg:width="1.01mm" svg:height="1.01mm" svg:x="0mm" svg:y="0mm">
        <draw:image xlink:href="Pictures/100000000000026300000132590D45F8.jpg" xlink:type="simple" xlink:show="embed" xlink:actuate="onLoad">
          <text:p/>
        </draw:image>
      </draw:frame>
      <draw:frame text:anchor-type="page" text:anchor-page-number="0" draw:z-index="91" draw:style-name="gr1" draw:text-style-name="P116" svg:width="1.01mm" svg:height="1.01mm" svg:x="0mm" svg:y="0mm">
        <draw:image xlink:href="Pictures/100000000000008A000000288CBFC517.jpg" xlink:type="simple" xlink:show="embed" xlink:actuate="onLoad">
          <text:p/>
        </draw:image>
      </draw:frame>
      <draw:frame text:anchor-type="page" text:anchor-page-number="0" draw:z-index="93" draw:style-name="gr1" draw:text-style-name="P116" svg:width="1.01mm" svg:height="1.01mm" svg:x="0mm" svg:y="0mm">
        <draw:image xlink:href="Pictures/10000000000000DF000000477E15026C.jpg" xlink:type="simple" xlink:show="embed" xlink:actuate="onLoad">
          <text:p/>
        </draw:image>
      </draw:frame>
      <draw:frame text:anchor-type="page" text:anchor-page-number="0" draw:z-index="95" draw:style-name="gr1" draw:text-style-name="P116" svg:width="1.01mm" svg:height="1.01mm" svg:x="0mm" svg:y="0mm">
        <draw:image xlink:href="Pictures/10000000000000AD00000037463827CC.jpg" xlink:type="simple" xlink:show="embed" xlink:actuate="onLoad">
          <text:p/>
        </draw:image>
      </draw:frame>
      <draw:frame text:anchor-type="page" text:anchor-page-number="0" draw:z-index="97" draw:style-name="gr1" draw:text-style-name="P116" svg:width="1.01mm" svg:height="1.01mm" svg:x="0mm" svg:y="0mm">
        <draw:image xlink:href="Pictures/100000000000001600000037E58565A7.jpg" xlink:type="simple" xlink:show="embed" xlink:actuate="onLoad">
          <text:p/>
        </draw:image>
      </draw:frame>
      <draw:frame text:anchor-type="page" text:anchor-page-number="0" draw:z-index="99" draw:style-name="gr1" draw:text-style-name="P116" svg:width="1.01mm" svg:height="1.01mm" svg:x="0mm" svg:y="0mm">
        <draw:image xlink:href="Pictures/100000000000013200000035CC3BB40B.jpg" xlink:type="simple" xlink:show="embed" xlink:actuate="onLoad">
          <text:p/>
        </draw:image>
      </draw:frame>
      <draw:frame text:anchor-type="page" text:anchor-page-number="0" draw:z-index="101" draw:style-name="gr1" draw:text-style-name="P116" svg:width="1.01mm" svg:height="1.01mm" svg:x="0mm" svg:y="0mm">
        <draw:image xlink:href="Pictures/10000000000000320000002A74AAB9C4.jpg" xlink:type="simple" xlink:show="embed" xlink:actuate="onLoad">
          <text:p/>
        </draw:image>
      </draw:frame>
      <draw:frame text:anchor-type="page" text:anchor-page-number="0" draw:z-index="103" draw:style-name="gr1" draw:text-style-name="P116" svg:width="1.01mm" svg:height="1.01mm" svg:x="0mm" svg:y="0mm">
        <draw:image xlink:href="Pictures/100000000000000400000048747EDEA4.jpg" xlink:type="simple" xlink:show="embed" xlink:actuate="onLoad">
          <text:p/>
        </draw:image>
      </draw:frame>
      <draw:frame text:anchor-type="page" text:anchor-page-number="0" draw:z-index="105" draw:style-name="gr1" draw:text-style-name="P116" svg:width="1.01mm" svg:height="1.01mm" svg:x="0mm" svg:y="0mm">
        <draw:image xlink:href="Pictures/100000000000003E00000038159536CF.jpg" xlink:type="simple" xlink:show="embed" xlink:actuate="onLoad">
          <text:p/>
        </draw:image>
      </draw:frame>
      <draw:frame text:anchor-type="page" text:anchor-page-number="0" draw:z-index="107" draw:style-name="gr1" draw:text-style-name="P116" svg:width="1.01mm" svg:height="1.01mm" svg:x="0mm" svg:y="0mm">
        <draw:image xlink:href="Pictures/100000000000010500000034D0A16B0D.jpg" xlink:type="simple" xlink:show="embed" xlink:actuate="onLoad">
          <text:p/>
        </draw:image>
      </draw:frame>
      <draw:frame text:anchor-type="page" text:anchor-page-number="0" draw:z-index="109" draw:style-name="gr1" draw:text-style-name="P116" svg:width="1.01mm" svg:height="1.01mm" svg:x="0mm" svg:y="0mm">
        <draw:image xlink:href="Pictures/1000000000000094000000244A815160.jpg" xlink:type="simple" xlink:show="embed" xlink:actuate="onLoad">
          <text:p/>
        </draw:image>
      </draw:frame>
      <draw:frame text:anchor-type="page" text:anchor-page-number="0" draw:z-index="111" draw:style-name="gr1" draw:text-style-name="P116" svg:width="1.01mm" svg:height="1.01mm" svg:x="0mm" svg:y="0mm">
        <draw:image xlink:href="Pictures/10000000000000BF000000226E09899C.jpg" xlink:type="simple" xlink:show="embed" xlink:actuate="onLoad">
          <text:p/>
        </draw:image>
      </draw:frame>
      <draw:frame text:anchor-type="page" text:anchor-page-number="0" draw:z-index="113" draw:style-name="gr1" draw:text-style-name="P116" svg:width="1.01mm" svg:height="1.01mm" svg:x="0mm" svg:y="0mm">
        <draw:image xlink:href="Pictures/10000000000000240000002AE8A88C34.jpg" xlink:type="simple" xlink:show="embed" xlink:actuate="onLoad">
          <text:p/>
        </draw:image>
      </draw:frame>
      <draw:frame text:anchor-type="page" text:anchor-page-number="0" draw:z-index="119" draw:style-name="gr1" draw:text-style-name="P116" svg:width="1.01mm" svg:height="1.01mm" svg:x="0mm" svg:y="0mm">
        <draw:image xlink:href="Pictures/10000000000000080000005016F2ED03.jpg" xlink:type="simple" xlink:show="embed" xlink:actuate="onLoad">
          <text:p/>
        </draw:image>
      </draw:frame>
      <draw:frame text:anchor-type="page" text:anchor-page-number="0" draw:z-index="121" draw:style-name="gr1" draw:text-style-name="P116" svg:width="1.01mm" svg:height="1.01mm" svg:x="0mm" svg:y="0mm">
        <draw:image xlink:href="Pictures/10000000000000300000000EE8FC4591.jpg" xlink:type="simple" xlink:show="embed" xlink:actuate="onLoad">
          <text:p/>
        </draw:image>
      </draw:frame>
      <draw:frame text:anchor-type="page" text:anchor-page-number="0" draw:z-index="170" draw:style-name="gr1" draw:text-style-name="P116" svg:width="1.01mm" svg:height="1.01mm" svg:x="0mm" svg:y="0mm">
        <draw:image xlink:href="Pictures/100000000000008400000029BCD620DD.jpg" xlink:type="simple" xlink:show="embed" xlink:actuate="onLoad">
          <text:p/>
        </draw:image>
      </draw:frame>
      <draw:frame text:anchor-type="page" text:anchor-page-number="0" draw:z-index="172" draw:style-name="gr1" draw:text-style-name="P116" svg:width="1.01mm" svg:height="1.01mm" svg:x="0mm" svg:y="0mm">
        <draw:image xlink:href="Pictures/100000000000015E00000035C86581AC.jpg" xlink:type="simple" xlink:show="embed" xlink:actuate="onLoad">
          <text:p/>
        </draw:image>
      </draw:frame>
      <draw:frame text:anchor-type="page" text:anchor-page-number="0" draw:z-index="174" draw:style-name="gr1" draw:text-style-name="P116" svg:width="1.01mm" svg:height="1.01mm" svg:x="0mm" svg:y="0mm">
        <draw:image xlink:href="Pictures/10000000000000120000002EE80DEB55.jpg" xlink:type="simple" xlink:show="embed" xlink:actuate="onLoad">
          <text:p/>
        </draw:image>
      </draw:frame>
      <draw:frame text:anchor-type="page" text:anchor-page-number="0" draw:z-index="176" draw:style-name="gr1" draw:text-style-name="P116" svg:width="1.01mm" svg:height="1.01mm" svg:x="0mm" svg:y="0mm">
        <draw:image xlink:href="Pictures/10000000000000120000002EE757A5A6.jpg" xlink:type="simple" xlink:show="embed" xlink:actuate="onLoad">
          <text:p/>
        </draw:image>
      </draw:frame>
      <draw:frame text:anchor-type="page" text:anchor-page-number="0" draw:z-index="178" draw:style-name="gr1" draw:text-style-name="P116" svg:width="1.01mm" svg:height="1.01mm" svg:x="0mm" svg:y="0mm">
        <draw:image xlink:href="Pictures/1000000000000068000000298F6D00BF.jpg" xlink:type="simple" xlink:show="embed" xlink:actuate="onLoad">
          <text:p/>
        </draw:image>
      </draw:frame>
      <draw:frame text:anchor-type="page" text:anchor-page-number="0" draw:z-index="180" draw:style-name="gr1" draw:text-style-name="P116" svg:width="1.01mm" svg:height="1.01mm" svg:x="0mm" svg:y="0mm">
        <draw:image xlink:href="Pictures/10000000000001340000003A889F9948.jpg" xlink:type="simple" xlink:show="embed" xlink:actuate="onLoad">
          <text:p/>
        </draw:image>
      </draw:frame>
      <draw:frame text:anchor-type="page" text:anchor-page-number="0" draw:z-index="182" draw:style-name="gr1" draw:text-style-name="P116" svg:width="1.01mm" svg:height="1.01mm" svg:x="0mm" svg:y="0mm">
        <draw:image xlink:href="Pictures/100000000000000E000000053CBFBB4F.jpg" xlink:type="simple" xlink:show="embed" xlink:actuate="onLoad">
          <text:p/>
        </draw:image>
      </draw:frame>
      <draw:frame text:anchor-type="page" text:anchor-page-number="0" draw:z-index="184" draw:style-name="gr1" draw:text-style-name="P116" svg:width="1.01mm" svg:height="1.01mm" svg:x="0mm" svg:y="0mm">
        <draw:image xlink:href="Pictures/100000000000000D00000005ACAA6B96.jpg" xlink:type="simple" xlink:show="embed" xlink:actuate="onLoad">
          <text:p/>
        </draw:image>
      </draw:frame>
      <draw:frame text:anchor-type="page" text:anchor-page-number="0" draw:z-index="186" draw:style-name="gr1" draw:text-style-name="P116" svg:width="1.01mm" svg:height="1.01mm" svg:x="0mm" svg:y="0mm">
        <draw:image xlink:href="Pictures/100000000000000D00000005D8570050.jpg" xlink:type="simple" xlink:show="embed" xlink:actuate="onLoad">
          <text:p/>
        </draw:image>
      </draw:frame>
      <draw:frame text:anchor-type="page" text:anchor-page-number="0" draw:z-index="188" draw:style-name="gr1" draw:text-style-name="P116" svg:width="1.01mm" svg:height="1.01mm" svg:x="0mm" svg:y="0mm">
        <draw:image xlink:href="Pictures/100000000000000D00000005B996F037.jpg" xlink:type="simple" xlink:show="embed" xlink:actuate="onLoad">
          <text:p/>
        </draw:image>
      </draw:frame>
      <draw:frame text:anchor-type="page" text:anchor-page-number="0" draw:z-index="190" draw:style-name="gr1" draw:text-style-name="P116" svg:width="1.01mm" svg:height="1.01mm" svg:x="0mm" svg:y="0mm">
        <draw:image xlink:href="Pictures/100000000000000D00000006C744618E.jpg" xlink:type="simple" xlink:show="embed" xlink:actuate="onLoad">
          <text:p/>
        </draw:image>
      </draw:frame>
      <draw:frame text:anchor-type="page" text:anchor-page-number="0" draw:z-index="192" draw:style-name="gr1" draw:text-style-name="P116" svg:width="1.01mm" svg:height="1.01mm" svg:x="0mm" svg:y="0mm">
        <draw:image xlink:href="Pictures/100000000000000D000000060EA5201C.jpg" xlink:type="simple" xlink:show="embed" xlink:actuate="onLoad">
          <text:p/>
        </draw:image>
      </draw:frame>
      <draw:frame text:anchor-type="page" text:anchor-page-number="0" draw:z-index="194" draw:style-name="gr1" draw:text-style-name="P116" svg:width="1.01mm" svg:height="1.01mm" svg:x="0mm" svg:y="0mm">
        <draw:image xlink:href="Pictures/100000000000000D00000006180F96C1.jpg" xlink:type="simple" xlink:show="embed" xlink:actuate="onLoad">
          <text:p/>
        </draw:image>
      </draw:frame>
      <draw:frame text:anchor-type="page" text:anchor-page-number="0" draw:z-index="196" draw:style-name="gr1" draw:text-style-name="P116" svg:width="1.01mm" svg:height="1.01mm" svg:x="0mm" svg:y="0mm">
        <draw:image xlink:href="Pictures/100000000000000D00000006995CC5A3.jpg" xlink:type="simple" xlink:show="embed" xlink:actuate="onLoad">
          <text:p/>
        </draw:image>
      </draw:frame>
      <draw:frame text:anchor-type="page" text:anchor-page-number="0" draw:z-index="198" draw:style-name="gr1" draw:text-style-name="P116" svg:width="1.01mm" svg:height="1.01mm" svg:x="0mm" svg:y="0mm">
        <draw:image xlink:href="Pictures/100000000000000D000000053335CC41.jpg" xlink:type="simple" xlink:show="embed" xlink:actuate="onLoad">
          <text:p/>
        </draw:image>
      </draw:frame>
      <draw:frame text:anchor-type="page" text:anchor-page-number="0" draw:z-index="200" draw:style-name="gr1" draw:text-style-name="P116" svg:width="1.01mm" svg:height="1.01mm" svg:x="0mm" svg:y="0mm">
        <draw:image xlink:href="Pictures/100000000000000D000000058D9A9211.jpg" xlink:type="simple" xlink:show="embed" xlink:actuate="onLoad">
          <text:p/>
        </draw:image>
      </draw:frame>
      <draw:frame text:anchor-type="page" text:anchor-page-number="0" draw:z-index="202" draw:style-name="gr1" draw:text-style-name="P116" svg:width="1.01mm" svg:height="1.01mm" svg:x="0mm" svg:y="0mm">
        <draw:image xlink:href="Pictures/10000000000000A300000032F524B32B.jpg" xlink:type="simple" xlink:show="embed" xlink:actuate="onLoad">
          <text:p/>
        </draw:image>
      </draw:frame>
      <draw:frame text:anchor-type="page" text:anchor-page-number="0" draw:z-index="204" draw:style-name="gr1" draw:text-style-name="P116" svg:width="1.01mm" svg:height="1.01mm" svg:x="0mm" svg:y="0mm">
        <draw:image xlink:href="Pictures/100000000000006E000000286C9E0CD0.jpg" xlink:type="simple" xlink:show="embed" xlink:actuate="onLoad">
          <text:p/>
        </draw:image>
      </draw:frame>
      <draw:frame text:anchor-type="page" text:anchor-page-number="0" draw:z-index="206" draw:style-name="gr1" draw:text-style-name="P116" svg:width="1.01mm" svg:height="1.01mm" svg:x="0mm" svg:y="0mm">
        <draw:image xlink:href="Pictures/10000000000000190000002920CD9A77.jpg" xlink:type="simple" xlink:show="embed" xlink:actuate="onLoad">
          <text:p/>
        </draw:image>
      </draw:frame>
      <draw:frame text:anchor-type="page" text:anchor-page-number="0" draw:z-index="208" draw:style-name="gr1" draw:text-style-name="P116" svg:width="1.01mm" svg:height="1.01mm" svg:x="0mm" svg:y="0mm">
        <draw:image xlink:href="Pictures/1000000000000018000000296AD8465B.jpg" xlink:type="simple" xlink:show="embed" xlink:actuate="onLoad">
          <text:p/>
        </draw:image>
      </draw:frame>
      <draw:frame text:anchor-type="page" text:anchor-page-number="0" draw:z-index="210" draw:style-name="gr1" draw:text-style-name="P116" svg:width="1.01mm" svg:height="1.01mm" svg:x="0mm" svg:y="0mm">
        <draw:image xlink:href="Pictures/100000000000001B0000002CDBB6F572.jpg" xlink:type="simple" xlink:show="embed" xlink:actuate="onLoad">
          <text:p/>
        </draw:image>
      </draw:frame>
      <draw:frame text:anchor-type="page" text:anchor-page-number="0" draw:z-index="212" draw:style-name="gr1" draw:text-style-name="P116" svg:width="1.01mm" svg:height="1.01mm" svg:x="0mm" svg:y="0mm">
        <draw:image xlink:href="Pictures/10000000000000190000002A08E4B0C4.jpg" xlink:type="simple" xlink:show="embed" xlink:actuate="onLoad">
          <text:p/>
        </draw:image>
      </draw:frame>
      <draw:frame text:anchor-type="page" text:anchor-page-number="0" draw:z-index="214" draw:style-name="gr1" draw:text-style-name="P116" svg:width="1.01mm" svg:height="1.01mm" svg:x="0mm" svg:y="0mm">
        <draw:image xlink:href="Pictures/10000000000000C00000003173CE2A5C.jpg" xlink:type="simple" xlink:show="embed" xlink:actuate="onLoad">
          <text:p/>
        </draw:image>
      </draw:frame>
      <text:p text:style-name="P25"><draw:custom-shape text:anchor-type="paragraph" draw:z-index="34" draw:style-name="gr2" svg:width="0.94mm" svg:height="278.46mm" svg:x="6.35mm" svg:y="4.23mm"><text:p/><draw:enhanced-geometry svg:viewBox="0 0 53 15786" draw:type="NonPrimitive" draw:enhanced-path="M 0 0 A L 15786 0 A L 40 15786 A L 40 0 A L 0 0 A  N"/></draw:custom-shape><draw:custom-shape text:anchor-type="paragraph" draw:z-index="35" draw:style-name="gr3" svg:width="0.71mm" svg:height="278.93mm" svg:x="203.2mm" svg:y="4.23mm"><text:p/><draw:enhanced-geometry svg:viewBox="0 0 40 15813" draw:type="NonPrimitive" draw:enhanced-path="M 0 0 A L 15800 0 A L 40 15800 A L 40 0 A L 0 0 A  N"/></draw:custom-shape><draw:custom-shape text:anchor-type="paragraph" draw:z-index="36" draw:style-name="gr4" svg:width="41.39mm" svg:height="0.25mm" svg:x="7.06mm" svg:y="9.63mm"><text:p/><draw:enhanced-geometry svg:viewBox="0 0 2346 14" draw:type="NonPrimitive" draw:enhanced-path="M 0 0 A L 13 0 A L 2333 13 A L 2333 0 A L 0 0 A  N"/></draw:custom-shape><draw:custom-shape text:anchor-type="paragraph" draw:z-index="37" draw:style-name="gr5" svg:width="40.45mm" svg:height="0.25mm" svg:x="7.06mm" svg:y="10.34mm"><text:p/><draw:enhanced-geometry svg:viewBox="0 0 2293 14" draw:type="NonPrimitive" draw:enhanced-path="M 0 0 A L 13 0 A L 2293 13 A L 2293 0 A L 0 0 A  N"/></draw:custom-shape><draw:custom-shape text:anchor-type="paragraph" draw:z-index="38" draw:style-name="gr6" svg:width="179.22mm" svg:height="0.22mm" svg:x="19.51mm" svg:y="76.91mm"><text:p/><draw:enhanced-geometry svg:viewBox="0 0 10160 13" draw:type="NonPrimitive" draw:enhanced-path="M 0 0 A L 13 0 A L 10160 13 A L 10160 0 A L 0 0 A  N"/></draw:custom-shape><draw:custom-shape text:anchor-type="paragraph" draw:z-index="39" draw:style-name="gr7" svg:width="0.25mm" svg:height="7.79mm" svg:x="19.51mm" svg:y="77.13mm"><text:p/><draw:enhanced-geometry svg:viewBox="0 0 14 440" draw:type="NonPrimitive" draw:enhanced-path="M 0 0 A L 440 0 A L 13 440 A L 13 0 A L 0 0 A  N"/></draw:custom-shape><draw:custom-shape text:anchor-type="paragraph" draw:z-index="40" draw:style-name="gr8" svg:width="0.24mm" svg:height="7.54mm" svg:x="198.49mm" svg:y="77.13mm"><text:p/><draw:enhanced-geometry svg:viewBox="0 0 13 427" draw:type="NonPrimitive" draw:enhanced-path="M 0 0 A L 426 0 A L 13 426 A L 13 0 A L 0 0 A  N"/></draw:custom-shape><draw:custom-shape text:anchor-type="paragraph" draw:z-index="41" draw:style-name="gr7" svg:width="0.25mm" svg:height="7.79mm" svg:x="19.51mm" svg:y="83.71mm"><text:p/><draw:enhanced-geometry svg:viewBox="0 0 14 440" draw:type="NonPrimitive" draw:enhanced-path="M 0 0 A L 440 0 A L 13 440 A L 13 0 A L 0 0 A  N"/></draw:custom-shape><draw:custom-shape text:anchor-type="paragraph" draw:z-index="42" draw:style-name="gr9" svg:width="0mm" svg:height="7.79mm" svg:x="103.95mm" svg:y="83.71mm"><text:p/><draw:enhanced-geometry svg:viewBox="0 0 0 440" draw:type="NonPrimitive" draw:enhanced-path="M 0 0 A L 440 0 A L 13 440 A L 13 0 A L 0 0 A  N"/></draw:custom-shape><draw:custom-shape text:anchor-type="paragraph" draw:z-index="43" draw:style-name="gr10" svg:width="0.24mm" svg:height="7.79mm" svg:x="198.49mm" svg:y="83.71mm"><text:p/><draw:enhanced-geometry svg:viewBox="0 0 13 440" draw:type="NonPrimitive" draw:enhanced-path="M 0 0 A L 440 0 A L 13 440 A L 13 0 A L 0 0 A  N"/></draw:custom-shape><draw:custom-shape text:anchor-type="paragraph" draw:z-index="44" draw:style-name="gr11" svg:width="178.74mm" svg:height="0mm" svg:x="19.76mm" svg:y="84.67mm"><text:p/><draw:enhanced-geometry svg:viewBox="0 0 10133 0" draw:type="NonPrimitive" draw:enhanced-path="M 0 0 A L 0 0 A L 10133 0 A L 10133 0 A L 0 0 A  N"/></draw:custom-shape><draw:custom-shape text:anchor-type="paragraph" draw:z-index="45" draw:style-name="gr12" svg:width="178.99mm" svg:height="0.25mm" svg:x="19.51mm" svg:y="91.48mm"><text:p/><draw:enhanced-geometry svg:viewBox="0 0 10147 14" draw:type="NonPrimitive" draw:enhanced-path="M 0 0 A L 13 0 A L 10146 13 A L 10146 0 A L 0 0 A  N"/></draw:custom-shape><draw:custom-shape text:anchor-type="paragraph" draw:z-index="46" draw:style-name="gr13" svg:width="0.25mm" svg:height="49.17mm" svg:x="19.51mm" svg:y="98.53mm"><text:p/><draw:enhanced-geometry svg:viewBox="0 0 14 2787" draw:type="NonPrimitive" draw:enhanced-path="M 0 0 A L 2786 0 A L 13 2786 A L 13 0 A L 0 0 A  N"/></draw:custom-shape><draw:custom-shape text:anchor-type="paragraph" draw:z-index="47" draw:style-name="gr14" svg:width="179.22mm" svg:height="0.25mm" svg:x="19.51mm" svg:y="98.53mm"><text:p/><draw:enhanced-geometry svg:viewBox="0 0 10160 14" draw:type="NonPrimitive" draw:enhanced-path="M 0 0 A L 13 0 A L 10160 13 A L 10160 0 A L 0 0 A  N"/></draw:custom-shape><draw:custom-shape text:anchor-type="paragraph" draw:z-index="48" draw:style-name="gr15" svg:width="0.24mm" svg:height="48.94mm" svg:x="198.26mm" svg:y="98.53mm"><text:p/><draw:enhanced-geometry svg:viewBox="0 0 13 2774" draw:type="NonPrimitive" draw:enhanced-path="M 0 0 A L 2773 0 A L 13 2773 A L 13 0 A L 0 0 A  N"/></draw:custom-shape><draw:custom-shape text:anchor-type="paragraph" draw:z-index="49" draw:style-name="gr16" svg:width="138.05mm" svg:height="0.24mm" svg:x="55.74mm" svg:y="106.77mm"><text:p/><draw:enhanced-geometry svg:viewBox="0 0 7826 13" draw:type="NonPrimitive" draw:enhanced-path="M 0 0 A L 13 0 A L 7840 13 A L 7840 0 A L 0 0 A  N"/></draw:custom-shape><draw:custom-shape text:anchor-type="paragraph" draw:z-index="50" draw:style-name="gr17" svg:width="79.03mm" svg:height="0.24mm" svg:x="115.01mm" svg:y="113.12mm"><text:p/><draw:enhanced-geometry svg:viewBox="0 0 4480 13" draw:type="NonPrimitive" draw:enhanced-path="M 0 0 A L 13 0 A L 4480 13 A L 4480 0 A L 0 0 A  N"/></draw:custom-shape><draw:custom-shape text:anchor-type="paragraph" draw:z-index="51" draw:style-name="gr18" svg:width="116.65mm" svg:height="0.48mm" svg:x="77.13mm" svg:y="118.99mm"><text:p/><draw:enhanced-geometry svg:viewBox="0 0 6613 27" draw:type="NonPrimitive" draw:enhanced-path="M 0 0 A L 13 0 A L 6613 13 A L 6613 0 A L 0 0 A  N"/></draw:custom-shape><draw:custom-shape text:anchor-type="paragraph" draw:z-index="52" draw:style-name="gr19" svg:width="173.8mm" svg:height="0.48mm" svg:x="19.76mm" svg:y="125.11mm"><text:p/><draw:enhanced-geometry svg:viewBox="0 0 9853 27" draw:type="NonPrimitive" draw:enhanced-path="M 0 0 A L 13 0 A L 9853 13 A L 9853 0 A L 0 0 A  N"/></draw:custom-shape><draw:custom-shape text:anchor-type="paragraph" draw:z-index="53" draw:style-name="gr20" svg:width="118.29mm" svg:height="0.24mm" svg:x="74.79mm" svg:y="131.46mm"><text:p/><draw:enhanced-geometry svg:viewBox="0 0 6706 13" draw:type="NonPrimitive" draw:enhanced-path="M 0 0 A L 13 0 A L 6720 13 A L 6720 0 A L 0 0 A  N"/></draw:custom-shape><draw:custom-shape text:anchor-type="paragraph" draw:z-index="54" draw:style-name="gr21" svg:width="71.04mm" svg:height="0.24mm" svg:x="122.52mm" svg:y="137.58mm"><text:p/><draw:enhanced-geometry svg:viewBox="0 0 4027 13" draw:type="NonPrimitive" draw:enhanced-path="M 0 0 A L 13 0 A L 4040 13 A L 4040 0 A L 0 0 A  N"/></draw:custom-shape><draw:custom-shape text:anchor-type="paragraph" draw:z-index="55" draw:style-name="gr22" svg:width="41.64mm" svg:height="0.24mm" svg:x="39.51mm" svg:y="137.58mm"><text:p/><draw:enhanced-geometry svg:viewBox="0 0 2360 13" draw:type="NonPrimitive" draw:enhanced-path="M 0 0 A L 13 0 A L 2360 13 A L 2360 0 A L 0 0 A  N"/></draw:custom-shape><draw:custom-shape text:anchor-type="paragraph" draw:z-index="56" draw:style-name="gr23" svg:width="102.56mm" svg:height="0.48mm" svg:x="90.77mm" svg:y="143.46mm"><text:p/><draw:enhanced-geometry svg:viewBox="0 0 5814 27" draw:type="NonPrimitive" draw:enhanced-path="M 0 0 A L 13 0 A L 5813 13 A L 5813 0 A L 0 0 A  N"/></draw:custom-shape><draw:custom-shape text:anchor-type="paragraph" draw:z-index="57" draw:style-name="gr12" svg:width="178.99mm" svg:height="0.25mm" svg:x="19.51mm" svg:y="147.21mm"><text:p/><draw:enhanced-geometry svg:viewBox="0 0 10147 14" draw:type="NonPrimitive" draw:enhanced-path="M 0 0 A L 13 0 A L 10146 13 A L 10146 0 A L 0 0 A  N"/></draw:custom-shape><draw:custom-shape text:anchor-type="paragraph" draw:z-index="58" draw:style-name="gr24" svg:width="178.27mm" svg:height="0.24mm" svg:x="19.76mm" svg:y="156.63mm"><text:p/><draw:enhanced-geometry svg:viewBox="0 0 10106 13" draw:type="NonPrimitive" draw:enhanced-path="M 0 0 A L 13 0 A L 10093 13 A L 10093 0 A L 0 0 A  N"/></draw:custom-shape><draw:custom-shape text:anchor-type="paragraph" draw:z-index="59" draw:style-name="gr25" svg:width="0.22mm" svg:height="72.91mm" svg:x="197.56mm" svg:y="156.63mm"><text:p/><draw:enhanced-geometry svg:viewBox="0 0 13 4133" draw:type="NonPrimitive" draw:enhanced-path="M 0 0 A L 4133 0 A L 13 4133 A L 13 0 A L 0 0 A  N"/></draw:custom-shape><draw:custom-shape text:anchor-type="paragraph" draw:z-index="60" draw:style-name="gr26" svg:width="0.24mm" svg:height="51.74mm" svg:x="137.81mm" svg:y="156.63mm"><text:p/><draw:enhanced-geometry svg:viewBox="0 0 13 2933" draw:type="NonPrimitive" draw:enhanced-path="M 0 0 A L 2933 0 A L 13 2933 A L 13 0 A L 0 0 A  N"/></draw:custom-shape><draw:custom-shape text:anchor-type="paragraph" draw:z-index="61" draw:style-name="gr27" svg:width="0mm" svg:height="51.51mm" svg:x="158.75mm" svg:y="156.63mm"><text:p/><draw:enhanced-geometry svg:viewBox="0 0 0 2920" draw:type="NonPrimitive" draw:enhanced-path="M 0 0 A L 2920 0 A L 13 2920 A L 13 0 A L 0 0 A  N"/></draw:custom-shape><draw:custom-shape text:anchor-type="paragraph" draw:z-index="62" draw:style-name="gr28" svg:width="0.25mm" svg:height="46.8mm" svg:x="19.51mm" svg:y="161.57mm"><text:p/><draw:enhanced-geometry svg:viewBox="0 0 14 2653" draw:type="NonPrimitive" draw:enhanced-path="M 0 0 A L 2653 0 A L 13 2653 A L 13 0 A L 0 0 A  N"/></draw:custom-shape><draw:custom-shape text:anchor-type="paragraph" draw:z-index="63" draw:style-name="gr29" svg:width="0.24mm" svg:height="46.8mm" svg:x="53.85mm" svg:y="161.57mm"><text:p/><draw:enhanced-geometry svg:viewBox="0 0 13 2653" draw:type="NonPrimitive" draw:enhanced-path="M 0 0 A L 2653 0 A L 13 2653 A L 13 0 A L 0 0 A  N"/></draw:custom-shape><draw:custom-shape text:anchor-type="paragraph" draw:z-index="64" draw:style-name="gr30" svg:width="60.91mm" svg:height="0.25mm" svg:x="137.11mm" svg:y="165.56mm"><text:p/><draw:enhanced-geometry svg:viewBox="0 0 3453 14" draw:type="NonPrimitive" draw:enhanced-path="M 0 0 A L 13 0 A L 3440 13 A L 3440 0 A L 0 0 A  N"/></draw:custom-shape><draw:custom-shape text:anchor-type="paragraph" draw:z-index="65" draw:style-name="gr31" svg:width="117.84mm" svg:height="0.25mm" svg:x="19.98mm" svg:y="165.56mm"><text:p/><draw:enhanced-geometry svg:viewBox="0 0 6680 14" draw:type="NonPrimitive" draw:enhanced-path="M 0 0 A L 13 0 A L 6680 13 A L 6680 0 A L 0 0 A  N"/></draw:custom-shape><draw:custom-shape text:anchor-type="paragraph" draw:z-index="66" draw:style-name="gr32" svg:width="0.25mm" svg:height="43.03mm" svg:x="19.51mm" svg:y="165.81mm"><text:p/><draw:enhanced-geometry svg:viewBox="0 0 14 2440" draw:type="NonPrimitive" draw:enhanced-path="M 0 0 A L 2440 0 A L 13 2440 A L 13 0 A L 0 0 A  N"/></draw:custom-shape><draw:custom-shape text:anchor-type="paragraph" draw:z-index="67" draw:style-name="gr33" svg:width="0.24mm" svg:height="42.57mm" svg:x="53.85mm" svg:y="165.81mm"><text:p/><draw:enhanced-geometry svg:viewBox="0 0 13 2413" draw:type="NonPrimitive" draw:enhanced-path="M 0 0 A L 2413 0 A L 13 2413 A L 13 0 A L 0 0 A  N"/></draw:custom-shape><draw:custom-shape text:anchor-type="paragraph" draw:z-index="68" draw:style-name="gr34" svg:width="39.54mm" svg:height="0.25mm" svg:x="158.04mm" svg:y="207.89mm"><text:p/><draw:enhanced-geometry svg:viewBox="0 0 2240 14" draw:type="NonPrimitive" draw:enhanced-path="M 0 0 A L 13 0 A L 2240 13 A L 2240 0 A L 0 0 A  N"/></draw:custom-shape><draw:custom-shape text:anchor-type="paragraph" draw:z-index="69" draw:style-name="gr35" svg:width="86.31mm" svg:height="0.24mm" svg:x="52.92mm" svg:y="208.14mm"><text:p/><draw:enhanced-geometry svg:viewBox="0 0 4893 13" draw:type="NonPrimitive" draw:enhanced-path="M 0 0 A L 13 0 A L 4906 13 A L 4906 0 A L 0 0 A  N"/></draw:custom-shape><draw:custom-shape text:anchor-type="paragraph" draw:z-index="70" draw:style-name="gr36" svg:width="20.95mm" svg:height="0.48mm" svg:x="137.81mm" svg:y="207.89mm"><text:p/><draw:enhanced-geometry svg:viewBox="0 0 1187 27" draw:type="NonPrimitive" draw:enhanced-path="M 0 0 A L 13 0 A L 1173 13 A L 1173 0 A L 0 0 A  N"/></draw:custom-shape><draw:custom-shape text:anchor-type="paragraph" draw:z-index="71" draw:style-name="gr37" svg:width="34.1mm" svg:height="0.24mm" svg:x="19.76mm" svg:y="208.14mm"><text:p/><draw:enhanced-geometry svg:viewBox="0 0 1933 13" draw:type="NonPrimitive" draw:enhanced-path="M 0 0 A L 13 0 A L 1946 13 A L 1946 0 A L 0 0 A  N"/></draw:custom-shape><draw:custom-shape text:anchor-type="paragraph" draw:z-index="72" draw:style-name="gr38" svg:width="39.29mm" svg:height="0.25mm" svg:x="158.5mm" svg:y="214.95mm"><text:p/><draw:enhanced-geometry svg:viewBox="0 0 2227 14" draw:type="NonPrimitive" draw:enhanced-path="M 0 0 A L 13 0 A L 2226 13 A L 2226 0 A L 0 0 A  N"/></draw:custom-shape><draw:custom-shape text:anchor-type="paragraph" draw:z-index="73" draw:style-name="gr39" svg:width="177.81mm" svg:height="0.24mm" svg:x="19.76mm" svg:y="215.42mm"><text:p/><draw:enhanced-geometry svg:viewBox="0 0 10080 13" draw:type="NonPrimitive" draw:enhanced-path="M 0 0 A L 13 0 A L 10080 13 A L 10080 0 A L 0 0 A  N"/></draw:custom-shape><draw:custom-shape text:anchor-type="paragraph" draw:z-index="74" draw:style-name="gr40" svg:width="0.25mm" svg:height="10.59mm" svg:x="19.51mm" svg:y="215.42mm"><text:p/><draw:enhanced-geometry svg:viewBox="0 0 14 600" draw:type="NonPrimitive" draw:enhanced-path="M 0 0 A L 600 0 A L 13 600 A L 13 0 A L 0 0 A  N"/></draw:custom-shape><draw:custom-shape text:anchor-type="paragraph" draw:z-index="75" draw:style-name="gr41" svg:width="99.95mm" svg:height="0.24mm" svg:x="93.13mm" svg:y="220.84mm"><text:p/><draw:enhanced-geometry svg:viewBox="0 0 5666 13" draw:type="NonPrimitive" draw:enhanced-path="M 0 0 A L 13 0 A L 5653 13 A L 5653 0 A L 0 0 A  N"/></draw:custom-shape><draw:custom-shape text:anchor-type="paragraph" draw:z-index="76" draw:style-name="gr42" svg:width="0.25mm" svg:height="4.7mm" svg:x="19.51mm" svg:y="225.07mm"><text:p/><draw:enhanced-geometry svg:viewBox="0 0 14 266" draw:type="NonPrimitive" draw:enhanced-path="M 0 0 A L 266 0 A L 13 266 A L 13 0 A L 0 0 A  N"/></draw:custom-shape><draw:custom-shape text:anchor-type="paragraph" draw:z-index="77" draw:style-name="gr43" svg:width="172.89mm" svg:height="0mm" svg:x="20.21mm" svg:y="225.78mm"><text:p/><draw:enhanced-geometry svg:viewBox="0 0 9800 0" draw:type="NonPrimitive" draw:enhanced-path="M 0 0 A L 13 0 A L 9800 13 A L 9800 0 A L 0 0 A  N"/></draw:custom-shape><draw:custom-shape text:anchor-type="paragraph" draw:z-index="78" draw:style-name="gr44" svg:width="178.28mm" svg:height="0.24mm" svg:x="19.51mm" svg:y="229.53mm"><text:p/><draw:enhanced-geometry svg:viewBox="0 0 10107 13" draw:type="NonPrimitive" draw:enhanced-path="M 0 0 A L 13 0 A L 10093 13 A L 10093 0 A L 0 0 A  N"/></draw:custom-shape><draw:custom-shape text:anchor-type="paragraph" draw:z-index="79" draw:style-name="gr45" svg:width="179.22mm" svg:height="0.24mm" svg:x="18.8mm" svg:y="239.89mm"><text:p/><draw:enhanced-geometry svg:viewBox="0 0 10160 13" draw:type="NonPrimitive" draw:enhanced-path="M 0 0 A L 13 0 A L 10160 13 A L 10160 0 A L 0 0 A  N"/></draw:custom-shape><draw:custom-shape text:anchor-type="paragraph" draw:z-index="80" draw:style-name="gr46" svg:width="0.25mm" svg:height="31.05mm" svg:x="18.8mm" svg:y="239.89mm"><text:p/><draw:enhanced-geometry svg:viewBox="0 0 14 1760" draw:type="NonPrimitive" draw:enhanced-path="M 0 0 A L 1760 0 A L 13 1760 A L 13 0 A L 0 0 A  N"/></draw:custom-shape><draw:custom-shape text:anchor-type="paragraph" draw:z-index="81" draw:style-name="gr47" svg:width="0.22mm" svg:height="31.05mm" svg:x="197.56mm" svg:y="239.89mm"><text:p/><draw:enhanced-geometry svg:viewBox="0 0 13 1760" draw:type="NonPrimitive" draw:enhanced-path="M 0 0 A L 1760 0 A L 13 1760 A L 13 0 A L 0 0 A  N"/></draw:custom-shape><draw:custom-shape text:anchor-type="paragraph" draw:z-index="82" draw:style-name="gr11" svg:width="178.74mm" svg:height="0mm" svg:x="19.05mm" svg:y="243.65mm"><text:p/><draw:enhanced-geometry svg:viewBox="0 0 10133 0" draw:type="NonPrimitive" draw:enhanced-path="M 0 0 A L 13 0 A L 10133 13 A L 10133 0 A L 0 0 A  N"/></draw:custom-shape><draw:custom-shape text:anchor-type="paragraph" draw:z-index="83" draw:style-name="gr48" svg:width="102.56mm" svg:height="0.24mm" svg:x="88.65mm" svg:y="247.88mm"><text:p/><draw:enhanced-geometry svg:viewBox="0 0 5814 13" draw:type="NonPrimitive" draw:enhanced-path="M 0 0 A L 13 0 A L 5813 13 A L 5813 0 A L 0 0 A  N"/></draw:custom-shape><draw:custom-shape text:anchor-type="paragraph" draw:z-index="84" draw:style-name="gr49" svg:width="172.16mm" svg:height="0.24mm" svg:x="19.05mm" svg:y="254.23mm"><text:p/><draw:enhanced-geometry svg:viewBox="0 0 9760 13" draw:type="NonPrimitive" draw:enhanced-path="M 0 0 A L 13 0 A L 9760 13 A L 9760 0 A L 0 0 A  N"/></draw:custom-shape><draw:custom-shape text:anchor-type="paragraph" draw:z-index="85" draw:style-name="gr50" svg:width="172.64mm" svg:height="0.24mm" svg:x="18.8mm" svg:y="260.35mm"><text:p/><draw:enhanced-geometry svg:viewBox="0 0 9787 13" draw:type="NonPrimitive" draw:enhanced-path="M 0 0 A L 13 0 A L 9773 13 A L 9773 0 A L 0 0 A  N"/></draw:custom-shape><draw:custom-shape text:anchor-type="paragraph" draw:z-index="86" draw:style-name="gr51" svg:width="171.93mm" svg:height="0.24mm" svg:x="19.28mm" svg:y="266.7mm"><text:p/><draw:enhanced-geometry svg:viewBox="0 0 9747 13" draw:type="NonPrimitive" draw:enhanced-path="M 0 0 A L 13 0 A L 9733 13 A L 9733 0 A L 0 0 A  N"/></draw:custom-shape><draw:custom-shape text:anchor-type="paragraph" draw:z-index="87" draw:style-name="gr12" svg:width="178.99mm" svg:height="0.25mm" svg:x="18.8mm" svg:y="270.69mm"><text:p/><draw:enhanced-geometry svg:viewBox="0 0 10147 14" draw:type="NonPrimitive" draw:enhanced-path="M 0 0 A L 13 0 A L 10146 13 A L 10146 0 A L 0 0 A  N"/></draw:custom-shape><draw:custom-shape text:anchor-type="paragraph" draw:z-index="88" draw:style-name="gr52" svg:width="197.33mm" svg:height="0.71mm" svg:x="6.1mm" svg:y="282.22mm"><text:p/><draw:enhanced-geometry svg:viewBox="0 0 11187 40" draw:type="NonPrimitive" draw:enhanced-path="M 0 0 A L 40 0 A L 11200 40 A L 11200 0 A L 0 0 A  N"/></draw:custom-shape><draw:custom-shape text:anchor-type="paragraph" draw:z-index="115" draw:style-name="gr53" svg:width="123.25mm" svg:height="6.36mm" svg:x="46.09mm" svg:y="37.15mm"><text:p/><draw:enhanced-geometry svg:viewBox="0 0 6987 360" draw:type="NonPrimitive" draw:enhanced-path="M 0 0 A L 360 0 A L 6986 360 A L 6986 0 A L 0 0 A  N"/></draw:custom-shape><draw:custom-shape text:anchor-type="paragraph" draw:z-index="116" draw:style-name="gr54" svg:width="18.6mm" svg:height="3.76mm" svg:x="25.86mm" svg:y="18.34mm"><text:p/><draw:enhanced-geometry svg:viewBox="0 0 1054 213" draw:type="NonPrimitive" draw:enhanced-path="M 0 0 A L 226 0 A L 1066 226 A L 1066 0 A L 0 0 A  N"/></draw:custom-shape><draw:custom-shape text:anchor-type="paragraph" draw:z-index="117" draw:style-name="gr55" svg:width="32.92mm" svg:height="4.01mm" svg:x="11.99mm" svg:y="22.1mm"><text:p/><draw:enhanced-geometry svg:viewBox="0 0 1866 227" draw:type="NonPrimitive" draw:enhanced-path="M 0 0 A L 226 0 A L 1866 226 A L 1866 0 A L 0 0 A  N"/></draw:custom-shape><draw:custom-shape text:anchor-type="paragraph" draw:z-index="118" draw:style-name="gr56" svg:width="74.78mm" svg:height="6.36mm" svg:x="72.2mm" svg:y="30.34mm"><text:p/><draw:enhanced-geometry svg:viewBox="0 0 4240 360" draw:type="NonPrimitive" draw:enhanced-path="M 0 0 A L 360 0 A L 4240 360 A L 4240 0 A L 0 0 A  N"/></draw:custom-shape><draw:custom-shape text:anchor-type="paragraph" draw:z-index="123" draw:style-name="gr57" svg:width="7.06mm" svg:height="0.24mm" svg:x="105.36mm" svg:y="206.25mm"><text:p/><draw:enhanced-geometry svg:viewBox="0 0 400 13" draw:type="NonPrimitive" draw:enhanced-path="M 0 0 A L 13 0 A L 400 13 A L 400 0 A L 0 0 A  N"/></draw:custom-shape><draw:custom-shape text:anchor-type="paragraph" draw:z-index="124" draw:style-name="gr58" svg:width="196.86mm" svg:height="0.71mm" svg:x="8.22mm" svg:y="4.23mm"><text:p/><draw:enhanced-geometry svg:viewBox="0 0 11160 40" draw:type="NonPrimitive" draw:enhanced-path="M 0 0 A L 40 0 A L 11160 40 A L 11160 0 A L 0 0 A  N"/></draw:custom-shape><draw:custom-shape text:anchor-type="paragraph" draw:z-index="125" draw:style-name="gr59" svg:width="0.71mm" svg:height="278.7mm" svg:x="204.36mm" svg:y="4.23mm"><text:p/><draw:enhanced-geometry svg:viewBox="0 0 40 15800" draw:type="NonPrimitive" draw:enhanced-path="M 0 0 A L 15813 0 A L 53 15813 A L 53 0 A L 0 0 A  N"/></draw:custom-shape><draw:custom-shape text:anchor-type="paragraph" draw:z-index="126" draw:style-name="gr60" svg:width="0.71mm" svg:height="279.41mm" svg:x="7.51mm" svg:y="4.46mm"><text:p/><draw:enhanced-geometry svg:viewBox="0 0 40 15840" draw:type="NonPrimitive" draw:enhanced-path="M 0 0 A L 15826 0 A L 53 15826 A L 53 0 A L 0 0 A  N"/></draw:custom-shape><draw:custom-shape text:anchor-type="paragraph" draw:z-index="127" draw:style-name="gr61" svg:width="0.24mm" svg:height="53.63mm" svg:x="20.69mm" svg:y="19.76mm"><text:p/><draw:enhanced-geometry svg:viewBox="0 0 13 3040" draw:type="NonPrimitive" draw:enhanced-path="M 0 0 A L 3040 0 A L 13 3040 A L 13 0 A L 0 0 A  N"/></draw:custom-shape><draw:custom-shape text:anchor-type="paragraph" draw:z-index="128" draw:style-name="gr62" svg:width="179.45mm" svg:height="0.24mm" svg:x="20.69mm" svg:y="19.98mm"><text:p/><draw:enhanced-geometry svg:viewBox="0 0 10173 13" draw:type="NonPrimitive" draw:enhanced-path="M 0 0 A L 13 0 A L 10173 13 A L 10173 0 A L 0 0 A  N"/></draw:custom-shape><draw:custom-shape text:anchor-type="paragraph" draw:z-index="129" draw:style-name="gr61" svg:width="0.24mm" svg:height="53.63mm" svg:x="199.67mm" svg:y="19.76mm"><text:p/><draw:enhanced-geometry svg:viewBox="0 0 13 3040" draw:type="NonPrimitive" draw:enhanced-path="M 0 0 A L 3040 0 A L 13 3040 A L 13 0 A L 0 0 A  N"/></draw:custom-shape><draw:custom-shape text:anchor-type="paragraph" draw:z-index="130" draw:style-name="gr63" svg:width="163.7mm" svg:height="0.24mm" svg:x="35.98mm" svg:y="26.81mm"><text:p/><draw:enhanced-geometry svg:viewBox="0 0 9280 13" draw:type="NonPrimitive" draw:enhanced-path="M 0 0 A L 13 0 A L 9280 13 A L 9280 0 A L 0 0 A  N"/></draw:custom-shape><draw:custom-shape text:anchor-type="paragraph" draw:z-index="131" draw:style-name="gr64" svg:width="133.36mm" svg:height="0.24mm" svg:x="66.55mm" svg:y="34.1mm"><text:p/><draw:enhanced-geometry svg:viewBox="0 0 7560 13" draw:type="NonPrimitive" draw:enhanced-path="M 0 0 A L 13 0 A L 7573 13 A L 7573 0 A L 0 0 A  N"/></draw:custom-shape><draw:custom-shape text:anchor-type="paragraph" draw:z-index="132" draw:style-name="gr65" svg:width="131.24mm" svg:height="0.25mm" svg:x="68.44mm" svg:y="41.38mm"><text:p/><draw:enhanced-geometry svg:viewBox="0 0 7440 14" draw:type="NonPrimitive" draw:enhanced-path="M 0 0 A L 13 0 A L 7440 13 A L 7440 0 A L 0 0 A  N"/></draw:custom-shape><draw:custom-shape text:anchor-type="paragraph" draw:z-index="133" draw:style-name="gr66" svg:width="131.24mm" svg:height="0.24mm" svg:x="68.44mm" svg:y="51.73mm"><text:p/><draw:enhanced-geometry svg:viewBox="0 0 7440 13" draw:type="NonPrimitive" draw:enhanced-path="M 0 0 A L 13 0 A L 7440 13 A L 7440 0 A L 0 0 A  N"/></draw:custom-shape><draw:custom-shape text:anchor-type="paragraph" draw:z-index="134" draw:style-name="gr67" svg:width="119.72mm" svg:height="0.24mm" svg:x="75.95mm" svg:y="61.61mm"><text:p/><draw:enhanced-geometry svg:viewBox="0 0 6787 13" draw:type="NonPrimitive" draw:enhanced-path="M 0 0 A L 13 0 A L 6786 13 A L 6786 0 A L 0 0 A  N"/></draw:custom-shape><draw:custom-shape text:anchor-type="paragraph" draw:z-index="135" draw:style-name="gr68" svg:width="70.32mm" svg:height="0.25mm" svg:x="124.88mm" svg:y="68.9mm"><text:p/><draw:enhanced-geometry svg:viewBox="0 0 3986 14" draw:type="NonPrimitive" draw:enhanced-path="M 0 0 A L 13 0 A L 4000 13 A L 4000 0 A L 0 0 A  N"/></draw:custom-shape><draw:custom-shape text:anchor-type="paragraph" draw:z-index="136" draw:style-name="gr69" svg:width="42.8mm" svg:height="0.25mm" svg:x="38.1mm" svg:y="68.9mm"><text:p/><draw:enhanced-geometry svg:viewBox="0 0 2426 14" draw:type="NonPrimitive" draw:enhanced-path="M 0 0 A L 13 0 A L 2413 13 A L 2413 0 A L 0 0 A  N"/></draw:custom-shape><draw:custom-shape text:anchor-type="paragraph" draw:z-index="137" draw:style-name="gr14" svg:width="179.22mm" svg:height="0.25mm" svg:x="20.69mm" svg:y="73.13mm"><text:p/><draw:enhanced-geometry svg:viewBox="0 0 10160 14" draw:type="NonPrimitive" draw:enhanced-path="M 0 0 A L 13 0 A L 10160 13 A L 10160 0 A L 0 0 A  N"/></draw:custom-shape><draw:custom-shape text:anchor-type="paragraph" draw:z-index="138" draw:style-name="gr70" svg:width="0.24mm" svg:height="46.35mm" svg:x="20.69mm" svg:y="85.83mm"><text:p/><draw:enhanced-geometry svg:viewBox="0 0 13 2627" draw:type="NonPrimitive" draw:enhanced-path="M 0 0 A L 2626 0 A L 13 2626 A L 13 0 A L 0 0 A  N"/></draw:custom-shape><draw:custom-shape text:anchor-type="paragraph" draw:z-index="139" draw:style-name="gr14" svg:width="179.22mm" svg:height="0.25mm" svg:x="20.69mm" svg:y="85.83mm"><text:p/><draw:enhanced-geometry svg:viewBox="0 0 10160 14" draw:type="NonPrimitive" draw:enhanced-path="M 0 0 A L 13 0 A L 10160 13 A L 10160 0 A L 0 0 A  N"/></draw:custom-shape><draw:custom-shape text:anchor-type="paragraph" draw:z-index="140" draw:style-name="gr71" svg:width="0.25mm" svg:height="46.35mm" svg:x="199.43mm" svg:y="85.6mm"><text:p/><draw:enhanced-geometry svg:viewBox="0 0 14 2627" draw:type="NonPrimitive" draw:enhanced-path="M 0 0 A L 2626 0 A L 13 2626 A L 13 0 A L 0 0 A  N"/></draw:custom-shape><draw:custom-shape text:anchor-type="paragraph" draw:z-index="141" draw:style-name="gr72" svg:width="13.18mm" svg:height="0.25mm" svg:x="174.03mm" svg:y="126.75mm"><text:p/><draw:enhanced-geometry svg:viewBox="0 0 747 14" draw:type="NonPrimitive" draw:enhanced-path="M 0 0 A L 13 0 A L 746 13 A L 746 0 A L 0 0 A  N"/></draw:custom-shape><draw:custom-shape text:anchor-type="paragraph" draw:z-index="142" draw:style-name="gr73" svg:width="56.45mm" svg:height="0.24mm" svg:x="51.51mm" svg:y="127mm"><text:p/><draw:enhanced-geometry svg:viewBox="0 0 3200 13" draw:type="NonPrimitive" draw:enhanced-path="M 0 0 A L 13 0 A L 3200 13 A L 3200 0 A L 0 0 A  N"/></draw:custom-shape><draw:custom-shape text:anchor-type="paragraph" draw:z-index="143" draw:style-name="gr74" svg:width="13.17mm" svg:height="0.48mm" svg:x="126.29mm" svg:y="126.75mm"><text:p/><draw:enhanced-geometry svg:viewBox="0 0 746 27" draw:type="NonPrimitive" draw:enhanced-path="M 0 0 A L 13 0 A L 746 13 A L 746 0 A L 0 0 A  N"/></draw:custom-shape><draw:custom-shape text:anchor-type="paragraph" draw:z-index="144" draw:style-name="gr75" svg:width="26.36mm" svg:height="0.24mm" svg:x="143.69mm" svg:y="127mm"><text:p/><draw:enhanced-geometry svg:viewBox="0 0 1494 13" draw:type="NonPrimitive" draw:enhanced-path="M 0 0 A L 13 0 A L 1493 13 A L 1493 0 A L 0 0 A  N"/></draw:custom-shape><draw:custom-shape text:anchor-type="paragraph" draw:z-index="145" draw:style-name="gr14" svg:width="179.22mm" svg:height="0.25mm" svg:x="20.46mm" svg:y="131.69mm"><text:p/><draw:enhanced-geometry svg:viewBox="0 0 10160 14" draw:type="NonPrimitive" draw:enhanced-path="M 0 0 A L 13 0 A L 10160 13 A L 10160 0 A L 0 0 A  N"/></draw:custom-shape><draw:custom-shape text:anchor-type="paragraph" draw:z-index="146" draw:style-name="gr76" svg:width="174.05mm" svg:height="0.71mm" svg:x="23.04mm" svg:y="137.81mm"><text:p/><draw:enhanced-geometry svg:viewBox="0 0 9867 40" draw:type="NonPrimitive" draw:enhanced-path="M 0 0 A L 26 0 A L 9880 26 A L 9880 0 A L 0 0 A  N"/></draw:custom-shape><draw:custom-shape text:anchor-type="paragraph" draw:z-index="147" draw:style-name="gr77" svg:width="0.48mm" svg:height="24.93mm" svg:x="196.6mm" svg:y="137.81mm"><text:p/><draw:enhanced-geometry svg:viewBox="0 0 27 1413" draw:type="NonPrimitive" draw:enhanced-path="M 0 0 A L 1413 0 A L 26 1413 A L 26 0 A L 0 0 A  N"/></draw:custom-shape><draw:custom-shape text:anchor-type="paragraph" draw:z-index="148" draw:style-name="gr78" svg:width="0.48mm" svg:height="24.95mm" svg:x="22.81mm" svg:y="138.04mm"><text:p/><draw:enhanced-geometry svg:viewBox="0 0 27 1414" draw:type="NonPrimitive" draw:enhanced-path="M 0 0 A L 1413 0 A L 26 1413 A L 26 0 A L 0 0 A  N"/></draw:custom-shape><draw:custom-shape text:anchor-type="paragraph" draw:z-index="149" draw:style-name="gr79" svg:width="0.48mm" svg:height="24.47mm" svg:x="195.67mm" svg:y="138.04mm"><text:p/><draw:enhanced-geometry svg:viewBox="0 0 27 1387" draw:type="NonPrimitive" draw:enhanced-path="M 0 0 A L 1386 0 A L 26 1386 A L 26 0 A L 0 0 A  N"/></draw:custom-shape><draw:custom-shape text:anchor-type="paragraph" draw:z-index="150" draw:style-name="gr80" svg:width="0.47mm" svg:height="24.46mm" svg:x="23.99mm" svg:y="138.29mm"><text:p/><draw:enhanced-geometry svg:viewBox="0 0 26 1386" draw:type="NonPrimitive" draw:enhanced-path="M 0 0 A L 1386 0 A L 26 1386 A L 26 0 A L 0 0 A  N"/></draw:custom-shape><draw:custom-shape text:anchor-type="paragraph" draw:z-index="151" draw:style-name="gr81" svg:width="174.28mm" svg:height="0.47mm" svg:x="23.28mm" svg:y="138.99mm"><text:p/><draw:enhanced-geometry svg:viewBox="0 0 9880 26" draw:type="NonPrimitive" draw:enhanced-path="M 0 0 A L 26 0 A L 9880 26 A L 9880 0 A L 0 0 A  N"/></draw:custom-shape><draw:custom-shape text:anchor-type="paragraph" draw:z-index="152" draw:style-name="gr82" svg:width="36.24mm" svg:height="0.71mm" svg:x="92.89mm" svg:y="147.21mm"><text:p/><draw:enhanced-geometry svg:viewBox="0 0 2054 40" draw:type="NonPrimitive" draw:enhanced-path="M 0 0 A L 40 0 A L 2053 40 A L 2053 0 A L 0 0 A  N"/></draw:custom-shape><draw:custom-shape text:anchor-type="paragraph" draw:z-index="153" draw:style-name="gr83" svg:width="173.12mm" svg:height="0.48mm" svg:x="23.74mm" svg:y="161.33mm"><text:p/><draw:enhanced-geometry svg:viewBox="0 0 9814 27" draw:type="NonPrimitive" draw:enhanced-path="M 0 0 A L 26 0 A L 9813 26 A L 9813 0 A L 0 0 A  N"/></draw:custom-shape><draw:custom-shape text:anchor-type="paragraph" draw:z-index="154" draw:style-name="gr84" svg:width="174.28mm" svg:height="0.47mm" svg:x="22.81mm" svg:y="162.28mm"><text:p/><draw:enhanced-geometry svg:viewBox="0 0 9880 26" draw:type="NonPrimitive" draw:enhanced-path="M 0 0 A L 26 0 A L 9880 26 A L 9880 0 A L 0 0 A  N"/></draw:custom-shape><draw:custom-shape text:anchor-type="paragraph" draw:z-index="155" draw:style-name="gr85" svg:width="11.07mm" svg:height="0.48mm" svg:x="18.1mm" svg:y="173.8mm"><text:p/><draw:enhanced-geometry svg:viewBox="0 0 627 27" draw:type="NonPrimitive" draw:enhanced-path="M 0 0 A L 26 0 A L 626 26 A L 626 0 A L 0 0 A  N"/></draw:custom-shape><draw:custom-shape text:anchor-type="paragraph" draw:z-index="156" draw:style-name="gr86" svg:width="12.94mm" svg:height="0.25mm" svg:x="37.39mm" svg:y="210.01mm"><text:p/><draw:enhanced-geometry svg:viewBox="0 0 733 14" draw:type="NonPrimitive" draw:enhanced-path="M 0 0 A L 13 0 A L 733 13 A L 733 0 A L 0 0 A  N"/></draw:custom-shape><draw:custom-shape text:anchor-type="paragraph" draw:z-index="157" draw:style-name="gr87" svg:width="196.86mm" svg:height="0.48mm" svg:x="7.76mm" svg:y="215.42mm"><text:p/><draw:enhanced-geometry svg:viewBox="0 0 11160 27" draw:type="NonPrimitive" draw:enhanced-path="M 0 0 A L 26 0 A L 11160 26 A L 11160 0 A L 0 0 A  N"/></draw:custom-shape><draw:custom-shape text:anchor-type="paragraph" draw:z-index="158" draw:style-name="gr88" svg:width="50.56mm" svg:height="0.48mm" svg:x="81.84mm" svg:y="224.12mm"><text:p/><draw:enhanced-geometry svg:viewBox="0 0 2866 27" draw:type="NonPrimitive" draw:enhanced-path="M 0 0 A L 26 0 A L 2866 26 A L 2866 0 A L 0 0 A  N"/></draw:custom-shape><draw:custom-shape text:anchor-type="paragraph" draw:z-index="159" draw:style-name="gr89" svg:width="13.41mm" svg:height="0.25mm" svg:x="43.04mm" svg:y="231.88mm"><text:p/><draw:enhanced-geometry svg:viewBox="0 0 760 14" draw:type="NonPrimitive" draw:enhanced-path="M 0 0 A L 13 0 A L 760 13 A L 760 0 A L 0 0 A  N"/></draw:custom-shape><draw:custom-shape text:anchor-type="paragraph" draw:z-index="160" draw:style-name="gr90" svg:width="28.48mm" svg:height="0.25mm" svg:x="68.9mm" svg:y="231.88mm"><text:p/><draw:enhanced-geometry svg:viewBox="0 0 1614 14" draw:type="NonPrimitive" draw:enhanced-path="M 0 0 A L 13 0 A L 1613 13 A L 1613 0 A L 0 0 A  N"/></draw:custom-shape><draw:custom-shape text:anchor-type="paragraph" draw:z-index="161" draw:style-name="gr91" svg:width="17.17mm" svg:height="0.25mm" svg:x="105.83mm" svg:y="231.88mm"><text:p/><draw:enhanced-geometry svg:viewBox="0 0 973 14" draw:type="NonPrimitive" draw:enhanced-path="M 0 0 A L 13 0 A L 973 13 A L 973 0 A L 0 0 A  N"/></draw:custom-shape><draw:custom-shape text:anchor-type="paragraph" draw:z-index="162" draw:style-name="gr92" svg:width="46.1mm" svg:height="0.48mm" svg:x="72.67mm" svg:y="244.35mm"><text:p/><draw:enhanced-geometry svg:viewBox="0 0 2613 27" draw:type="NonPrimitive" draw:enhanced-path="M 0 0 A L 13 0 A L 2626 13 A L 2626 0 A L 0 0 A  N"/></draw:custom-shape><draw:custom-shape text:anchor-type="paragraph" draw:z-index="163" draw:style-name="gr93" svg:width="46.35mm" svg:height="0.25mm" svg:x="72.43mm" svg:y="250.93mm"><text:p/><draw:enhanced-geometry svg:viewBox="0 0 2627 14" draw:type="NonPrimitive" draw:enhanced-path="M 0 0 A L 13 0 A L 2626 13 A L 2626 0 A L 0 0 A  N"/></draw:custom-shape><draw:custom-shape text:anchor-type="paragraph" draw:z-index="164" draw:style-name="gr92" svg:width="46.1mm" svg:height="0.48mm" svg:x="72.67mm" svg:y="257.76mm"><text:p/><draw:enhanced-geometry svg:viewBox="0 0 2613 27" draw:type="NonPrimitive" draw:enhanced-path="M 0 0 A L 13 0 A L 2626 13 A L 2626 0 A L 0 0 A  N"/></draw:custom-shape><draw:custom-shape text:anchor-type="paragraph" draw:z-index="165" draw:style-name="gr94" svg:width="46.12mm" svg:height="0.48mm" svg:x="72.43mm" svg:y="264.11mm"><text:p/><draw:enhanced-geometry svg:viewBox="0 0 2614 27" draw:type="NonPrimitive" draw:enhanced-path="M 0 0 A L 13 0 A L 2600 13 A L 2600 0 A L 0 0 A  N"/></draw:custom-shape><draw:custom-shape text:anchor-type="paragraph" draw:z-index="166" draw:style-name="gr94" svg:width="46.12mm" svg:height="0.48mm" svg:x="72.43mm" svg:y="270.46mm"><text:p/><draw:enhanced-geometry svg:viewBox="0 0 2614 27" draw:type="NonPrimitive" draw:enhanced-path="M 0 0 A L 13 0 A L 2613 13 A L 2613 0 A L 0 0 A  N"/></draw:custom-shape><draw:custom-shape text:anchor-type="paragraph" draw:z-index="167" draw:style-name="gr95" svg:width="46.12mm" svg:height="0.24mm" svg:x="72.43mm" svg:y="271.16mm"><text:p/><draw:enhanced-geometry svg:viewBox="0 0 2614 13" draw:type="NonPrimitive" draw:enhanced-path="M 0 0 A L 13 0 A L 2613 13 A L 2613 0 A L 0 0 A  N"/></draw:custom-shape><draw:custom-shape text:anchor-type="paragraph" draw:z-index="168" draw:style-name="gr96" svg:width="68.45mm" svg:height="0.24mm" svg:x="128.16mm" svg:y="276.1mm"><text:p/><draw:enhanced-geometry svg:viewBox="0 0 3880 13" draw:type="NonPrimitive" draw:enhanced-path="M 0 0 A L 13 0 A L 3893 13 A L 3893 0 A L 0 0 A  N"/></draw:custom-shape><draw:custom-shape text:anchor-type="paragraph" draw:z-index="169" draw:style-name="gr97" svg:width="196.86mm" svg:height="0.96mm" svg:x="7.76mm" svg:y="282.68mm"><text:p/><draw:enhanced-geometry svg:viewBox="0 0 11160 54" draw:type="NonPrimitive" draw:enhanced-path="M 0 0 A L 40 0 A L 11160 40 A L 11160 0 A L 0 0 A  N"/></draw:custom-shape><draw:custom-shape text:anchor-type="paragraph" draw:z-index="216" draw:style-name="gr98" svg:width="83.97mm" svg:height="4.24mm" svg:x="22.58mm" svg:y="41.86mm"><text:p/><draw:enhanced-geometry svg:viewBox="0 0 4760 240" draw:type="NonPrimitive" draw:enhanced-path="M 0 0 A L 240 0 A L 4760 240 A L 4760 0 A L 0 0 A  N"/></draw:custom-shape><draw:custom-shape text:anchor-type="paragraph" draw:z-index="217" draw:style-name="gr99" svg:width="29.64mm" svg:height="3.76mm" svg:x="23.04mm" svg:y="52.21mm"><text:p/><draw:enhanced-geometry svg:viewBox="0 0 1680 213" draw:type="NonPrimitive" draw:enhanced-path="M 0 0 A L 213 0 A L 1680 213 A L 1680 0 A L 0 0 A  N"/></draw:custom-shape><draw:custom-shape text:anchor-type="paragraph" draw:z-index="218" draw:style-name="gr100" svg:width="51.51mm" svg:height="4.95mm" svg:x="21.4mm" svg:y="184.15mm"><text:p/><draw:enhanced-geometry svg:viewBox="0 0 2920 280" draw:type="NonPrimitive" draw:enhanced-path="M 0 0 A L 266 0 A L 2906 266 A L 2906 0 A L 0 0 A  N"/></draw:custom-shape><draw:custom-shape text:anchor-type="paragraph" draw:z-index="219" draw:style-name="gr101" svg:width="18.35mm" svg:height="4.24mm" svg:x="36.21mm" svg:y="235.88mm"><text:p/><draw:enhanced-geometry svg:viewBox="0 0 1040 240" draw:type="NonPrimitive" draw:enhanced-path="M 0 0 A L 240 0 A L 1040 240 A L 1040 0 A L 0 0 A  N"/></draw:custom-shape><draw:custom-shape text:anchor-type="paragraph" draw:z-index="220" draw:style-name="gr102" svg:width="30.33mm" svg:height="4.24mm" svg:x="27.75mm" svg:y="254.71mm"><text:p/><draw:enhanced-geometry svg:viewBox="0 0 1720 240" draw:type="NonPrimitive" draw:enhanced-path="M 0 0 A L 240 0 A L 1733 240 A L 1733 0 A L 0 0 A  N"/></draw:custom-shape><draw:custom-shape text:anchor-type="paragraph" draw:z-index="221" draw:style-name="gr103" svg:width="5.65mm" svg:height="7.06mm" svg:x="22.1mm" svg:y="253.29mm"><text:p/><draw:enhanced-geometry svg:viewBox="0 0 320 400" draw:type="NonPrimitive" draw:enhanced-path="M 0 0 A L 400 0 A L 320 400 A L 320 0 A L 0 0 A  N"/></draw:custom-shape><draw:custom-shape text:anchor-type="paragraph" draw:z-index="222" draw:style-name="gr104" svg:width="68.92mm" svg:height="4.72mm" svg:x="128.16mm" svg:y="276.81mm"><text:p/><draw:enhanced-geometry svg:viewBox="0 0 3907 267" draw:type="NonPrimitive" draw:enhanced-path="M 0 0 A L 266 0 A L 3906 266 A L 3906 0 A L 0 0 A  N"/></draw:custom-shape><draw:custom-shape text:anchor-type="paragraph" draw:z-index="223" draw:style-name="gr105" svg:width="114.52mm" svg:height="5.88mm" svg:x="32.46mm" svg:y="87.49mm"><text:p/><draw:enhanced-geometry svg:viewBox="0 0 6493 333" draw:type="NonPrimitive" draw:enhanced-path="M 0 0 A L 333 0 A L 6506 333 A L 6506 0 A L 0 0 A  N"/></draw:custom-shape><draw:custom-shape text:anchor-type="paragraph" draw:z-index="224" draw:style-name="gr106" svg:width="2.58mm" svg:height="20.72mm" svg:x="29.63mm" svg:y="86.54mm"><text:p/><draw:enhanced-geometry svg:viewBox="0 0 146 1174" draw:type="NonPrimitive" draw:enhanced-path="M 0 0 A L 1160 0 A L 146 1160 A L 146 0 A L 0 0 A  N"/></draw:custom-shape><draw:frame draw:style-name="fr1" text:anchor-type="char" svg:x="0mm" svg:y="0mm" svg:width="41.84mm" svg:height="2.65mm" draw:z-index="1"><draw:image xlink:href="Pictures/1000000000000C4000000028B0848992.jpg" xlink:type="simple" xlink:show="embed" xlink:actuate="onLoad"/></draw:frame><draw:frame draw:style-name="fr1" text:anchor-type="char" svg:x="0mm" svg:y="0mm" svg:width="3.03mm" svg:height="84.21mm" draw:z-index="3"><draw:image xlink:href="Pictures/10000000000000300000052EAF829835.jpg" xlink:type="simple" xlink:show="embed" xlink:actuate="onLoad"/></draw:frame><draw:frame draw:style-name="fr1" text:anchor-type="char" svg:x="0mm" svg:y="0mm" svg:width="32.51mm" svg:height="23.11mm" draw:z-index="5"><draw:image xlink:href="Pictures/10000000000002000000016CD57B27E7.jpg" xlink:type="simple" xlink:show="embed" xlink:actuate="onLoad"/></draw:frame><draw:frame draw:style-name="fr1" text:anchor-type="char" svg:x="0mm" svg:y="0mm" svg:width="2.33mm" svg:height="96.47mm" draw:z-index="7"><draw:image xlink:href="Pictures/100000000000002800000F9C6A9B0FC5.jpg" xlink:type="simple" xlink:show="embed" xlink:actuate="onLoad"/></draw:frame><draw:frame draw:style-name="fr1" text:anchor-type="char" svg:x="0mm" svg:y="0mm" svg:width="15.24mm" svg:height="8.26mm" draw:z-index="9"><draw:image xlink:href="Pictures/10000000000000F000000082060B2D21.jpg" xlink:type="simple" xlink:show="embed" xlink:actuate="onLoad"/></draw:frame><draw:frame draw:style-name="fr1" text:anchor-type="char" svg:x="0mm" svg:y="0mm" svg:width="13.19mm" svg:height="47.87mm" draw:z-index="11"><draw:image xlink:href="Pictures/10000000000000D0000002F2B55B0BD1.jpg" xlink:type="simple" xlink:show="embed" xlink:actuate="onLoad"/></draw:frame><draw:frame draw:style-name="fr1" text:anchor-type="char" svg:x="0mm" svg:y="0mm" svg:width="15.24mm" svg:height="9.9mm" draw:z-index="13"><draw:image xlink:href="Pictures/10000000000000F00000009C34460EE2.jpg" xlink:type="simple" xlink:show="embed" xlink:actuate="onLoad"/></draw:frame><draw:frame draw:style-name="fr1" text:anchor-type="char" svg:x="0mm" svg:y="0mm" svg:width="3.03mm" svg:height="51.19mm" draw:z-index="15"><draw:image xlink:href="Pictures/1000000000000030000003269EAA5B34.jpg" xlink:type="simple" xlink:show="embed" xlink:actuate="onLoad"/></draw:frame><draw:frame draw:style-name="fr1" text:anchor-type="char" svg:x="0mm" svg:y="0mm" svg:width="26.92mm" svg:height="3.56mm" draw:z-index="17"><draw:image xlink:href="Pictures/10000000000001A8000000349DE1521B.jpg" xlink:type="simple" xlink:show="embed" xlink:actuate="onLoad"/></draw:frame><draw:frame draw:style-name="fr1" text:anchor-type="char" svg:x="0mm" svg:y="0mm" svg:width="14.73mm" svg:height="2.58mm" draw:z-index="19"><draw:image xlink:href="Pictures/10000000000000E800000024EA6826FE.jpg" xlink:type="simple" xlink:show="embed" xlink:actuate="onLoad"/></draw:frame><draw:frame draw:style-name="fr1" text:anchor-type="char" svg:x="0mm" svg:y="0mm" svg:width="11.68mm" svg:height="3.56mm" draw:z-index="21"><draw:image xlink:href="Pictures/10000000000000B800000034B6A50649.jpg" xlink:type="simple" xlink:show="embed" xlink:actuate="onLoad"/></draw:frame><draw:frame draw:style-name="fr1" text:anchor-type="char" svg:x="0mm" svg:y="0mm" svg:width="13.19mm" svg:height="3.56mm" draw:z-index="23"><draw:image xlink:href="Pictures/10000000000000D000000034BDB7F8BA.jpg" xlink:type="simple" xlink:show="embed" xlink:actuate="onLoad"/></draw:frame><draw:frame draw:style-name="fr1" text:anchor-type="char" svg:x="0mm" svg:y="0mm" svg:width="14.22mm" svg:height="1.18mm" draw:z-index="25"><draw:image xlink:href="Pictures/10000000000000E000000010437AD602.jpg" xlink:type="simple" xlink:show="embed" xlink:actuate="onLoad"/></draw:frame><draw:frame draw:style-name="fr1" text:anchor-type="char" svg:x="0mm" svg:y="0mm" svg:width="3.03mm" svg:height="23.11mm" draw:z-index="27"><draw:image xlink:href="Pictures/10000000000000300000016C4CE6BEA6.jpg" xlink:type="simple" xlink:show="embed" xlink:actuate="onLoad"/></draw:frame><draw:frame draw:style-name="fr1" text:anchor-type="char" svg:x="0mm" svg:y="0mm" svg:width="10.65mm" svg:height="5.17mm" draw:z-index="29"><draw:image xlink:href="Pictures/10000000000000A80000004E7253C856.jpg" xlink:type="simple" xlink:show="embed" xlink:actuate="onLoad"/></draw:frame><draw:frame draw:style-name="fr1" text:anchor-type="char" svg:x="0mm" svg:y="0mm" svg:width="14.73mm" svg:height="6.6mm" draw:z-index="31"><draw:image xlink:href="Pictures/10000000000000E800000068BB3BF624.jpg" xlink:type="simple" xlink:show="embed" xlink:actuate="onLoad"/></draw:frame><draw:frame draw:style-name="fr1" text:anchor-type="char" svg:x="0mm" svg:y="0mm" svg:width="3.03mm" svg:height="42.4mm" draw:z-index="33"><draw:image xlink:href="Pictures/10000000000000300000029C23E7FD3E.jpg" xlink:type="simple" xlink:show="embed" xlink:actuate="onLoad"/></draw:frame><draw:frame draw:style-name="fr1" text:anchor-type="char" svg:x="0mm" svg:y="0mm" svg:width="38.79mm" svg:height="19.44mm" draw:z-index="90"><draw:image xlink:href="Pictures/100000000000026300000132590D45F8.jpg" xlink:type="simple" xlink:show="embed" xlink:actuate="onLoad"/></draw:frame><draw:frame draw:style-name="fr1" text:anchor-type="char" svg:x="0mm" svg:y="0mm" svg:width="8.77mm" svg:height="2.52mm" draw:z-index="92"><draw:image xlink:href="Pictures/100000000000008A000000288CBFC517.jpg" xlink:type="simple" xlink:show="embed" xlink:actuate="onLoad"/></draw:frame><draw:frame draw:style-name="fr1" text:anchor-type="char" svg:x="0mm" svg:y="0mm" svg:width="14.16mm" svg:height="4.5mm" draw:z-index="94"><draw:image xlink:href="Pictures/10000000000000DF000000477E15026C.jpg" xlink:type="simple" xlink:show="embed" xlink:actuate="onLoad"/></draw:frame><draw:frame draw:style-name="fr1" text:anchor-type="char" svg:x="0mm" svg:y="0mm" svg:width="10.97mm" svg:height="3.49mm" draw:z-index="96"><draw:image xlink:href="Pictures/10000000000000AD00000037463827CC.jpg" xlink:type="simple" xlink:show="embed" xlink:actuate="onLoad"/></draw:frame><draw:frame draw:style-name="fr1" text:anchor-type="char" svg:x="0mm" svg:y="0mm" svg:width="1.39mm" svg:height="3.49mm" draw:z-index="98"><draw:image xlink:href="Pictures/100000000000001600000037E58565A7.jpg" xlink:type="simple" xlink:show="embed" xlink:actuate="onLoad"/></draw:frame><draw:frame draw:style-name="fr1" text:anchor-type="char" svg:x="0mm" svg:y="0mm" svg:width="19.44mm" svg:height="3.23mm" draw:z-index="100"><draw:image xlink:href="Pictures/100000000000013200000035CC3BB40B.jpg" xlink:type="simple" xlink:show="embed" xlink:actuate="onLoad"/></draw:frame><draw:frame draw:style-name="fr1" text:anchor-type="char" svg:x="0mm" svg:y="0mm" svg:width="3.03mm" svg:height="2.77mm" draw:z-index="102"><draw:image xlink:href="Pictures/10000000000000320000002A74AAB9C4.jpg" xlink:type="simple" xlink:show="embed" xlink:actuate="onLoad"/></draw:frame><draw:frame draw:style-name="fr1" text:anchor-type="char" svg:x="0mm" svg:y="0mm" svg:width="0.25mm" svg:height="4.76mm" draw:z-index="104"><draw:image xlink:href="Pictures/100000000000000400000048747EDEA4.jpg" xlink:type="simple" xlink:show="embed" xlink:actuate="onLoad"/></draw:frame><draw:frame draw:style-name="fr1" text:anchor-type="char" svg:x="0mm" svg:y="0mm" svg:width="3.93mm" svg:height="3.55mm" draw:z-index="106"><draw:image xlink:href="Pictures/100000000000003E00000038159536CF.jpg" xlink:type="simple" xlink:show="embed" xlink:actuate="onLoad"/></draw:frame><draw:frame draw:style-name="fr1" text:anchor-type="char" svg:x="0mm" svg:y="0mm" svg:width="16.56mm" svg:height="3.56mm" draw:z-index="108"><draw:image xlink:href="Pictures/100000000000010500000034D0A16B0D.jpg" xlink:type="simple" xlink:show="embed" xlink:actuate="onLoad"/></draw:frame><draw:frame draw:style-name="fr1" text:anchor-type="char" svg:x="0mm" svg:y="0mm" svg:width="9.38mm" svg:height="2.38mm" draw:z-index="110"><draw:image xlink:href="Pictures/1000000000000094000000244A815160.jpg" xlink:type="simple" xlink:show="embed" xlink:actuate="onLoad"/></draw:frame><draw:frame draw:style-name="fr1" text:anchor-type="char" svg:x="0mm" svg:y="0mm" svg:width="12.12mm" svg:height="2.15mm" draw:z-index="112"><draw:image xlink:href="Pictures/10000000000000BF000000226E09899C.jpg" xlink:type="simple" xlink:show="embed" xlink:actuate="onLoad"/></draw:frame><draw:frame draw:style-name="fr1" text:anchor-type="char" svg:x="0mm" svg:y="0mm" svg:width="2.38mm" svg:height="2.56mm" draw:z-index="114"><draw:image xlink:href="Pictures/10000000000000240000002AE8A88C34.jpg" xlink:type="simple" xlink:show="embed" xlink:actuate="onLoad"/></draw:frame></text:p>
      <text:p text:style-name="P22"/>
      <text:p text:style-name="P23"><text:soft-page-break/><text:span text:style-name="T1">of</text:span></text:p>
      <text:p text:style-name="P12"><text:span text:style-name="T1">Proof of Debt Fee</text:span></text:p>
      <text:p text:style-name="P26"><text:span text:style-name="T1">payable at the</text:span></text:p>
      <text:p text:style-name="P13"><text:span text:style-name="T4">COMPANIES ACT</text:span></text:p>
      <text:p text:style-name="P27"><text:span text:style-name="T4">(CHAPTER 50)</text:span></text:p>
      <text:section text:style-name="Sect1" text:name="TextSection">
        <text:p text:style-name="P28"><text:span text:style-name="T1">Official Receiver’s Office</text:span></text:p>
        <text:p text:style-name="P30"/>
        <text:p text:style-name="P32"/>
        <text:p text:style-name="P31"><text:span text:style-name="T6">COMPANIES REGULATIONS</text:span></text:p>
        <text:p text:style-name="P1"><text:span text:style-name="T6">(SECTION 327 AND REGULATIONS</text:span></text:p>
        <text:p text:style-name="P2"/>
        <text:p text:style-name="P14"/>
        <text:p text:style-name="P2"/>
        <text:p text:style-name="P3"><text:span text:style-name="T6">AND 52)</text:span></text:p>
      </text:section>
      <text:section text:style-name="Sect2" text:name="Section1">
        <text:p text:style-name="P33"><text:span text:style-name="T7">(SECTION 327 AND REGULATIONS 42, 44 AND 52)</text:span></text:p>
        <text:p text:style-name="P34"><text:span text:style-name="T4">PROOF OF DEBT FORM</text:span></text:p>
      </text:section>
      <text:section text:style-name="Sect3" text:name="Section2">
        <text:p text:style-name="P37"/>
        <text:p text:style-name="P35"/>
        <text:p text:style-name="P36"><text:span text:style-name="T4">1 Companies Winding Up Number</text:span></text:p>
        <text:p text:style-name="P38"><text:span text:style-name="T9">(Not applicable to companies under Judicial Management)</text:span></text:p>
        <text:p text:style-name="P41"/>
        <text:p text:style-name="P41"/>
        <text:p text:style-name="P41"/>
        <text:p text:style-name="P41"/>
        <text:p text:style-name="P42"><text:span text:style-name="T8">(Number) (Year)</text:span></text:p>
        <text:p text:style-name="P39"/>
        <text:p text:style-name="P40"><text:span text:style-name="T4">Particulars Of Creditor Claiming Debt</text:span></text:p>
        <text:p text:style-name="P43"/>
        <text:p text:style-name="P44"><text:span text:style-name="T11">Name of Creditor:</text:span></text:p>
        <text:p text:style-name="P2"/>
        <text:p text:style-name="P14"/>
        <text:p text:style-name="P2"/>
        <text:p text:style-name="P2"/>
        <text:p text:style-name="P2"/>
        <text:p text:style-name="P4"><text:span text:style-name="T3">T</text:span></text:p>
        <text:p text:style-name="P2"/>
        <text:p text:style-name="P14"/>
        <text:p text:style-name="P5"><text:span text:style-name="T4">2 Name of Wound Up Company/Company</text:span></text:p>
        <text:p text:style-name="P49"><text:span text:style-name="T4">under Judicial Management</text:span></text:p>
        <text:p text:style-name="P52"><text:span text:style-name="T9">(Delete where inapplicable)</text:span></text:p>
        <text:p text:style-name="P55"/>
        <text:p text:style-name="P55"/>
        <text:p text:style-name="P55"/>
        <text:p text:style-name="P56"><text:span text:style-name="T14">Ltd</text:span></text:p>
      </text:section>
      <text:section text:style-name="Sect2" text:name="Section3">
        <text:p text:style-name="P58"><text:span text:style-name="T11">No/Company/Business Registration No.:</text:span></text:p>
        <text:p text:style-name="P45"><text:span text:style-name="T11">Postal Address</text:span><text:span text:style-name="T10"> </text:span><text:span text:style-name="T9">(P/ease see note a):</text:span></text:p>
        <text:p text:style-name="P43"/>
        <text:p text:style-name="P43"/>
        <text:p text:style-name="P46"><text:span text:style-name="T11">Contact Nos. (Tel/Pager/HP):</text:span></text:p>
      </text:section>
      <text:section text:style-name="Sect4" text:name="Section4">
        <text:p text:style-name="P48"><text:span text:style-name="T11">Fax No.:</text:span></text:p>
        <text:p text:style-name="P47"><text:span text:style-name="T11">Creditor’s Reference No.</text:span><text:span text:style-name="T10"> </text:span><text:span text:style-name="T9">(P/ease see note</text:span></text:p>
        <text:p text:style-name="P43"/>
        <text:p text:style-name="P43"/>
        <text:p text:style-name="P46"><text:span text:style-name="T4">Particulars Of Debt</text:span></text:p>
        <text:p text:style-name="P15"><text:span text:style-name="T11">E-mail Address:</text:span></text:p>
      </text:section>
      <text:section text:style-name="Sect5" text:name="Section5">
        <text:p text:style-name="P61"/>
        <text:p text:style-name="P13"><text:span text:style-name="T11">Date Debt</text:span></text:p>
        <text:p text:style-name="P63"><text:span text:style-name="T11">Incurred</text:span></text:p>
        <text:p text:style-name="P6"/>
        <text:p text:style-name="P13"><text:span text:style-name="T11">Details of Debt</text:span><text:span text:style-name="T10"> </text:span><text:span text:style-name="T9">(P/ease see notes c, d &amp; e )</text:span></text:p>
        <text:p text:style-name="P16"><text:span text:style-name="T11">Currency</text:span></text:p>
        <text:p text:style-name="P16"><text:span text:style-name="T11">Amount</text:span></text:p>
      </text:section>
      <text:section text:style-name="Sect2" text:name="Section6">
        <text:p text:style-name="P62"/>
        <text:p text:style-name="P59"/>
        <text:p text:style-name="P59"/>
        <text:p text:style-name="P59"/>
        <text:p text:style-name="P59"/>
        <text:p text:style-name="P59"/>
        <text:p text:style-name="P59"/>
        <text:p text:style-name="P59"/>
        <text:p text:style-name="P59"/>
        <text:p text:style-name="P59"/>
        <text:p text:style-name="P59"/>
        <text:p text:style-name="P60"><text:span text:style-name="T11"><text:s/>Total Amount Of Debt Claimed (In Figures):</text:span></text:p>
        <text:p text:style-name="P64"><text:span text:style-name="T11">Total Amount Of Debt Claimed (In Words):</text:span></text:p>
      </text:section>
      <text:section text:style-name="Sect6" text:name="Section7">
        <text:p text:style-name="P67"/>
        <text:p text:style-name="P65"/>
        <text:p text:style-name="P65"/>
        <text:p text:style-name="P65"/>
        <text:p text:style-name="P66"><text:span text:style-name="T4">Held</text:span></text:p>
        <text:p text:style-name="P2"/>
        <text:p text:style-name="P14"/>
        <text:p text:style-name="P2"/>
        <text:p text:style-name="P2"/>
        <text:p text:style-name="P7"><text:soft-page-break/><text:span text:style-name="T9">indicate</text:span></text:p>
        <text:p text:style-name="P2"/>
        <text:p text:style-name="P14"/>
        <text:p text:style-name="P2"/>
        <text:p text:style-name="P2"/>
        <text:p text:style-name="P7"><text:span text:style-name="T9"><text:s/>securities are held bv creditor)</text:span></text:p>
      </text:section>
      <text:section text:style-name="Sect2" text:name="Section8">
        <text:p text:style-name="P69"/>
        <text:p text:style-name="P68"><text:span text:style-name="T11">Brief Description</text:span><text:span text:style-name="T12"><text:tab/></text:span><text:span text:style-name="T11"> Value of Securities:</text:span></text:p>
      </text:section>
      <text:section text:style-name="Sect2" text:name="Section9">
        <text:p text:style-name="P21"/>
      </text:section>
      <text:p text:style-name="P70"><text:span text:style-name="T4">6</text:span><text:span text:style-name="T5"><text:tab/></text:span><text:span text:style-name="T4">Particulars Of Person Authorised To Complete This Proof Of Debt Form</text:span><draw:frame draw:style-name="fr1" text:anchor-type="char" svg:x="0mm" svg:y="0mm" svg:width="0.46mm" svg:height="5.08mm" draw:z-index="120"><draw:image xlink:href="Pictures/10000000000000080000005016F2ED03.jpg" xlink:type="simple" xlink:show="embed" xlink:actuate="onLoad"/></draw:frame><draw:frame draw:style-name="fr1" text:anchor-type="char" svg:x="0mm" svg:y="0mm" svg:width="3.03mm" svg:height="0.95mm" draw:z-index="122"><draw:image xlink:href="Pictures/10000000000000300000000EE8FC4591.jpg" xlink:type="simple" xlink:show="embed" xlink:actuate="onLoad"/></draw:frame><draw:frame draw:style-name="fr1" text:anchor-type="char" svg:x="0mm" svg:y="0mm" svg:width="8.38mm" svg:height="2.59mm" draw:z-index="171"><draw:image xlink:href="Pictures/100000000000008400000029BCD620DD.jpg" xlink:type="simple" xlink:show="embed" xlink:actuate="onLoad"/></draw:frame><draw:frame draw:style-name="fr1" text:anchor-type="char" svg:x="0mm" svg:y="0mm" svg:width="22.23mm" svg:height="3.23mm" draw:z-index="173"><draw:image xlink:href="Pictures/100000000000015E00000035C86581AC.jpg" xlink:type="simple" xlink:show="embed" xlink:actuate="onLoad"/></draw:frame><draw:frame draw:style-name="fr1" text:anchor-type="char" svg:x="0mm" svg:y="0mm" svg:width="1.18mm" svg:height="2.79mm" draw:z-index="175"><draw:image xlink:href="Pictures/10000000000000120000002EE80DEB55.jpg" xlink:type="simple" xlink:show="embed" xlink:actuate="onLoad"/></draw:frame><draw:frame draw:style-name="fr1" text:anchor-type="char" svg:x="0mm" svg:y="0mm" svg:width="1.15mm" svg:height="2.79mm" draw:z-index="177"><draw:image xlink:href="Pictures/10000000000000120000002EE757A5A6.jpg" xlink:type="simple" xlink:show="embed" xlink:actuate="onLoad"/></draw:frame><draw:frame draw:style-name="fr1" text:anchor-type="char" svg:x="0mm" svg:y="0mm" svg:width="6.6mm" svg:height="2.59mm" draw:z-index="179"><draw:image xlink:href="Pictures/1000000000000068000000298F6D00BF.jpg" xlink:type="simple" xlink:show="embed" xlink:actuate="onLoad"/></draw:frame><draw:frame draw:style-name="fr1" text:anchor-type="char" svg:x="0mm" svg:y="0mm" svg:width="19.54mm" svg:height="3.69mm" draw:z-index="181"><draw:image xlink:href="Pictures/10000000000001340000003A889F9948.jpg" xlink:type="simple" xlink:show="embed" xlink:actuate="onLoad"/></draw:frame><draw:frame draw:style-name="fr1" text:anchor-type="char" svg:x="0mm" svg:y="0mm" svg:width="0.92mm" svg:height="0.48mm" draw:z-index="183"><draw:image xlink:href="Pictures/100000000000000E000000053CBFBB4F.jpg" xlink:type="simple" xlink:show="embed" xlink:actuate="onLoad"/></draw:frame><draw:frame draw:style-name="fr1" text:anchor-type="char" svg:x="0mm" svg:y="0mm" svg:width="0.72mm" svg:height="0.48mm" draw:z-index="185"><draw:image xlink:href="Pictures/100000000000000D00000005ACAA6B96.jpg" xlink:type="simple" xlink:show="embed" xlink:actuate="onLoad"/></draw:frame><draw:frame draw:style-name="fr1" text:anchor-type="char" svg:x="0mm" svg:y="0mm" svg:width="0.72mm" svg:height="0.48mm" draw:z-index="187"><draw:image xlink:href="Pictures/100000000000000D00000005D8570050.jpg" xlink:type="simple" xlink:show="embed" xlink:actuate="onLoad"/></draw:frame><draw:frame draw:style-name="fr1" text:anchor-type="char" svg:x="0mm" svg:y="0mm" svg:width="0.72mm" svg:height="0.48mm" draw:z-index="189"><draw:image xlink:href="Pictures/100000000000000D00000005B996F037.jpg" xlink:type="simple" xlink:show="embed" xlink:actuate="onLoad"/></draw:frame><draw:frame draw:style-name="fr1" text:anchor-type="char" svg:x="0mm" svg:y="0mm" svg:width="0.72mm" svg:height="0.48mm" draw:z-index="191"><draw:image xlink:href="Pictures/100000000000000D00000006C744618E.jpg" xlink:type="simple" xlink:show="embed" xlink:actuate="onLoad"/></draw:frame><draw:frame draw:style-name="fr1" text:anchor-type="char" svg:x="0mm" svg:y="0mm" svg:width="0.92mm" svg:height="0.48mm" draw:z-index="193"><draw:image xlink:href="Pictures/100000000000000D000000060EA5201C.jpg" xlink:type="simple" xlink:show="embed" xlink:actuate="onLoad"/></draw:frame><draw:frame draw:style-name="fr1" text:anchor-type="char" svg:x="0mm" svg:y="0mm" svg:width="0.72mm" svg:height="0.48mm" draw:z-index="195"><draw:image xlink:href="Pictures/100000000000000D00000006180F96C1.jpg" xlink:type="simple" xlink:show="embed" xlink:actuate="onLoad"/></draw:frame><draw:frame draw:style-name="fr1" text:anchor-type="char" svg:x="0mm" svg:y="0mm" svg:width="0.72mm" svg:height="0.48mm" draw:z-index="197"><draw:image xlink:href="Pictures/100000000000000D00000006995CC5A3.jpg" xlink:type="simple" xlink:show="embed" xlink:actuate="onLoad"/></draw:frame><draw:frame draw:style-name="fr1" text:anchor-type="char" svg:x="0mm" svg:y="0mm" svg:width="0.92mm" svg:height="0.48mm" draw:z-index="199"><draw:image xlink:href="Pictures/100000000000000D000000053335CC41.jpg" xlink:type="simple" xlink:show="embed" xlink:actuate="onLoad"/></draw:frame><draw:frame draw:style-name="fr1" text:anchor-type="char" svg:x="0mm" svg:y="0mm" svg:width="0.72mm" svg:height="0.41mm" draw:z-index="201"><draw:image xlink:href="Pictures/100000000000000D000000058D9A9211.jpg" xlink:type="simple" xlink:show="embed" xlink:actuate="onLoad"/></draw:frame><draw:frame draw:style-name="fr1" text:anchor-type="char" svg:x="0mm" svg:y="0mm" svg:width="10.35mm" svg:height="3.03mm" draw:z-index="203"><draw:image xlink:href="Pictures/10000000000000A300000032F524B32B.jpg" xlink:type="simple" xlink:show="embed" xlink:actuate="onLoad"/></draw:frame><draw:frame draw:style-name="fr1" text:anchor-type="char" svg:x="0mm" svg:y="0mm" svg:width="6.69mm" svg:height="2.65mm" draw:z-index="205"><draw:image xlink:href="Pictures/100000000000006E000000286C9E0CD0.jpg" xlink:type="simple" xlink:show="embed" xlink:actuate="onLoad"/></draw:frame><draw:frame draw:style-name="fr1" text:anchor-type="char" svg:x="0mm" svg:y="0mm" svg:width="1.38mm" svg:height="2.59mm" draw:z-index="207"><draw:image xlink:href="Pictures/10000000000000190000002920CD9A77.jpg" xlink:type="simple" xlink:show="embed" xlink:actuate="onLoad"/></draw:frame><draw:frame draw:style-name="fr1" text:anchor-type="char" svg:x="0mm" svg:y="0mm" svg:width="1.39mm" svg:height="2.59mm" draw:z-index="209"><draw:image xlink:href="Pictures/1000000000000018000000296AD8465B.jpg" xlink:type="simple" xlink:show="embed" xlink:actuate="onLoad"/></draw:frame><draw:frame draw:style-name="fr1" text:anchor-type="char" svg:x="0mm" svg:y="0mm" svg:width="1.64mm" svg:height="2.79mm" draw:z-index="211"><draw:image xlink:href="Pictures/100000000000001B0000002CDBB6F572.jpg" xlink:type="simple" xlink:show="embed" xlink:actuate="onLoad"/></draw:frame><draw:frame draw:style-name="fr1" text:anchor-type="char" svg:x="0mm" svg:y="0mm" svg:width="1.38mm" svg:height="2.56mm" draw:z-index="213"><draw:image xlink:href="Pictures/10000000000000190000002A08E4B0C4.jpg" xlink:type="simple" xlink:show="embed" xlink:actuate="onLoad"/></draw:frame><draw:frame draw:style-name="fr1" text:anchor-type="char" svg:x="0mm" svg:y="0mm" svg:width="12.19mm" svg:height="3.25mm" draw:z-index="215"><draw:image xlink:href="Pictures/10000000000000C00000003173CE2A5C.jpg" xlink:type="simple" xlink:show="embed" xlink:actuate="onLoad"/></draw:frame></text:p>
      <text:p text:style-name="P71"><text:span text:style-name="T9">(If same as in box 3 above, please indicate “see box 3 above’)</text:span></text:p>
      <text:p text:style-name="P72"/>
      <text:p text:style-name="P73"><text:span text:style-name="T11">Name:</text:span></text:p>
      <text:p text:style-name="P82"/>
      <text:p text:style-name="P83"><text:span text:style-name="T11"><text:s/>No.:</text:span></text:p>
      <text:p text:style-name="P72"/>
      <text:p text:style-name="P74"><text:span text:style-name="T11">Relationship to Creditor:</text:span></text:p>
      <text:p text:style-name="P75"><text:span text:style-name="T9">(State whether director/employee/solicitors/accountant, etc)</text:span></text:p>
      <text:p text:style-name="P76"><text:span text:style-name="T11">Name of Company/Firm:</text:span></text:p>
      <text:p text:style-name="P77"><text:span text:style-name="T9">(Where applicable)</text:span></text:p>
      <text:p text:style-name="P78"><text:span text:style-name="T11">Contact Nos. (Tel/pager/HP):</text:span></text:p>
      <text:section text:style-name="Sect7" text:name="Section10">
        <text:p text:style-name="P81"/>
        <text:p text:style-name="P74"><text:span text:style-name="T11">Fax No.:</text:span></text:p>
        <text:p text:style-name="P17"><text:span text:style-name="T11">E-mail address:</text:span></text:p>
      </text:section>
      <text:section text:style-name="Sect2" text:name="Section11">
        <text:p text:style-name="P89"/>
        <text:p text:style-name="P84"/>
        <text:p text:style-name="P85"><text:span text:style-name="T4">7 Signature of Creditor/Person Authorised To Complete This Proof Of Debt Form</text:span></text:p>
        <text:p text:style-name="P72"/>
        <text:p text:style-name="P79"><text:span text:style-name="T15">7.1 I declare that to the best of my knowledge and belief, the company owes the</text:span></text:p>
        <text:p text:style-name="P91"><text:span text:style-name="T15">creditor the amount claimed in box 4.</text:span></text:p>
        <text:p text:style-name="P80"><text:span text:style-name="T15">7.2</text:span><text:span text:style-name="T16"><text:tab/></text:span><text:span text:style-name="T15">I declare that I am duly authorised, by the creditor/under the seal of the creditor</text:span></text:p>
        <text:p text:style-name="P91"><text:span text:style-name="T15">company, to complete this proof of debt form.</text:span></text:p>
      </text:section>
      <text:section text:style-name="Sect8" text:name="Section12">
        <text:p text:style-name="P94"/>
        <text:p text:style-name="P92"/>
        <text:p text:style-name="P92"/>
        <text:p text:style-name="P92"/>
        <text:p text:style-name="P93"><text:span text:style-name="T15">Signature:</text:span></text:p>
        <text:p text:style-name="P95"/>
        <text:p text:style-name="P97"/>
        <text:p text:style-name="P95"/>
        <text:p text:style-name="P95"/>
        <text:p text:style-name="P96"><text:span text:style-name="T15">Date:</text:span></text:p>
        <text:p text:style-name="P2"/>
        <text:p text:style-name="P2"/>
        <text:p text:style-name="P2"/>
        <text:p text:style-name="P2"/>
        <text:p text:style-name="P8"><text:span text:style-name="T17">W A R N I N G</text:span></text:p>
        <text:p text:style-name="P2"/>
        <text:p text:style-name="P14"/>
        <text:p text:style-name="P2"/>
        <text:p text:style-name="P2"/>
        <text:p text:style-name="P2"/>
        <text:p text:style-name="P9"><text:span text:style-name="T9">(Month)</text:span></text:p>
        <text:p text:style-name="P2"/>
        <text:p text:style-name="P14"/>
        <text:p text:style-name="P2"/>
        <text:p text:style-name="P2"/>
        <text:p text:style-name="P2"/>
        <text:p text:style-name="P9"><text:span text:style-name="T9">(Year)</text:span></text:p>
      </text:section>
      <text:section text:style-name="Sect9" text:name="Section13">
        <text:p text:style-name="P98"><text:span text:style-name="T14">Lodging a false proof of debt is a criminal</text:span></text:p>
        <text:p text:style-name="P99"><text:span text:style-name="T14">with fine or imprisonment or both.</text:span></text:p>
        <text:p text:style-name="P55"/>
        <text:p text:style-name="P55"/>
        <text:p text:style-name="P57"><text:span text:style-name="T4">Note:</text:span></text:p>
        <text:p text:style-name="P86"><text:span text:style-name="T2">a. Please inform the Liquidator/Official Receiver/Judicial Manager of any change in address.</text:span></text:p>
        <text:p text:style-name="P18"><text:span text:style-name="T14">punishable</text:span></text:p>
      </text:section>
      <text:section text:style-name="Sect2" text:name="Section14">
        <text:p text:style-name="P90"><text:span text:style-name="T2">b. Please indicate the reference number that will be quoted in future correspondences with the liquidator or judicial manager.</text:span></text:p>
        <text:p text:style-name="P88"><text:span text:style-name="T2">c. Examples of Debts are:</text:span></text:p>
      </text:section>
      <text:section text:style-name="Sect10" text:name="Section15">
        <text:p text:style-name="P100"><text:span text:style-name="T1">Goods Supplied</text:span></text:p>
        <text:p text:style-name="P101"><text:span text:style-name="T1">Wages and Salaries</text:span></text:p>
        <text:p text:style-name="P102"><text:span text:style-name="T1">Income Tax</text:span></text:p>
        <text:p text:style-name="P19"><text:span text:style-name="T1">Services Rendered</text:span></text:p>
        <text:p text:style-name="P10"><text:span text:style-name="T1">Personal Loan</text:span></text:p>
        <text:p text:style-name="P24"><text:span text:style-name="T1">Property Tax</text:span></text:p>
        <text:p text:style-name="P29"><text:span text:style-name="T1"><text:s text:c="2"/>G S T</text:span></text:p>
        <text:p text:style-name="P103"><text:span text:style-name="T1">Overdraft facilities</text:span></text:p>
        <text:p text:style-name="P10"><text:span text:style-name="T1">C P F</text:span></text:p>
        <text:p text:style-name="P19"><text:span text:style-name="T1">Others (please specify)</text:span></text:p>
      </text:section>
      <text:section text:style-name="Sect2" text:name="Section16">
        <text:p text:style-name="P90"><text:span text:style-name="T2">d. Please attach copies of documents substantiating the debt. The onus is upon the creditor to prove the debt.</text:span></text:p>
        <text:p text:style-name="P87"><text:span text:style-name="T2">e.<text:tab/>For claims made by an authorised person on behalf of a group of workmen and others employed by the company, please</text:span></text:p>
        <text:p text:style-name="P74"><text:span text:style-name="T2">provide a schedule reflecting the name, identification/passport no., address, debt description, period for which wages are</text:span></text:p>
        <text:p text:style-name="P104"><text:span text:style-name="T2">due and the amount due, for each individual workman/employee.</text:span></text:p>
        <text:p text:style-name="P105"/>
        <text:p text:style-name="P106"><text:span text:style-name="T13">F o r <text:s text:c="2"/>O f f i c i a l <text:s text:c="2"/>U s e</text:span></text:p>
      </text:section>
      <text:section text:style-name="Sect11" text:name="Section17">
        <text:p text:style-name="P51"/>
        <text:p text:style-name="P50"><text:span text:style-name="T13">Adjudicated on</text:span></text:p>
        <text:p text:style-name="P53"/>
        <text:p text:style-name="P54"><text:span text:style-name="T13">Admitted as</text:span><text:span text:style-name="T10"> </text:span><text:span text:style-name="T13">follows:</text:span></text:p>
        <text:p text:style-name="P107"><text:span text:style-name="T13"><text:s/>ws:</text:span></text:p>
        <text:p text:style-name="P108"><text:span text:style-name="T9">Preferential</text:span></text:p>
        <text:p text:style-name="P110"><text:span text:style-name="T9">Ordinary</text:span></text:p>
        <text:p text:style-name="P111"/>
        <text:p text:style-name="P112"><text:span text:style-name="T18">Total Admitted</text:span></text:p>
        <text:p text:style-name="P109"><text:span text:style-name="T9">Amount Rejected</text:span></text:p>
        <text:p text:style-name="P2"/>
        <text:p text:style-name="P20"><text:span text:style-name="T13">day of</text:span></text:p>
        <text:p text:style-name="P2"/>
        <text:p text:style-name="P20"><text:span text:style-name="T13">year</text:span></text:p>
      </text:section>
      <text:section text:style-name="Sect12" text:name="Section18">
        <text:p text:style-name="P114"/>
        <text:p text:style-name="P113"><text:span text:style-name="T18">Total Amount of Debt Claimed</text:span><text:span text:style-name="T19"><text:tab/></text:span><text:span text:style-name="T18">$</text:span></text:p>
        <text:p text:style-name="P2"/>
        <text:p text:style-name="P14"/>
        <text:p text:style-name="P2"/>
        <text:p text:style-name="P11"><text:span text:style-name="T13">Signature of</text:span></text:p>
        <text:p text:style-name="P2"/>
        <text:p text:style-name="P14"/>
        <text:p text:style-name="P2"/>
        <text:p text:style-name="P11"><text:span text:style-name="T13"><text:s/>for/Judicial Manager</text:span></text:p>
      </text:section>
      <text:p text:style-name="P115"><text:span text:style-name="T13">Signature of Liquidator / Judical Manage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Helvetica1" svg:font-family="Helvetica" style:font-family-generic="roman"/>
    <style:font-face style:name="Times New Roman1" svg:font-family="'Times New Roman'" style:font-family-generic="roman"/>
    <style:font-face style:name="Times New Roman3" svg:font-family="'Times New Roman'" style:font-family-generic="system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09.07mm" fo:page-height="296.56mm" style:num-format="1" style:print-orientation="portrait" fo:margin-top="11.75mm" fo:margin-bottom="11.75mm" fo:margin-left="11.75mm" fo:margin-right="2.35mm" style:writing-mode="lr-tb" style:layout-grid-color="#c0c0c0" style:layout-grid-lines="27306" style:layout-grid-base-height="4.23mm" style:layout-grid-ruby-height="0mm" style:layout-grid-mode="none" style:layout-grid-ruby-below="false" style:layout-grid-print="false" style:layout-grid-display="false" style:footnote-max-height="0mm">
        <style:columns fo:column-count="3">
          <style:column style:rel-width="1501*" fo:start-indent="0mm" fo:end-indent="0mm"/>
          <style:column style:rel-width="21977*" fo:start-indent="0mm" fo:end-indent="0mm"/>
          <style:column style:rel-width="42057*" fo:start-indent="0mm" fo:end-indent="0mm"/>
        </style:columns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9.55mm" fo:page-height="296.56mm" style:num-format="1" style:print-orientation="portrait" fo:margin-top="10.58mm" fo:margin-bottom="3.76mm" fo:margin-left="11.75mm" fo:margin-right="2.35mm" style:writing-mode="lr-tb" style:layout-grid-color="#c0c0c0" style:layout-grid-lines="28222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5.9mm" fo:page-height="279.4mm" style:num-format="1" style:print-orientation="portrait" fo:margin-top="25.4mm" fo:margin-bottom="25.4mm" fo:margin-left="31.75mm" fo:margin-right="31.75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3"/>
    <style:master-page style:name="Converted3" style:page-layout-name="Mpm2"/>
    <style:master-page style:name="Converted4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2T11:50:00</meta:creation-date>
    <dc:date>2015-12-22T11:53:00</dc:date>
    <meta:editing-cycles>2</meta:editing-cycles>
    <meta:editing-duration>PT3S</meta:editing-duration>
    <meta:document-statistic meta:table-count="0" meta:image-count="55" meta:object-count="0" meta:page-count="10" meta:paragraph-count="95" meta:word-count="442" meta:character-count="2668" meta:non-whitespace-character-count="2309"/>
    <meta:generator>LibreOffice/3.5$Linux_X86_64 LibreOffice_project/350m1$Build-2</meta:generator>
    <meta:user-defined meta:name="Operator">Rose</meta:user-defined>
  </office:meta>
</office:document-meta>
</file>